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3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74pt solid #000000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background-color="#b4c7dc" fo:border="0.74pt solid #000000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6f9d4" fo:border-left="0.74pt solid #000000" fo:border-right="none" fo:border-top="0.74pt solid #000000"/>
      <style:text-properties style:font-name="Liberation Mono"/>
    </style:style>
    <style:style style:name="ce19" style:family="table-cell" style:parent-style-name="Default">
      <style:table-cell-properties fo:border-bottom="none" fo:background-color="#f6f9d4" fo:border-left="0.74pt solid #000000" fo:border-right="none" fo:border-top="none"/>
      <style:text-properties style:font-name="Liberation Mono"/>
    </style:style>
    <style:style style:name="ce21" style:family="table-cell" style:parent-style-name="Default">
      <style:table-cell-properties fo:border-bottom="0.74pt solid #000000" fo:background-color="#f6f9d4" fo:border-left="0.74pt solid #000000" fo:border-right="none" fo:border-top="none"/>
      <style:text-properties style:font-name="Liberation Mono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Mono"/>
    </style:style>
    <style:style style:name="ce4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 style:data-style-name="N119">
      <style:table-cell-properties fo:border-bottom="0.74pt solid #000000" fo:background-color="#f6f9d4" fo:border-left="0.74pt solid #000000" fo:border-right="none" fo:border-top="0.74pt solid #000000"/>
    </style:style>
    <style:style style:name="ce115" style:family="table-cell" style:parent-style-name="Default" style:data-style-name="N116"/>
    <style:style style:name="ce82" style:family="table-cell" style:parent-style-name="Default" style:data-style-name="N116">
      <style:table-cell-properties fo:border-bottom="0.74pt solid #000000" fo:border-left="0.74pt solid #000000" fo:border-right="none" fo:border-top="0.74pt solid #000000"/>
    </style:style>
    <style:style style:name="ce5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Mono"/>
    </style:style>
    <style:style style:name="ce47" style:family="table-cell" style:parent-style-name="Default">
      <style:table-cell-properties fo:border-bottom="none" fo:background-color="#f6f9d4" fo:border-left="0.74pt solid #000000" fo:border-right="0.74pt solid #000000" fo:border-top="0.74pt solid #000000"/>
      <style:text-properties style:font-name="Liberation Mono"/>
    </style:style>
    <style:style style:name="ce48" style:family="table-cell" style:parent-style-name="Default">
      <style:table-cell-properties fo:border-bottom="none" fo:background-color="#f6f9d4" fo:border-left="0.74pt solid #000000" fo:border-right="0.74pt solid #000000" fo:border-top="none"/>
      <style:text-properties style:font-name="Liberation Mono"/>
    </style:style>
    <style:style style:name="ce51" style:family="table-cell" style:parent-style-name="Default">
      <style:table-cell-properties fo:border-bottom="0.74pt solid #000000" fo:background-color="#f6f9d4" fo:border-left="0.74pt solid #000000" fo:border-right="0.74pt solid #000000" fo:border-top="none"/>
      <style:text-properties style:font-name="Liberation Mono"/>
    </style:style>
    <style:style style:name="ce43" style:family="table-cell" style:parent-style-name="Default">
      <style:table-cell-properties fo:border="0.74pt solid #000000"/>
      <style:text-properties style:font-name="Liberation Mono"/>
    </style:style>
    <style:style style:name="ce109" style:family="table-cell" style:parent-style-name="Default" style:data-style-name="N119">
      <style:table-cell-properties fo:border-bottom="0.74pt solid #000000" fo:background-color="#f6f9d4" fo:border-left="none" fo:border-right="none" fo:border-top="0.74pt solid #000000"/>
    </style:style>
    <style:style style:name="ce103" style:family="table-cell" style:parent-style-name="Default" style:data-style-name="N116">
      <style:table-cell-properties fo:border-bottom="none" fo:border-left="0.74pt solid #000000" fo:border-right="0.74pt solid #000000" fo:border-top="0.74pt solid #000000"/>
    </style:style>
    <style:style style:name="ce104" style:family="table-cell" style:parent-style-name="Default" style:data-style-name="N116">
      <style:table-cell-properties fo:border-bottom="none" fo:border-left="0.74pt solid #000000" fo:border-right="0.74pt solid #000000" fo:border-top="none"/>
    </style:style>
    <style:style style:name="ce145" style:family="table-cell" style:parent-style-name="Default" style:data-style-name="N116">
      <style:table-cell-properties fo:border-bottom="0.74pt solid #000000" fo:border-left="0.74pt solid #000000" fo:border-right="0.74pt solid #000000" fo:border-top="none"/>
    </style:style>
    <style:style style:name="ce88" style:family="table-cell" style:parent-style-name="Default" style:data-style-name="N116">
      <style:table-cell-properties fo:border-bottom="0.74pt solid #000000" fo:border-left="none" fo:border-right="none" fo:border-top="0.74pt solid #000000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 style:data-style-name="N116">
      <style:table-cell-properties fo:background-color="#b2b2b2" fo:border="0.74pt solid #000000"/>
      <style:text-properties style:font-name="Liberation Sans" fo:font-weight="bold" style:font-weight-asian="bold" style:font-weight-complex="bold"/>
    </style:style>
    <style:style style:name="ce67" style:family="table-cell" style:parent-style-name="Default" style:data-style-name="N116">
      <style:table-cell-properties fo:border-bottom="none" fo:background-color="#f6f9d4" fo:border-left="0.74pt solid #000000" fo:border-right="0.74pt solid #000000" fo:border-top="0.74pt solid #000000"/>
      <style:text-properties style:font-name="Liberation Mono"/>
    </style:style>
    <style:style style:name="ce68" style:family="table-cell" style:parent-style-name="Default" style:data-style-name="N116">
      <style:table-cell-properties fo:border-bottom="none" fo:background-color="#f6f9d4" fo:border-left="0.74pt solid #000000" fo:border-right="0.74pt solid #000000" fo:border-top="none"/>
      <style:text-properties style:font-name="Liberation Mono"/>
    </style:style>
    <style:style style:name="ce69" style:family="table-cell" style:parent-style-name="Default" style:data-style-name="N116">
      <style:table-cell-properties fo:border-bottom="0.74pt solid #000000" fo:background-color="#f6f9d4" fo:border-left="0.74pt solid #000000" fo:border-right="0.74pt solid #000000" fo:border-top="none"/>
      <style:text-properties style:font-name="Liberation Mono"/>
    </style:style>
    <style:style style:name="ce22" style:family="table-cell" style:parent-style-name="Default" style:data-style-name="N116">
      <style:table-cell-properties fo:border-bottom="0.74pt solid #000000" fo:border-left="none" fo:border-right="0.74pt solid #000000" fo:border-top="0.74pt solid #000000"/>
      <style:text-properties style:font-name="Liberation Mono"/>
    </style:style>
    <style:style style:name="ce59" style:family="table-cell" style:parent-style-name="Default">
      <style:table-cell-properties fo:background-color="#ffffff" fo:border="0.74pt solid #000000"/>
      <style:text-properties style:font-name="Liberation Sans" fo:font-weight="bold" style:font-weight-asian="bold" style:font-weight-complex="bold"/>
    </style:style>
    <style:style style:name="ce92" style:family="table-cell" style:parent-style-name="Default" style:data-style-name="N116">
      <style:table-cell-properties fo:border-bottom="0.74pt solid #000000" fo:background-color="#f6f9d4" fo:border-left="none" fo:border-right="0.74pt solid #000000" fo:border-top="0.74pt solid #000000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8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94" style:family="table-cell" style:parent-style-name="Default" style:data-style-name="N11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83" style:family="table-cell" style:parent-style-name="Default" style:data-style-name="N116">
      <style:table-cell-properties fo:border-bottom="0.74pt solid #000000" fo:border-left="none" fo:border-right="none" fo:border-top="0.74pt solid #000000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fo:background-color="#ff6d6d" fo:border="0.74pt solid #000000"/>
      <style:text-properties style:font-name="Liberation Sans" fo:font-weight="bold" style:font-weight-asian="bold" style:font-weight-complex="bold"/>
    </style:style>
    <style:style style:name="ce96" style:family="table-cell" style:parent-style-name="Default" style:data-style-name="N116">
      <style:table-cell-properties fo:border-bottom="none" fo:border-left="0.74pt solid #000000" fo:border-right="0.74pt solid #000000" fo:border-top="0.74pt solid #000000"/>
      <style:text-properties style:font-name="Liberation Sans"/>
    </style:style>
    <style:style style:name="ce97" style:family="table-cell" style:parent-style-name="Default" style:data-style-name="N116">
      <style:table-cell-properties fo:border-bottom="none" fo:border-left="0.74pt solid #000000" fo:border-right="0.74pt solid #000000" fo:border-top="none"/>
      <style:text-properties style:font-name="Liberation Sans"/>
    </style:style>
    <style:style style:name="ce25" style:family="table-cell" style:parent-style-name="Default">
      <style:table-cell-properties fo:border="none"/>
      <style:text-properties style:font-name="Liberation Sans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40" style:family="table-cell" style:parent-style-name="Default" style:data-style-name="N116">
      <style:table-cell-properties fo:border-bottom="0.74pt solid #000000" fo:border-left="none" fo:border-right="0.74pt solid #000000" fo:border-top="0.74pt solid #000000"/>
    </style:style>
    <style:style style:name="ce101" style:family="table-cell" style:parent-style-name="Default" style:data-style-name="N11">
      <style:table-cell-properties fo:border-bottom="0.74pt solid #000000" fo:border-left="none" fo:border-right="0.74pt solid #000000" fo:border-top="0.74pt solid #000000"/>
      <style:text-properties fo:color="#ff0000" fo:font-weight="bold" style:font-weight-asian="bold" style:font-weight-complex="bold"/>
    </style:style>
    <style:style style:name="ce95" style:family="table-cell" style:parent-style-name="Default" style:data-style-name="N116">
      <style:table-cell-properties fo:border-bottom="0.74pt solid #000000" fo:border-left="none" fo:border-right="0.74pt solid #000000" fo:border-top="0.74pt solid #000000"/>
      <style:text-properties fo:color="#ff0000" fo:font-weight="bold" style:font-weight-asian="bold" style:font-weight-complex="bold"/>
    </style:style>
    <style:style style:name="ce27" style:family="table-cell" style:parent-style-name="Default" style:data-style-name="N10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">
      <style:table-cell-properties fo:border-bottom="0.74pt solid #000000" fo:border-left="0.74pt solid #000000" fo:border-right="none" fo:border-top="none"/>
      <style:text-properties style:font-name="Liberation Mono"/>
    </style:style>
    <style:style style:name="ce34" style:family="table-cell" style:parent-style-name="Default" style:data-style-name="N0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000000" fo:border-left="none" fo:border-right="none" fo:border-top="0.74pt solid #000000"/>
      <style:text-properties style:font-name="Liberation Mono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style:font-name="Liberation Mono"/>
    </style:style>
    <style:style style:name="ce40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Liberation Mono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  <style:text-properties style:font-name="Liberation Mono"/>
    </style:style>
    <style:style style:name="ce4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Mono"/>
    </style:style>
    <style:style style:name="ce105" style:family="table-cell" style:parent-style-name="Default" style:data-style-name="N119">
      <style:table-cell-properties fo:background-color="#f6f9d4" fo:border="0.74pt solid #000000"/>
    </style:style>
    <style:style style:name="ce37" style:family="table-cell" style:parent-style-name="Default" style:data-style-name="N10">
      <style:table-cell-properties fo:border-bottom="0.74pt solid #000000" fo:border-left="none" fo:border-right="none" fo:border-top="0.74pt solid #000000"/>
      <style:text-properties style:font-name="Liberation Mono"/>
    </style:style>
    <style:style style:name="ce38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style:font-name="Liberation Mono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116">
      <style:table-cell-properties fo:background-color="#f6f9d4" fo:border="0.74pt solid #000000"/>
    </style:style>
    <style:style style:name="ce18" style:family="table-cell" style:parent-style-name="Default" style:data-style-name="N116">
      <style:table-cell-properties fo:border-bottom="none" fo:border-left="0.74pt solid #000000" fo:border-right="0.74pt solid #000000" fo:border-top="none"/>
      <style:text-properties style:font-name="Liberation Mono"/>
    </style:style>
    <style:style style:name="ce39" style:family="table-cell" style:parent-style-name="Default" style:data-style-name="N116">
      <style:table-cell-properties fo:border-bottom="0.74pt solid #000000" fo:border-left="none" fo:border-right="0.74pt solid #000000" fo:border-top="none"/>
      <style:text-properties style:font-name="Liberation Mono"/>
    </style:style>
    <style:style style:name="ce70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1" style:family="table-cell" style:parent-style-name="Default">
      <style:table-cell-properties fo:border-bottom="none" fo:border-left="0.74pt solid #000000" fo:border-right="0.74pt solid #000000" fo:border-top="none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8" style:family="table-cell" style:parent-style-name="Default" style:data-style-name="N11">
      <style:table-cell-properties fo:border="0.74pt solid #000000"/>
      <style:text-properties fo:color="#ff0000" fo:font-weight="bold" style:font-weight-asian="bold" style:font-weight-complex="bold"/>
    </style:style>
    <style:style style:name="ce131" style:family="table-cell" style:parent-style-name="Default" style:data-style-name="N116">
      <style:table-cell-properties fo:border="0.74pt solid #000000"/>
      <style:text-properties fo:color="#ff0000" fo:font-weight="bold" style:font-weight-asian="bold" style:font-weight-complex="bold"/>
    </style:style>
    <style:style style:name="ce110" style:family="table-cell" style:parent-style-name="Default" style:data-style-name="N119">
      <style:table-cell-properties fo:border-bottom="0.74pt solid #000000" fo:background-color="#f6f9d4" fo:border-left="none" fo:border-right="0.74pt solid #000000" fo:border-top="0.74pt solid #000000"/>
    </style:style>
    <style:style style:name="ce134" style:family="table-cell" style:parent-style-name="Default" style:data-style-name="N116">
      <style:table-cell-properties fo:border-bottom="0.74pt solid #000000" fo:background-color="#ffffd7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ce115"/>
        <table:table-column table:style-name="co2" table:default-cell-style-name="ce104"/>
        <table:table-column table:style-name="co2" table:default-cell-style-name="ce115"/>
        <table:table-column table:style-name="co2" table:default-cell-style-name="ce104"/>
        <table:table-column table:style-name="co2" table:default-cell-style-name="ce19"/>
        <table:table-column table:style-name="co3" table:default-cell-style-name="ce48"/>
        <table:table-column table:style-name="co3" table:number-columns-repeated="2" table:default-cell-style-name="Default"/>
        <table:table-column table:style-name="co2" table:default-cell-style-name="Default"/>
        <table:table-column table:style-name="co2" table:default-cell-style-name="ce6"/>
        <table:table-column table:style-name="co4" table:default-cell-style-name="ce115"/>
        <table:table-column table:style-name="co2" table:default-cell-style-name="ce18"/>
        <table:table-column table:style-name="co2" table:default-cell-style-name="ce115"/>
        <table:table-column table:style-name="co2" table:number-columns-repeated="14" table:default-cell-style-name="Default"/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6" table:number-rows-spanned="1">
            <text:p>A saisir année Tempo courante</text:p>
          </table:table-cell>
          <table:covered-table-cell table:number-columns-repeated="5" table:style-name="Default"/>
          <table:table-cell table:number-columns-repeated="3"/>
          <table:table-cell table:style-name="Default"/>
          <table:table-cell table:style-name="ce3" office:value-type="string" calcext:value-type="string" table:number-columns-spanned="3" table:number-rows-spanned="1">
            <text:p>Cumul calculés année courante</text:p>
          </table:table-cell>
          <table:covered-table-cell table:number-columns-repeated="2" table:style-name="Default"/>
          <table:table-cell table:number-columns-repeated="14"/>
        </table:table-row>
        <table:table-row table:style-name="ro1">
          <table:table-cell/>
          <table:table-cell table:style-name="ce1"/>
          <table:table-cell table:style-name="ce10" office:value-type="string" calcext:value-type="string">
            <text:p>HC kwh</text:p>
          </table:table-cell>
          <table:table-cell table:style-name="ce10" office:value-type="string" calcext:value-type="string">
            <text:p>HP kwh</text:p>
          </table:table-cell>
          <table:table-cell table:style-name="ce59" office:value-type="string" calcext:value-type="string">
            <text:p>HC kwh</text:p>
          </table:table-cell>
          <table:table-cell table:style-name="ce59" office:value-type="string" calcext:value-type="string">
            <text:p>HP kwh</text:p>
          </table:table-cell>
          <table:table-cell table:style-name="ce66" office:value-type="string" calcext:value-type="string">
            <text:p>HC kwh</text:p>
          </table:table-cell>
          <table:table-cell table:style-name="ce66" office:value-type="string" calcext:value-type="string">
            <text:p>HP kwh</text:p>
          </table:table-cell>
          <table:table-cell table:number-columns-repeated="3"/>
          <table:table-cell table:style-name="Default"/>
          <table:table-cell table:style-name="ce3" office:value-type="string" calcext:value-type="string">
            <text:p>HC kwh</text:p>
          </table:table-cell>
          <table:table-cell table:style-name="ce3" office:value-type="string" calcext:value-type="string">
            <text:p>HP kwh</text:p>
          </table:table-cell>
          <table:table-cell table:style-name="ce3" office:value-type="string" calcext:value-type="string">
            <text:p>Total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3/2025</text:p>
          </table:table-cell>
          <table:table-cell table:style-name="ce16"/>
          <table:table-cell table:style-name="ce47"/>
          <table:table-cell table:style-name="ce16"/>
          <table:table-cell table:style-name="ce47"/>
          <table:table-cell table:style-name="ce16"/>
          <table:table-cell table:style-name="ce47"/>
          <table:table-cell table:number-columns-repeated="3"/>
          <table:table-cell table:style-name="ce3" office:value-type="string" calcext:value-type="string">
            <text:p>03/2025</text:p>
          </table:table-cell>
          <table:table-cell table:style-name="ce40" table:formula="of:=SUM([.C4];[.E4];[.G4])" office:value-type="float" office:value="0" calcext:value-type="float">
            <text:p>0</text:p>
          </table:table-cell>
          <table:table-cell table:style-name="ce40" table:formula="of:=SUM([.D4];[.F4];[.H4])" office:value-type="float" office:value="0" calcext:value-type="float">
            <text:p>0</text:p>
          </table:table-cell>
          <table:table-cell table:style-name="ce70" table:formula="of:=[.M4]+[.N4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2/2025</text:p>
          </table:table-cell>
          <table:table-cell table:style-name="ce19"/>
          <table:table-cell table:style-name="ce48"/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2/2025</text:p>
          </table:table-cell>
          <table:table-cell table:style-name="ce41" table:formula="of:=SUM([.C5];[.E5];[.G5])" office:value-type="float" office:value="0" calcext:value-type="float">
            <text:p>0</text:p>
          </table:table-cell>
          <table:table-cell table:style-name="ce41" table:formula="of:=SUM([.D5];[.F5];[.H5])" office:value-type="float" office:value="0" calcext:value-type="float">
            <text:p>0</text:p>
          </table:table-cell>
          <table:table-cell table:style-name="ce71" table:formula="of:=[.M5]+[.N5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1/2025</text:p>
          </table:table-cell>
          <table:table-cell table:style-name="ce19"/>
          <table:table-cell table:style-name="ce48"/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1/2025</text:p>
          </table:table-cell>
          <table:table-cell table:style-name="ce41" table:formula="of:=SUM([.C6];[.E6];[.G6])" office:value-type="float" office:value="0" calcext:value-type="float">
            <text:p>0</text:p>
          </table:table-cell>
          <table:table-cell table:style-name="ce41" table:formula="of:=SUM([.D6];[.F6];[.H6])" office:value-type="float" office:value="0" calcext:value-type="float">
            <text:p>0</text:p>
          </table:table-cell>
          <table:table-cell table:style-name="ce71" table:formula="of:=[.M6]+[.N6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12/2024</text:p>
          </table:table-cell>
          <table:table-cell table:style-name="ce19" office:value-type="float" office:value="87" calcext:value-type="float">
            <text:p>87</text:p>
          </table:table-cell>
          <table:table-cell table:style-name="ce48" office:value-type="float" office:value="105" calcext:value-type="float">
            <text:p>105</text:p>
          </table:table-cell>
          <table:table-cell table:style-name="ce19" office:value-type="float" office:value="70" calcext:value-type="float">
            <text:p>70</text:p>
          </table:table-cell>
          <table:table-cell table:style-name="ce48"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3" office:value-type="string" calcext:value-type="string">
            <text:p>12/2024</text:p>
          </table:table-cell>
          <table:table-cell table:style-name="ce41" table:formula="of:=SUM([.C7];[.E7];[.G7])" office:value-type="float" office:value="212" calcext:value-type="float">
            <text:p>212</text:p>
          </table:table-cell>
          <table:table-cell table:style-name="ce41" table:formula="of:=SUM([.D7];[.F7];[.H7])" office:value-type="float" office:value="209" calcext:value-type="float">
            <text:p>209</text:p>
          </table:table-cell>
          <table:table-cell table:style-name="ce71" table:formula="of:=[.M7]+[.N7]" office:value-type="float" office:value="421" calcext:value-type="float">
            <text:p>421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11/2024</text:p>
          </table:table-cell>
          <table:table-cell table:style-name="ce19" office:value-type="float" office:value="124" calcext:value-type="float">
            <text:p>124</text:p>
          </table:table-cell>
          <table:table-cell table:style-name="ce48" office:value-type="float" office:value="123" calcext:value-type="float">
            <text:p>123</text:p>
          </table:table-cell>
          <table:table-cell table:style-name="ce19" office:value-type="float" office:value="34" calcext:value-type="float">
            <text:p>34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5"/>
          <table:table-cell table:style-name="ce3" office:value-type="string" calcext:value-type="string">
            <text:p>11/2024</text:p>
          </table:table-cell>
          <table:table-cell table:style-name="ce41" table:formula="of:=SUM([.C8];[.E8];[.G8])" office:value-type="float" office:value="158" calcext:value-type="float">
            <text:p>158</text:p>
          </table:table-cell>
          <table:table-cell table:style-name="ce41" table:formula="of:=SUM([.D8];[.F8];[.H8])" office:value-type="float" office:value="156" calcext:value-type="float">
            <text:p>156</text:p>
          </table:table-cell>
          <table:table-cell table:style-name="ce71" table:formula="of:=[.M8]+[.N8]" office:value-type="float" office:value="314" calcext:value-type="float">
            <text:p>314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10/2024</text:p>
          </table:table-cell>
          <table:table-cell table:style-name="ce19" office:value-type="float" office:value="126" calcext:value-type="float">
            <text:p>126</text:p>
          </table:table-cell>
          <table:table-cell table:style-name="ce48" office:value-type="float" office:value="139" calcext:value-type="float">
            <text:p>139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10/2024</text:p>
          </table:table-cell>
          <table:table-cell table:style-name="ce41" table:formula="of:=SUM([.C9];[.E9];[.G9])" office:value-type="float" office:value="126" calcext:value-type="float">
            <text:p>126</text:p>
          </table:table-cell>
          <table:table-cell table:style-name="ce41" table:formula="of:=SUM([.D9];[.F9];[.H9])" office:value-type="float" office:value="139" calcext:value-type="float">
            <text:p>139</text:p>
          </table:table-cell>
          <table:table-cell table:style-name="ce71" table:formula="of:=[.M9]+[.N9]" office:value-type="float" office:value="265" calcext:value-type="float">
            <text:p>265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9/2024</text:p>
          </table:table-cell>
          <table:table-cell table:style-name="ce19" office:value-type="float" office:value="114" calcext:value-type="float">
            <text:p>114</text:p>
          </table:table-cell>
          <table:table-cell table:style-name="ce48" office:value-type="float" office:value="117" calcext:value-type="float">
            <text:p>117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9/2024</text:p>
          </table:table-cell>
          <table:table-cell table:style-name="ce41" table:formula="of:=SUM([.C10];[.E10];[.G10])" office:value-type="float" office:value="114" calcext:value-type="float">
            <text:p>114</text:p>
          </table:table-cell>
          <table:table-cell table:style-name="ce41" table:formula="of:=SUM([.D10];[.F10];[.H10])" office:value-type="float" office:value="117" calcext:value-type="float">
            <text:p>117</text:p>
          </table:table-cell>
          <table:table-cell table:style-name="ce71" table:formula="of:=[.M10]+[.N10]" office:value-type="float" office:value="231" calcext:value-type="float">
            <text:p>231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8/2024</text:p>
          </table:table-cell>
          <table:table-cell table:style-name="ce19" office:value-type="float" office:value="54" calcext:value-type="float">
            <text:p>54</text:p>
          </table:table-cell>
          <table:table-cell table:style-name="ce48" office:value-type="float" office:value="46" calcext:value-type="float">
            <text:p>46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8/2024</text:p>
          </table:table-cell>
          <table:table-cell table:style-name="ce41" table:formula="of:=SUM([.C11];[.E11];[.G11])" office:value-type="float" office:value="54" calcext:value-type="float">
            <text:p>54</text:p>
          </table:table-cell>
          <table:table-cell table:style-name="ce41" table:formula="of:=SUM([.D11];[.F11];[.H11])" office:value-type="float" office:value="46" calcext:value-type="float">
            <text:p>46</text:p>
          </table:table-cell>
          <table:table-cell table:style-name="ce71" table:formula="of:=[.M11]+[.N11]"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7/2024</text:p>
          </table:table-cell>
          <table:table-cell table:style-name="ce19" office:value-type="float" office:value="93" calcext:value-type="float">
            <text:p>93</text:p>
          </table:table-cell>
          <table:table-cell table:style-name="ce48" office:value-type="float" office:value="105" calcext:value-type="float">
            <text:p>105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7/2024</text:p>
          </table:table-cell>
          <table:table-cell table:style-name="ce41" table:formula="of:=SUM([.C12];[.E12];[.G12])" office:value-type="float" office:value="93" calcext:value-type="float">
            <text:p>93</text:p>
          </table:table-cell>
          <table:table-cell table:style-name="ce41" table:formula="of:=SUM([.D12];[.F12];[.H12])" office:value-type="float" office:value="105" calcext:value-type="float">
            <text:p>105</text:p>
          </table:table-cell>
          <table:table-cell table:style-name="ce71" table:formula="of:=[.M12]+[.N12]" office:value-type="float" office:value="198" calcext:value-type="float">
            <text:p>198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6/2024</text:p>
          </table:table-cell>
          <table:table-cell table:style-name="ce19" office:value-type="float" office:value="105" calcext:value-type="float">
            <text:p>105</text:p>
          </table:table-cell>
          <table:table-cell table:style-name="ce48" office:value-type="float" office:value="102" calcext:value-type="float">
            <text:p>102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6/2024</text:p>
          </table:table-cell>
          <table:table-cell table:style-name="ce41" table:formula="of:=SUM([.C13];[.E13];[.G13])" office:value-type="float" office:value="105" calcext:value-type="float">
            <text:p>105</text:p>
          </table:table-cell>
          <table:table-cell table:style-name="ce41" table:formula="of:=SUM([.D13];[.F13];[.H13])" office:value-type="float" office:value="102" calcext:value-type="float">
            <text:p>102</text:p>
          </table:table-cell>
          <table:table-cell table:style-name="ce71" table:formula="of:=[.M13]+[.N13]" office:value-type="float" office:value="207" calcext:value-type="float">
            <text:p>207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5/2024</text:p>
          </table:table-cell>
          <table:table-cell table:style-name="ce19" office:value-type="float" office:value="138" calcext:value-type="float">
            <text:p>138</text:p>
          </table:table-cell>
          <table:table-cell table:style-name="ce48" office:value-type="float" office:value="125" calcext:value-type="float">
            <text:p>125</text:p>
          </table:table-cell>
          <table:table-cell table:style-name="ce19"/>
          <table:table-cell table:style-name="ce48"/>
          <table:table-cell table:number-columns-repeated="5"/>
          <table:table-cell table:style-name="ce3" office:value-type="string" calcext:value-type="string">
            <text:p>05/2024</text:p>
          </table:table-cell>
          <table:table-cell table:style-name="ce41" table:formula="of:=SUM([.C14];[.E14];[.G14])" office:value-type="float" office:value="138" calcext:value-type="float">
            <text:p>138</text:p>
          </table:table-cell>
          <table:table-cell table:style-name="ce41" table:formula="of:=SUM([.D14];[.F14];[.H14])" office:value-type="float" office:value="125" calcext:value-type="float">
            <text:p>125</text:p>
          </table:table-cell>
          <table:table-cell table:style-name="ce71" table:formula="of:=[.M14]+[.N14]" office:value-type="float" office:value="263" calcext:value-type="float">
            <text:p>263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4/2024</text:p>
          </table:table-cell>
          <table:table-cell table:style-name="ce21" table:formula="of:=73+23" office:value-type="float" office:value="96" calcext:value-type="float">
            <text:p>96</text:p>
          </table:table-cell>
          <table:table-cell table:style-name="ce51" table:formula="of:=55+29" office:value-type="float" office:value="84" calcext:value-type="float">
            <text:p>84</text:p>
          </table:table-cell>
          <table:table-cell table:style-name="ce2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21"/>
          <table:table-cell table:style-name="ce51"/>
          <table:table-cell table:number-columns-repeated="3"/>
          <table:table-cell table:style-name="ce3" office:value-type="string" calcext:value-type="string">
            <text:p>04/2024</text:p>
          </table:table-cell>
          <table:table-cell table:style-name="ce42" table:formula="of:=SUM([.C15];[.E15];[.G15])" office:value-type="float" office:value="129" calcext:value-type="float">
            <text:p>129</text:p>
          </table:table-cell>
          <table:table-cell table:style-name="ce42" table:formula="of:=SUM([.D15];[.F15];[.H15])" office:value-type="float" office:value="118" calcext:value-type="float">
            <text:p>118</text:p>
          </table:table-cell>
          <table:table-cell table:style-name="ce72" table:formula="of:=[.M15]+[.N15]" office:value-type="float" office:value="247" calcext:value-type="float">
            <text:p>247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24" table:formula="of:=SUM([.C4:.C15])" office:value-type="float" office:value="937" calcext:value-type="float">
            <text:p>937</text:p>
          </table:table-cell>
          <table:table-cell table:style-name="ce43" table:formula="of:=SUM([.D4:.D15])" office:value-type="float" office:value="946" calcext:value-type="float">
            <text:p>946</text:p>
          </table:table-cell>
          <table:table-cell table:style-name="ce24" table:formula="of:=SUM([.E4:.E15])" office:value-type="float" office:value="137" calcext:value-type="float">
            <text:p>137</text:p>
          </table:table-cell>
          <table:table-cell table:style-name="ce43" table:formula="of:=SUM([.F4:.F15])" office:value-type="float" office:value="155" calcext:value-type="float">
            <text:p>155</text:p>
          </table:table-cell>
          <table:table-cell table:style-name="ce24" table:formula="of:=SUM([.G4:.G15])" office:value-type="float" office:value="55" calcext:value-type="float">
            <text:p>55</text:p>
          </table:table-cell>
          <table:table-cell table:style-name="ce43" table:formula="of:=SUM([.H4:.H15])" office:value-type="float" office:value="16" calcext:value-type="float">
            <text:p>16</text:p>
          </table:table-cell>
          <table:table-cell table:number-columns-repeated="3"/>
          <table:table-cell table:style-name="ce3" office:value-type="string" calcext:value-type="string">
            <text:p>Total</text:p>
          </table:table-cell>
          <table:table-cell table:style-name="ce24" table:formula="of:=SUM([.M4:.M15])" office:value-type="float" office:value="1129" calcext:value-type="float">
            <text:p>1129</text:p>
          </table:table-cell>
          <table:table-cell table:style-name="ce43" table:formula="of:=SUM([.N4:.N15])" office:value-type="float" office:value="1117" calcext:value-type="float">
            <text:p>1117</text:p>
          </table:table-cell>
          <table:table-cell table:style-name="ce73" table:formula="of:=[.M16]+[.N16]" office:value-type="float" office:value="2246" calcext:value-type="float">
            <text:p>2246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44" office:value-type="string" calcext:value-type="string" table:number-columns-spanned="8" table:number-rows-spanned="1">
            <text:p>Tempo 2024</text:p>
          </table:table-cell>
          <table:covered-table-cell table:number-columns-repeated="5" table:style-name="Default"/>
          <table:covered-table-cell table:number-columns-repeated="2"/>
          <table:table-cell/>
          <table:table-cell table:style-name="Default"/>
          <table:table-cell table:style-name="ce44" office:value-type="string" calcext:value-type="string" table:number-columns-spanned="8" table:number-rows-spanned="1">
            <text:p>Tempo 2025</text:p>
          </table:table-cell>
          <table:covered-table-cell table:number-columns-repeated="2" table:style-name="Default"/>
          <table:covered-table-cell table:number-columns-repeated="5"/>
          <table:table-cell table:number-columns-repeated="9"/>
        </table:table-row>
        <table:table-row table:style-name="ro1">
          <table:table-cell/>
          <table:table-cell table:style-name="ce45" office:value-type="string" calcext:value-type="string">
            <text:p>Pour 6kva</text:p>
          </table:table-cell>
          <table:table-cell table:style-name="ce10" office:value-type="string" calcext:value-type="string">
            <text:p>€ HC</text:p>
          </table:table-cell>
          <table:table-cell table:style-name="ce10" office:value-type="string" calcext:value-type="string">
            <text:p>€ HP</text:p>
          </table:table-cell>
          <table:table-cell table:style-name="ce59" office:value-type="string" calcext:value-type="string">
            <text:p>€ HC</text:p>
          </table:table-cell>
          <table:table-cell table:style-name="ce59" office:value-type="string" calcext:value-type="string">
            <text:p>€ HP</text:p>
          </table:table-cell>
          <table:table-cell table:style-name="ce66" office:value-type="string" calcext:value-type="string">
            <text:p>€ HC</text:p>
          </table:table-cell>
          <table:table-cell table:style-name="ce66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10" office:value-type="string" calcext:value-type="string">
            <text:p>€ HC</text:p>
          </table:table-cell>
          <table:table-cell table:style-name="ce10" office:value-type="string" calcext:value-type="string">
            <text:p>€ HP</text:p>
          </table:table-cell>
          <table:table-cell table:style-name="ce59" office:value-type="string" calcext:value-type="string">
            <text:p>€ HC</text:p>
          </table:table-cell>
          <table:table-cell table:style-name="ce59" office:value-type="string" calcext:value-type="string">
            <text:p>€ HP</text:p>
          </table:table-cell>
          <table:table-cell table:style-name="ce66" office:value-type="string" calcext:value-type="string">
            <text:p>€ HC</text:p>
          </table:table-cell>
          <table:table-cell table:style-name="ce66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1296" calcext:value-type="currency">
            <text:p>0,1296 €</text:p>
          </table:table-cell>
          <table:table-cell table:style-name="ce109" office:value-type="currency" office:currency="EUR" office:value="0.1609" calcext:value-type="currency">
            <text:p>0,1609 €</text:p>
          </table:table-cell>
          <table:table-cell table:style-name="ce109" office:value-type="currency" office:currency="EUR" office:value="0.1486" calcext:value-type="currency">
            <text:p>0,1486 €</text:p>
          </table:table-cell>
          <table:table-cell table:style-name="ce109" office:value-type="currency" office:currency="EUR" office:value="0.1894" calcext:value-type="currency">
            <text:p>0,1894 €</text:p>
          </table:table-cell>
          <table:table-cell table:style-name="ce109" office:value-type="currency" office:currency="EUR" office:value="0.1568" calcext:value-type="currency">
            <text:p>0,1568 €</text:p>
          </table:table-cell>
          <table:table-cell table:style-name="ce109" office:value-type="currency" office:currency="EUR" office:value="0.7562" calcext:value-type="currency">
            <text:p>0,7562 €</text:p>
          </table:table-cell>
          <table:table-cell table:style-name="ce92" office:value-type="currency" office:currency="EUR" office:value="156.36" calcext:value-type="currency">
            <text:p>156,36 €</text:p>
          </table:table-cell>
          <table:table-cell table:style-name="ce100" office:value-type="string" calcext:value-type="string">
            <text:p>---</text:p>
          </table:table-cell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1288" calcext:value-type="currency">
            <text:p>0,1288 €</text:p>
          </table:table-cell>
          <table:table-cell table:style-name="ce109" office:value-type="currency" office:currency="EUR" office:value="0.1552" calcext:value-type="currency">
            <text:p>0,1552 €</text:p>
          </table:table-cell>
          <table:table-cell table:style-name="ce109" office:value-type="currency" office:currency="EUR" office:value="0.1447" calcext:value-type="currency">
            <text:p>0,1447 €</text:p>
          </table:table-cell>
          <table:table-cell table:style-name="ce109" office:value-type="currency" office:currency="EUR" office:value="0.1792" calcext:value-type="currency">
            <text:p>0,1792 €</text:p>
          </table:table-cell>
          <table:table-cell table:style-name="ce109" office:value-type="currency" office:currency="EUR" office:value="0.1518" calcext:value-type="currency">
            <text:p>0,1518 €</text:p>
          </table:table-cell>
          <table:table-cell table:style-name="ce109" office:value-type="currency" office:currency="EUR" office:value="0.6586" calcext:value-type="currency">
            <text:p>0,6586 €</text:p>
          </table:table-cell>
          <table:table-cell table:style-name="ce134" office:value-type="currency" office:currency="EUR" office:value="172.84" calcext:value-type="currency">
            <text:p>172,84 €</text:p>
          </table:table-cell>
          <table:table-cell table:style-name="ce100" office:value-type="string" calcext:value-type="string">
            <text:p>---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20]*[.C4]" office:value-type="currency" office:currency="EUR" office:value="0" calcext:value-type="currency">
            <text:p>0,00 €</text:p>
          </table:table-cell>
          <table:table-cell table:style-name="ce103" table:formula="of:=[.D20]*[.D4]" office:value-type="currency" office:currency="EUR" office:value="0" calcext:value-type="currency">
            <text:p>0,00 €</text:p>
          </table:table-cell>
          <table:table-cell table:formula="of:=[.E20]*[.E4]" office:value-type="currency" office:currency="EUR" office:value="0" calcext:value-type="currency">
            <text:p>0,00 €</text:p>
          </table:table-cell>
          <table:table-cell table:style-name="ce103" table:formula="of:=[.F20]*[.F4]" office:value-type="currency" office:currency="EUR" office:value="0" calcext:value-type="currency">
            <text:p>0,00 €</text:p>
          </table:table-cell>
          <table:table-cell table:style-name="ce115" table:formula="of:=[.G20]*[.G4]" office:value-type="currency" office:currency="EUR" office:value="0" calcext:value-type="currency">
            <text:p>0,00 €</text:p>
          </table:table-cell>
          <table:table-cell table:style-name="ce103" table:formula="of:=[.H20]*[.H4]" office:value-type="currency" office:currency="EUR" office:value="0" calcext:value-type="currency">
            <text:p>0,00 €</text:p>
          </table:table-cell>
          <table:table-cell table:style-name="ce115" table:formula="of:=IF(SUM([.C21:.H21])&lt;&gt;0;[.I20]/12;&quot;&quot;)">
            <text:p/>
          </table:table-cell>
          <table:table-cell table:style-name="ce103" table:formula="of:=SUM([.C21:.I21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ars</text:p>
          </table:table-cell>
          <table:table-cell table:formula="of:=[.M20]*[.C4]" office:value-type="currency" office:currency="EUR" office:value="0" calcext:value-type="currency">
            <text:p>0,00 €</text:p>
          </table:table-cell>
          <table:table-cell table:style-name="ce103" table:formula="of:=[.N20]*[.D4]" office:value-type="currency" office:currency="EUR" office:value="0" calcext:value-type="currency">
            <text:p>0,00 €</text:p>
          </table:table-cell>
          <table:table-cell table:formula="of:=[.O20]*[.E4]" office:value-type="currency" office:currency="EUR" office:value="0" calcext:value-type="currency">
            <text:p>0,00 €</text:p>
          </table:table-cell>
          <table:table-cell table:style-name="ce103" table:formula="of:=[.P20]*[.F4]" office:value-type="currency" office:currency="EUR" office:value="0" calcext:value-type="currency">
            <text:p>0,00 €</text:p>
          </table:table-cell>
          <table:table-cell table:style-name="ce115" table:formula="of:=[.Q20]*[.G4]" office:value-type="currency" office:currency="EUR" office:value="0" calcext:value-type="currency">
            <text:p>0,00 €</text:p>
          </table:table-cell>
          <table:table-cell table:style-name="ce103" table:formula="of:=[.R20]*[.H4]" office:value-type="currency" office:currency="EUR" office:value="0" calcext:value-type="currency">
            <text:p>0,00 €</text:p>
          </table:table-cell>
          <table:table-cell table:formula="of:=IF(SUM([.M21:.R21])&lt;&gt;0;[.S20]/12;&quot;&quot;)">
            <text:p/>
          </table:table-cell>
          <table:table-cell table:style-name="ce103" table:formula="of:=SUM([.M21:.R21])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évrier</text:p>
          </table:table-cell>
          <table:table-cell table:formula="of:=[.C20]*[.C5]" office:value-type="currency" office:currency="EUR" office:value="0" calcext:value-type="currency">
            <text:p>0,00 €</text:p>
          </table:table-cell>
          <table:table-cell table:formula="of:=[.D20]*[.D5]" office:value-type="currency" office:currency="EUR" office:value="0" calcext:value-type="currency">
            <text:p>0,00 €</text:p>
          </table:table-cell>
          <table:table-cell table:formula="of:=[.E20]*[.E5]" office:value-type="currency" office:currency="EUR" office:value="0" calcext:value-type="currency">
            <text:p>0,00 €</text:p>
          </table:table-cell>
          <table:table-cell table:formula="of:=[.F20]*[.F5]" office:value-type="currency" office:currency="EUR" office:value="0" calcext:value-type="currency">
            <text:p>0,00 €</text:p>
          </table:table-cell>
          <table:table-cell table:style-name="ce115" table:formula="of:=[.G20]*[.G5]" office:value-type="currency" office:currency="EUR" office:value="0" calcext:value-type="currency">
            <text:p>0,00 €</text:p>
          </table:table-cell>
          <table:table-cell table:style-name="ce104" table:formula="of:=[.H20]*[.H5]" office:value-type="currency" office:currency="EUR" office:value="0" calcext:value-type="currency">
            <text:p>0,00 €</text:p>
          </table:table-cell>
          <table:table-cell table:style-name="ce115" table:formula="of:=IF(SUM([.C22:.H22])&lt;&gt;0;[.I20]/12;&quot;&quot;)">
            <text:p/>
          </table:table-cell>
          <table:table-cell table:style-name="ce104" table:formula="of:=SUM([.C22:.I22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évrier</text:p>
          </table:table-cell>
          <table:table-cell table:formula="of:=[.M20]*[.C5]" office:value-type="currency" office:currency="EUR" office:value="0" calcext:value-type="currency">
            <text:p>0,00 €</text:p>
          </table:table-cell>
          <table:table-cell table:style-name="ce104" table:formula="of:=[.N20]*[.D5]" office:value-type="currency" office:currency="EUR" office:value="0" calcext:value-type="currency">
            <text:p>0,00 €</text:p>
          </table:table-cell>
          <table:table-cell table:formula="of:=[.O20]*[.E5]" office:value-type="currency" office:currency="EUR" office:value="0" calcext:value-type="currency">
            <text:p>0,00 €</text:p>
          </table:table-cell>
          <table:table-cell table:style-name="ce104" table:formula="of:=[.P20]*[.F5]" office:value-type="currency" office:currency="EUR" office:value="0" calcext:value-type="currency">
            <text:p>0,00 €</text:p>
          </table:table-cell>
          <table:table-cell table:style-name="ce115" table:formula="of:=[.Q20]*[.G5]" office:value-type="currency" office:currency="EUR" office:value="0" calcext:value-type="currency">
            <text:p>0,00 €</text:p>
          </table:table-cell>
          <table:table-cell table:style-name="ce104" table:formula="of:=[.R20]*[.H5]" office:value-type="currency" office:currency="EUR" office:value="0" calcext:value-type="currency">
            <text:p>0,00 €</text:p>
          </table:table-cell>
          <table:table-cell table:formula="of:=IF(SUM([.M22:.R22])&lt;&gt;0;[.S20]/12;&quot;&quot;)">
            <text:p/>
          </table:table-cell>
          <table:table-cell table:style-name="ce104" table:formula="of:=SUM([.M22:.R22])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anvier</text:p>
          </table:table-cell>
          <table:table-cell table:formula="of:=[.C20]*[.C6]" office:value-type="currency" office:currency="EUR" office:value="0" calcext:value-type="currency">
            <text:p>0,00 €</text:p>
          </table:table-cell>
          <table:table-cell table:formula="of:=[.D20]*[.D6]" office:value-type="currency" office:currency="EUR" office:value="0" calcext:value-type="currency">
            <text:p>0,00 €</text:p>
          </table:table-cell>
          <table:table-cell table:formula="of:=[.E20]*[.E6]" office:value-type="currency" office:currency="EUR" office:value="0" calcext:value-type="currency">
            <text:p>0,00 €</text:p>
          </table:table-cell>
          <table:table-cell table:formula="of:=[.F20]*[.F6]" office:value-type="currency" office:currency="EUR" office:value="0" calcext:value-type="currency">
            <text:p>0,00 €</text:p>
          </table:table-cell>
          <table:table-cell table:style-name="ce115" table:formula="of:=[.G20]*[.G6]" office:value-type="currency" office:currency="EUR" office:value="0" calcext:value-type="currency">
            <text:p>0,00 €</text:p>
          </table:table-cell>
          <table:table-cell table:style-name="ce104" table:formula="of:=[.H20]*[.H6]" office:value-type="currency" office:currency="EUR" office:value="0" calcext:value-type="currency">
            <text:p>0,00 €</text:p>
          </table:table-cell>
          <table:table-cell table:style-name="ce115" table:formula="of:=IF(SUM([.C23:.H23])&lt;&gt;0;[.I20]/12;&quot;&quot;)">
            <text:p/>
          </table:table-cell>
          <table:table-cell table:style-name="ce104" table:formula="of:=SUM([.C23:.I23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Janvier</text:p>
          </table:table-cell>
          <table:table-cell table:formula="of:=[.M20]*[.C6]" office:value-type="currency" office:currency="EUR" office:value="0" calcext:value-type="currency">
            <text:p>0,00 €</text:p>
          </table:table-cell>
          <table:table-cell table:style-name="ce104" table:formula="of:=[.N20]*[.D6]" office:value-type="currency" office:currency="EUR" office:value="0" calcext:value-type="currency">
            <text:p>0,00 €</text:p>
          </table:table-cell>
          <table:table-cell table:formula="of:=[.O20]*[.E6]" office:value-type="currency" office:currency="EUR" office:value="0" calcext:value-type="currency">
            <text:p>0,00 €</text:p>
          </table:table-cell>
          <table:table-cell table:style-name="ce104" table:formula="of:=[.P20]*[.F6]" office:value-type="currency" office:currency="EUR" office:value="0" calcext:value-type="currency">
            <text:p>0,00 €</text:p>
          </table:table-cell>
          <table:table-cell table:style-name="ce115" table:formula="of:=[.Q20]*[.G6]" office:value-type="currency" office:currency="EUR" office:value="0" calcext:value-type="currency">
            <text:p>0,00 €</text:p>
          </table:table-cell>
          <table:table-cell table:style-name="ce104" table:formula="of:=[.R20]*[.H6]" office:value-type="currency" office:currency="EUR" office:value="0" calcext:value-type="currency">
            <text:p>0,00 €</text:p>
          </table:table-cell>
          <table:table-cell table:formula="of:=IF(SUM([.M23:.R23])&lt;&gt;0;[.S20]/12;&quot;&quot;)">
            <text:p/>
          </table:table-cell>
          <table:table-cell table:style-name="ce104" table:formula="of:=SUM([.M23:.R23])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écembre</text:p>
          </table:table-cell>
          <table:table-cell table:formula="of:=[.C20]*[.C7]" office:value-type="currency" office:currency="EUR" office:value="11.2752" calcext:value-type="currency">
            <text:p>11,28 €</text:p>
          </table:table-cell>
          <table:table-cell table:formula="of:=[.D20]*[.D7]" office:value-type="currency" office:currency="EUR" office:value="16.8945" calcext:value-type="currency">
            <text:p>16,89 €</text:p>
          </table:table-cell>
          <table:table-cell table:formula="of:=[.E20]*[.E7]" office:value-type="currency" office:currency="EUR" office:value="10.402" calcext:value-type="currency">
            <text:p>10,40 €</text:p>
          </table:table-cell>
          <table:table-cell table:formula="of:=[.F20]*[.F7]" office:value-type="currency" office:currency="EUR" office:value="16.6672" calcext:value-type="currency">
            <text:p>16,67 €</text:p>
          </table:table-cell>
          <table:table-cell table:style-name="ce115" table:formula="of:=[.G20]*[.G7]" office:value-type="currency" office:currency="EUR" office:value="8.624" calcext:value-type="currency">
            <text:p>8,62 €</text:p>
          </table:table-cell>
          <table:table-cell table:style-name="ce104" table:formula="of:=[.H20]*[.H7]" office:value-type="currency" office:currency="EUR" office:value="12.0992" calcext:value-type="currency">
            <text:p>12,10 €</text:p>
          </table:table-cell>
          <table:table-cell table:style-name="ce115" table:formula="of:=IF(SUM([.C24:.H24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4:.I24])" office:value-type="currency" office:currency="EUR" office:value="88.9921" calcext:value-type="currency">
            <text:p>88,99 €</text:p>
          </table:table-cell>
          <table:table-cell/>
          <table:table-cell office:value-type="string" calcext:value-type="string">
            <text:p>Décembre</text:p>
          </table:table-cell>
          <table:table-cell table:formula="of:=[.M20]*[.C7]" office:value-type="currency" office:currency="EUR" office:value="11.2056" calcext:value-type="currency">
            <text:p>11,21 €</text:p>
          </table:table-cell>
          <table:table-cell table:style-name="ce104" table:formula="of:=[.N20]*[.D7]" office:value-type="currency" office:currency="EUR" office:value="16.296" calcext:value-type="currency">
            <text:p>16,30 €</text:p>
          </table:table-cell>
          <table:table-cell table:formula="of:=[.O20]*[.E7]" office:value-type="currency" office:currency="EUR" office:value="10.129" calcext:value-type="currency">
            <text:p>10,13 €</text:p>
          </table:table-cell>
          <table:table-cell table:style-name="ce104" table:formula="of:=[.P20]*[.F7]" office:value-type="currency" office:currency="EUR" office:value="15.7696" calcext:value-type="currency">
            <text:p>15,77 €</text:p>
          </table:table-cell>
          <table:table-cell table:style-name="ce115" table:formula="of:=[.Q20]*[.G7]" office:value-type="currency" office:currency="EUR" office:value="8.349" calcext:value-type="currency">
            <text:p>8,35 €</text:p>
          </table:table-cell>
          <table:table-cell table:style-name="ce104" table:formula="of:=[.R20]*[.H7]" office:value-type="currency" office:currency="EUR" office:value="10.5376" calcext:value-type="currency">
            <text:p>10,54 €</text:p>
          </table:table-cell>
          <table:table-cell table:style-name="ce115" table:formula="of:=IF(SUM([.M24:.R24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4:.R24])" office:value-type="currency" office:currency="EUR" office:value="72.2868" calcext:value-type="currency">
            <text:p>72,29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vembre</text:p>
          </table:table-cell>
          <table:table-cell table:formula="of:=[.C20]*[.C8]" office:value-type="currency" office:currency="EUR" office:value="16.0704" calcext:value-type="currency">
            <text:p>16,07 €</text:p>
          </table:table-cell>
          <table:table-cell table:formula="of:=[.D20]*[.D8]" office:value-type="currency" office:currency="EUR" office:value="19.7907" calcext:value-type="currency">
            <text:p>19,79 €</text:p>
          </table:table-cell>
          <table:table-cell table:formula="of:=[.E20]*[.E8]" office:value-type="currency" office:currency="EUR" office:value="5.0524" calcext:value-type="currency">
            <text:p>5,05 €</text:p>
          </table:table-cell>
          <table:table-cell table:formula="of:=[.F20]*[.F8]" office:value-type="currency" office:currency="EUR" office:value="6.2502" calcext:value-type="currency">
            <text:p>6,25 €</text:p>
          </table:table-cell>
          <table:table-cell table:style-name="ce115" table:formula="of:=[.G20]*[.G8]" office:value-type="currency" office:currency="EUR" office:value="0" calcext:value-type="currency">
            <text:p>0,00 €</text:p>
          </table:table-cell>
          <table:table-cell table:style-name="ce104" table:formula="of:=[.H20]*[.H8]" office:value-type="currency" office:currency="EUR" office:value="0" calcext:value-type="currency">
            <text:p>0,00 €</text:p>
          </table:table-cell>
          <table:table-cell table:style-name="ce115" table:formula="of:=IF(SUM([.C25:.H25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5:.I25])" office:value-type="currency" office:currency="EUR" office:value="60.1937" calcext:value-type="currency">
            <text:p>60,19 €</text:p>
          </table:table-cell>
          <table:table-cell/>
          <table:table-cell office:value-type="string" calcext:value-type="string">
            <text:p>Novembre</text:p>
          </table:table-cell>
          <table:table-cell table:formula="of:=[.M20]*[.C8]" office:value-type="currency" office:currency="EUR" office:value="15.9712" calcext:value-type="currency">
            <text:p>15,97 €</text:p>
          </table:table-cell>
          <table:table-cell table:style-name="ce104" table:formula="of:=[.N20]*[.D8]" office:value-type="currency" office:currency="EUR" office:value="19.0896" calcext:value-type="currency">
            <text:p>19,09 €</text:p>
          </table:table-cell>
          <table:table-cell table:formula="of:=[.O20]*[.E8]" office:value-type="currency" office:currency="EUR" office:value="4.9198" calcext:value-type="currency">
            <text:p>4,92 €</text:p>
          </table:table-cell>
          <table:table-cell table:style-name="ce104" table:formula="of:=[.P20]*[.F8]" office:value-type="currency" office:currency="EUR" office:value="5.9136" calcext:value-type="currency">
            <text:p>5,91 €</text:p>
          </table:table-cell>
          <table:table-cell table:style-name="ce115" table:formula="of:=[.Q20]*[.G8]" office:value-type="currency" office:currency="EUR" office:value="0" calcext:value-type="currency">
            <text:p>0,00 €</text:p>
          </table:table-cell>
          <table:table-cell table:style-name="ce104" table:formula="of:=[.R20]*[.H8]" office:value-type="currency" office:currency="EUR" office:value="0" calcext:value-type="currency">
            <text:p>0,00 €</text:p>
          </table:table-cell>
          <table:table-cell table:style-name="ce115" table:formula="of:=IF(SUM([.M25:.R25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5:.R25])" office:value-type="currency" office:currency="EUR" office:value="45.8942" calcext:value-type="currency">
            <text:p>45,89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ctobre</text:p>
          </table:table-cell>
          <table:table-cell table:formula="of:=[.C20]*[.C9]" office:value-type="currency" office:currency="EUR" office:value="16.3296" calcext:value-type="currency">
            <text:p>16,33 €</text:p>
          </table:table-cell>
          <table:table-cell table:formula="of:=[.D20]*[.D9]" office:value-type="currency" office:currency="EUR" office:value="22.3651" calcext:value-type="currency">
            <text:p>22,37 €</text:p>
          </table:table-cell>
          <table:table-cell table:formula="of:=[.E20]*[.E9]" office:value-type="currency" office:currency="EUR" office:value="0" calcext:value-type="currency">
            <text:p>0,00 €</text:p>
          </table:table-cell>
          <table:table-cell table:formula="of:=[.F20]*[.F9]" office:value-type="currency" office:currency="EUR" office:value="0" calcext:value-type="currency">
            <text:p>0,00 €</text:p>
          </table:table-cell>
          <table:table-cell table:style-name="ce115" table:formula="of:=[.G20]*[.G9]" office:value-type="currency" office:currency="EUR" office:value="0" calcext:value-type="currency">
            <text:p>0,00 €</text:p>
          </table:table-cell>
          <table:table-cell table:style-name="ce104" table:formula="of:=[.H20]*[.H9]" office:value-type="currency" office:currency="EUR" office:value="0" calcext:value-type="currency">
            <text:p>0,00 €</text:p>
          </table:table-cell>
          <table:table-cell table:style-name="ce115" table:formula="of:=IF(SUM([.C26:.H26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6:.I26])" office:value-type="currency" office:currency="EUR" office:value="51.7247" calcext:value-type="currency">
            <text:p>51,72 €</text:p>
          </table:table-cell>
          <table:table-cell/>
          <table:table-cell office:value-type="string" calcext:value-type="string">
            <text:p>Octobre</text:p>
          </table:table-cell>
          <table:table-cell table:formula="of:=[.M20]*[.C9]" office:value-type="currency" office:currency="EUR" office:value="16.2288" calcext:value-type="currency">
            <text:p>16,23 €</text:p>
          </table:table-cell>
          <table:table-cell table:style-name="ce104" table:formula="of:=[.N20]*[.D9]" office:value-type="currency" office:currency="EUR" office:value="21.5728" calcext:value-type="currency">
            <text:p>21,57 €</text:p>
          </table:table-cell>
          <table:table-cell table:formula="of:=[.O20]*[.E9]" office:value-type="currency" office:currency="EUR" office:value="0" calcext:value-type="currency">
            <text:p>0,00 €</text:p>
          </table:table-cell>
          <table:table-cell table:style-name="ce104" table:formula="of:=[.P20]*[.F9]" office:value-type="currency" office:currency="EUR" office:value="0" calcext:value-type="currency">
            <text:p>0,00 €</text:p>
          </table:table-cell>
          <table:table-cell table:style-name="ce115" table:formula="of:=[.Q20]*[.G9]" office:value-type="currency" office:currency="EUR" office:value="0" calcext:value-type="currency">
            <text:p>0,00 €</text:p>
          </table:table-cell>
          <table:table-cell table:style-name="ce104" table:formula="of:=[.R20]*[.H9]" office:value-type="currency" office:currency="EUR" office:value="0" calcext:value-type="currency">
            <text:p>0,00 €</text:p>
          </table:table-cell>
          <table:table-cell table:style-name="ce115" table:formula="of:=IF(SUM([.M26:.R26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6:.R26])" office:value-type="currency" office:currency="EUR" office:value="37.8016" calcext:value-type="currency">
            <text:p>37,80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ptembre</text:p>
          </table:table-cell>
          <table:table-cell table:formula="of:=[.C20]*[.C10]" office:value-type="currency" office:currency="EUR" office:value="14.7744" calcext:value-type="currency">
            <text:p>14,77 €</text:p>
          </table:table-cell>
          <table:table-cell table:formula="of:=[.D20]*[.D10]" office:value-type="currency" office:currency="EUR" office:value="18.8253" calcext:value-type="currency">
            <text:p>18,83 €</text:p>
          </table:table-cell>
          <table:table-cell table:formula="of:=[.E20]*[.E10]" office:value-type="currency" office:currency="EUR" office:value="0" calcext:value-type="currency">
            <text:p>0,00 €</text:p>
          </table:table-cell>
          <table:table-cell table:formula="of:=[.F20]*[.F10]" office:value-type="currency" office:currency="EUR" office:value="0" calcext:value-type="currency">
            <text:p>0,00 €</text:p>
          </table:table-cell>
          <table:table-cell table:style-name="ce115" table:formula="of:=[.G20]*[.G10]" office:value-type="currency" office:currency="EUR" office:value="0" calcext:value-type="currency">
            <text:p>0,00 €</text:p>
          </table:table-cell>
          <table:table-cell table:style-name="ce104" table:formula="of:=[.H20]*[.H10]" office:value-type="currency" office:currency="EUR" office:value="0" calcext:value-type="currency">
            <text:p>0,00 €</text:p>
          </table:table-cell>
          <table:table-cell table:style-name="ce115" table:formula="of:=IF(SUM([.C27:.H27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7:.I27])" office:value-type="currency" office:currency="EUR" office:value="46.6297" calcext:value-type="currency">
            <text:p>46,63 €</text:p>
          </table:table-cell>
          <table:table-cell/>
          <table:table-cell office:value-type="string" calcext:value-type="string">
            <text:p>Septembre</text:p>
          </table:table-cell>
          <table:table-cell table:formula="of:=[.M20]*[.C10]" office:value-type="currency" office:currency="EUR" office:value="14.6832" calcext:value-type="currency">
            <text:p>14,68 €</text:p>
          </table:table-cell>
          <table:table-cell table:style-name="ce104" table:formula="of:=[.N20]*[.D10]" office:value-type="currency" office:currency="EUR" office:value="18.1584" calcext:value-type="currency">
            <text:p>18,16 €</text:p>
          </table:table-cell>
          <table:table-cell table:formula="of:=[.O20]*[.E10]" office:value-type="currency" office:currency="EUR" office:value="0" calcext:value-type="currency">
            <text:p>0,00 €</text:p>
          </table:table-cell>
          <table:table-cell table:style-name="ce104" table:formula="of:=[.P20]*[.F10]" office:value-type="currency" office:currency="EUR" office:value="0" calcext:value-type="currency">
            <text:p>0,00 €</text:p>
          </table:table-cell>
          <table:table-cell table:style-name="ce115" table:formula="of:=[.Q20]*[.G10]" office:value-type="currency" office:currency="EUR" office:value="0" calcext:value-type="currency">
            <text:p>0,00 €</text:p>
          </table:table-cell>
          <table:table-cell table:style-name="ce104" table:formula="of:=[.R20]*[.H10]" office:value-type="currency" office:currency="EUR" office:value="0" calcext:value-type="currency">
            <text:p>0,00 €</text:p>
          </table:table-cell>
          <table:table-cell table:style-name="ce115" table:formula="of:=IF(SUM([.M27:.R27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7:.R27])" office:value-type="currency" office:currency="EUR" office:value="32.8416" calcext:value-type="currency">
            <text:p>32,84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oût</text:p>
          </table:table-cell>
          <table:table-cell table:formula="of:=[.C20]*[.C11]" office:value-type="currency" office:currency="EUR" office:value="6.9984" calcext:value-type="currency">
            <text:p>7,00 €</text:p>
          </table:table-cell>
          <table:table-cell table:formula="of:=[.D20]*[.D11]" office:value-type="currency" office:currency="EUR" office:value="7.4014" calcext:value-type="currency">
            <text:p>7,40 €</text:p>
          </table:table-cell>
          <table:table-cell table:formula="of:=[.E20]*[.E11]" office:value-type="currency" office:currency="EUR" office:value="0" calcext:value-type="currency">
            <text:p>0,00 €</text:p>
          </table:table-cell>
          <table:table-cell table:formula="of:=[.F20]*[.F11]" office:value-type="currency" office:currency="EUR" office:value="0" calcext:value-type="currency">
            <text:p>0,00 €</text:p>
          </table:table-cell>
          <table:table-cell table:style-name="ce115" table:formula="of:=[.G20]*[.G11]" office:value-type="currency" office:currency="EUR" office:value="0" calcext:value-type="currency">
            <text:p>0,00 €</text:p>
          </table:table-cell>
          <table:table-cell table:style-name="ce104" table:formula="of:=[.H20]*[.H11]" office:value-type="currency" office:currency="EUR" office:value="0" calcext:value-type="currency">
            <text:p>0,00 €</text:p>
          </table:table-cell>
          <table:table-cell table:style-name="ce115" table:formula="of:=IF(SUM([.C28:.H28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8:.I28])" office:value-type="currency" office:currency="EUR" office:value="27.4298" calcext:value-type="currency">
            <text:p>27,43 €</text:p>
          </table:table-cell>
          <table:table-cell/>
          <table:table-cell office:value-type="string" calcext:value-type="string">
            <text:p>Août</text:p>
          </table:table-cell>
          <table:table-cell table:formula="of:=[.M20]*[.C11]" office:value-type="currency" office:currency="EUR" office:value="6.9552" calcext:value-type="currency">
            <text:p>6,96 €</text:p>
          </table:table-cell>
          <table:table-cell table:style-name="ce104" table:formula="of:=[.N20]*[.D11]" office:value-type="currency" office:currency="EUR" office:value="7.1392" calcext:value-type="currency">
            <text:p>7,14 €</text:p>
          </table:table-cell>
          <table:table-cell table:formula="of:=[.O20]*[.E11]" office:value-type="currency" office:currency="EUR" office:value="0" calcext:value-type="currency">
            <text:p>0,00 €</text:p>
          </table:table-cell>
          <table:table-cell table:style-name="ce104" table:formula="of:=[.P20]*[.F11]" office:value-type="currency" office:currency="EUR" office:value="0" calcext:value-type="currency">
            <text:p>0,00 €</text:p>
          </table:table-cell>
          <table:table-cell table:style-name="ce115" table:formula="of:=[.Q20]*[.G11]" office:value-type="currency" office:currency="EUR" office:value="0" calcext:value-type="currency">
            <text:p>0,00 €</text:p>
          </table:table-cell>
          <table:table-cell table:style-name="ce104" table:formula="of:=[.R20]*[.H11]" office:value-type="currency" office:currency="EUR" office:value="0" calcext:value-type="currency">
            <text:p>0,00 €</text:p>
          </table:table-cell>
          <table:table-cell table:style-name="ce115" table:formula="of:=IF(SUM([.M28:.R28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8:.R28])" office:value-type="currency" office:currency="EUR" office:value="14.0944" calcext:value-type="currency">
            <text:p>14,09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uillet</text:p>
          </table:table-cell>
          <table:table-cell table:formula="of:=[.C20]*[.C12]" office:value-type="currency" office:currency="EUR" office:value="12.0528" calcext:value-type="currency">
            <text:p>12,05 €</text:p>
          </table:table-cell>
          <table:table-cell table:formula="of:=[.D20]*[.D12]" office:value-type="currency" office:currency="EUR" office:value="16.8945" calcext:value-type="currency">
            <text:p>16,89 €</text:p>
          </table:table-cell>
          <table:table-cell table:formula="of:=[.E20]*[.E12]" office:value-type="currency" office:currency="EUR" office:value="0" calcext:value-type="currency">
            <text:p>0,00 €</text:p>
          </table:table-cell>
          <table:table-cell table:formula="of:=[.F20]*[.F12]" office:value-type="currency" office:currency="EUR" office:value="0" calcext:value-type="currency">
            <text:p>0,00 €</text:p>
          </table:table-cell>
          <table:table-cell table:style-name="ce115" table:formula="of:=[.G20]*[.G12]" office:value-type="currency" office:currency="EUR" office:value="0" calcext:value-type="currency">
            <text:p>0,00 €</text:p>
          </table:table-cell>
          <table:table-cell table:style-name="ce104" table:formula="of:=[.H20]*[.H12]" office:value-type="currency" office:currency="EUR" office:value="0" calcext:value-type="currency">
            <text:p>0,00 €</text:p>
          </table:table-cell>
          <table:table-cell table:style-name="ce115" table:formula="of:=IF(SUM([.C29:.H29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29:.I29])" office:value-type="currency" office:currency="EUR" office:value="41.9773" calcext:value-type="currency">
            <text:p>41,98 €</text:p>
          </table:table-cell>
          <table:table-cell/>
          <table:table-cell office:value-type="string" calcext:value-type="string">
            <text:p>Juillet</text:p>
          </table:table-cell>
          <table:table-cell table:formula="of:=[.M20]*[.C12]" office:value-type="currency" office:currency="EUR" office:value="11.9784" calcext:value-type="currency">
            <text:p>11,98 €</text:p>
          </table:table-cell>
          <table:table-cell table:style-name="ce104" table:formula="of:=[.N20]*[.D12]" office:value-type="currency" office:currency="EUR" office:value="16.296" calcext:value-type="currency">
            <text:p>16,30 €</text:p>
          </table:table-cell>
          <table:table-cell table:formula="of:=[.O20]*[.E12]" office:value-type="currency" office:currency="EUR" office:value="0" calcext:value-type="currency">
            <text:p>0,00 €</text:p>
          </table:table-cell>
          <table:table-cell table:style-name="ce104" table:formula="of:=[.P20]*[.F12]" office:value-type="currency" office:currency="EUR" office:value="0" calcext:value-type="currency">
            <text:p>0,00 €</text:p>
          </table:table-cell>
          <table:table-cell table:style-name="ce115" table:formula="of:=[.Q20]*[.G12]" office:value-type="currency" office:currency="EUR" office:value="0" calcext:value-type="currency">
            <text:p>0,00 €</text:p>
          </table:table-cell>
          <table:table-cell table:style-name="ce104" table:formula="of:=[.R20]*[.H12]" office:value-type="currency" office:currency="EUR" office:value="0" calcext:value-type="currency">
            <text:p>0,00 €</text:p>
          </table:table-cell>
          <table:table-cell table:style-name="ce115" table:formula="of:=IF(SUM([.M29:.R29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29:.R29])" office:value-type="currency" office:currency="EUR" office:value="28.2744" calcext:value-type="currency">
            <text:p>28,27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Juin</text:p>
          </table:table-cell>
          <table:table-cell table:formula="of:=[.C20]*[.C13]" office:value-type="currency" office:currency="EUR" office:value="13.608" calcext:value-type="currency">
            <text:p>13,61 €</text:p>
          </table:table-cell>
          <table:table-cell table:formula="of:=[.D20]*[.D13]" office:value-type="currency" office:currency="EUR" office:value="16.4118" calcext:value-type="currency">
            <text:p>16,41 €</text:p>
          </table:table-cell>
          <table:table-cell table:formula="of:=[.E20]*[.E13]" office:value-type="currency" office:currency="EUR" office:value="0" calcext:value-type="currency">
            <text:p>0,00 €</text:p>
          </table:table-cell>
          <table:table-cell table:formula="of:=[.F20]*[.F13]" office:value-type="currency" office:currency="EUR" office:value="0" calcext:value-type="currency">
            <text:p>0,00 €</text:p>
          </table:table-cell>
          <table:table-cell table:style-name="ce115" table:formula="of:=[.G20]*[.G13]" office:value-type="currency" office:currency="EUR" office:value="0" calcext:value-type="currency">
            <text:p>0,00 €</text:p>
          </table:table-cell>
          <table:table-cell table:style-name="ce104" table:formula="of:=[.H20]*[.H13]" office:value-type="currency" office:currency="EUR" office:value="0" calcext:value-type="currency">
            <text:p>0,00 €</text:p>
          </table:table-cell>
          <table:table-cell table:style-name="ce115" table:formula="of:=IF(SUM([.C30:.H30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30:.I30])" office:value-type="currency" office:currency="EUR" office:value="43.0498" calcext:value-type="currency">
            <text:p>43,05 €</text:p>
          </table:table-cell>
          <table:table-cell/>
          <table:table-cell office:value-type="string" calcext:value-type="string">
            <text:p>Juin</text:p>
          </table:table-cell>
          <table:table-cell table:formula="of:=[.M20]*[.C13]" office:value-type="currency" office:currency="EUR" office:value="13.524" calcext:value-type="currency">
            <text:p>13,52 €</text:p>
          </table:table-cell>
          <table:table-cell table:style-name="ce104" table:formula="of:=[.N20]*[.D13]" office:value-type="currency" office:currency="EUR" office:value="15.8304" calcext:value-type="currency">
            <text:p>15,83 €</text:p>
          </table:table-cell>
          <table:table-cell table:formula="of:=[.O20]*[.E13]" office:value-type="currency" office:currency="EUR" office:value="0" calcext:value-type="currency">
            <text:p>0,00 €</text:p>
          </table:table-cell>
          <table:table-cell table:style-name="ce104" table:formula="of:=[.P20]*[.F13]" office:value-type="currency" office:currency="EUR" office:value="0" calcext:value-type="currency">
            <text:p>0,00 €</text:p>
          </table:table-cell>
          <table:table-cell table:style-name="ce115" table:formula="of:=[.Q20]*[.G13]" office:value-type="currency" office:currency="EUR" office:value="0" calcext:value-type="currency">
            <text:p>0,00 €</text:p>
          </table:table-cell>
          <table:table-cell table:style-name="ce104" table:formula="of:=[.R20]*[.H13]" office:value-type="currency" office:currency="EUR" office:value="0" calcext:value-type="currency">
            <text:p>0,00 €</text:p>
          </table:table-cell>
          <table:table-cell table:style-name="ce115" table:formula="of:=IF(SUM([.M30:.R30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30:.R30])" office:value-type="currency" office:currency="EUR" office:value="29.3544" calcext:value-type="currency">
            <text:p>29,35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i</text:p>
          </table:table-cell>
          <table:table-cell table:formula="of:=[.C20]*[.C14]" office:value-type="currency" office:currency="EUR" office:value="17.8848" calcext:value-type="currency">
            <text:p>17,88 €</text:p>
          </table:table-cell>
          <table:table-cell table:formula="of:=[.D20]*[.D14]" office:value-type="currency" office:currency="EUR" office:value="20.1125" calcext:value-type="currency">
            <text:p>20,11 €</text:p>
          </table:table-cell>
          <table:table-cell table:formula="of:=[.E20]*[.E14]" office:value-type="currency" office:currency="EUR" office:value="0" calcext:value-type="currency">
            <text:p>0,00 €</text:p>
          </table:table-cell>
          <table:table-cell table:formula="of:=[.F20]*[.F14]" office:value-type="currency" office:currency="EUR" office:value="0" calcext:value-type="currency">
            <text:p>0,00 €</text:p>
          </table:table-cell>
          <table:table-cell table:style-name="ce115" table:formula="of:=[.G20]*[.G14]" office:value-type="currency" office:currency="EUR" office:value="0" calcext:value-type="currency">
            <text:p>0,00 €</text:p>
          </table:table-cell>
          <table:table-cell table:style-name="ce104" table:formula="of:=[.H20]*[.H14]" office:value-type="currency" office:currency="EUR" office:value="0" calcext:value-type="currency">
            <text:p>0,00 €</text:p>
          </table:table-cell>
          <table:table-cell table:style-name="ce115" table:formula="of:=IF(SUM([.C31:.H31])&lt;&gt;0;[.I20]/12;&quot;&quot;)" office:value-type="currency" office:currency="EUR" office:value="13.03" calcext:value-type="currency">
            <text:p>13,03 €</text:p>
          </table:table-cell>
          <table:table-cell table:style-name="ce104" table:formula="of:=SUM([.C31:.I31])" office:value-type="currency" office:currency="EUR" office:value="51.0273" calcext:value-type="currency">
            <text:p>51,03 €</text:p>
          </table:table-cell>
          <table:table-cell/>
          <table:table-cell office:value-type="string" calcext:value-type="string">
            <text:p>Mai</text:p>
          </table:table-cell>
          <table:table-cell table:formula="of:=[.M20]*[.C14]" office:value-type="currency" office:currency="EUR" office:value="17.7744" calcext:value-type="currency">
            <text:p>17,77 €</text:p>
          </table:table-cell>
          <table:table-cell table:style-name="ce104" table:formula="of:=[.N20]*[.D14]" office:value-type="currency" office:currency="EUR" office:value="19.4" calcext:value-type="currency">
            <text:p>19,40 €</text:p>
          </table:table-cell>
          <table:table-cell table:formula="of:=[.O20]*[.E14]" office:value-type="currency" office:currency="EUR" office:value="0" calcext:value-type="currency">
            <text:p>0,00 €</text:p>
          </table:table-cell>
          <table:table-cell table:style-name="ce104" table:formula="of:=[.P20]*[.F14]" office:value-type="currency" office:currency="EUR" office:value="0" calcext:value-type="currency">
            <text:p>0,00 €</text:p>
          </table:table-cell>
          <table:table-cell table:style-name="ce115" table:formula="of:=[.Q20]*[.G14]" office:value-type="currency" office:currency="EUR" office:value="0" calcext:value-type="currency">
            <text:p>0,00 €</text:p>
          </table:table-cell>
          <table:table-cell table:style-name="ce104" table:formula="of:=[.R20]*[.H14]" office:value-type="currency" office:currency="EUR" office:value="0" calcext:value-type="currency">
            <text:p>0,00 €</text:p>
          </table:table-cell>
          <table:table-cell table:style-name="ce115" table:formula="of:=IF(SUM([.M31:.R31])&lt;&gt;0;[.S20]/12;&quot;&quot;)" office:value-type="currency" office:currency="EUR" office:value="14.4033333333333" calcext:value-type="currency">
            <text:p>14,40 €</text:p>
          </table:table-cell>
          <table:table-cell table:style-name="ce104" table:formula="of:=SUM([.M31:.R31])" office:value-type="currency" office:currency="EUR" office:value="37.1744" calcext:value-type="currency">
            <text:p>37,17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vril</text:p>
          </table:table-cell>
          <table:table-cell table:formula="of:=[.C20]*[.C15]" office:value-type="currency" office:currency="EUR" office:value="12.4416" calcext:value-type="currency">
            <text:p>12,44 €</text:p>
          </table:table-cell>
          <table:table-cell table:style-name="ce145" table:formula="of:=[.D20]*[.D15]" office:value-type="currency" office:currency="EUR" office:value="13.5156" calcext:value-type="currency">
            <text:p>13,52 €</text:p>
          </table:table-cell>
          <table:table-cell table:formula="of:=[.E20]*[.E15]" office:value-type="currency" office:currency="EUR" office:value="4.9038" calcext:value-type="currency">
            <text:p>4,90 €</text:p>
          </table:table-cell>
          <table:table-cell table:style-name="ce145" table:formula="of:=[.F20]*[.F15]" office:value-type="currency" office:currency="EUR" office:value="6.4396" calcext:value-type="currency">
            <text:p>6,44 €</text:p>
          </table:table-cell>
          <table:table-cell table:style-name="ce115" table:formula="of:=[.G20]*[.G15]" office:value-type="currency" office:currency="EUR" office:value="0" calcext:value-type="currency">
            <text:p>0,00 €</text:p>
          </table:table-cell>
          <table:table-cell table:style-name="ce145" table:formula="of:=[.H20]*[.H15]" office:value-type="currency" office:currency="EUR" office:value="0" calcext:value-type="currency">
            <text:p>0,00 €</text:p>
          </table:table-cell>
          <table:table-cell table:style-name="ce115" table:formula="of:=IF(SUM([.C32:.H32])&lt;&gt;0;[.I20]/12;&quot;&quot;)" office:value-type="currency" office:currency="EUR" office:value="13.03" calcext:value-type="currency">
            <text:p>13,03 €</text:p>
          </table:table-cell>
          <table:table-cell table:style-name="ce145" table:formula="of:=SUM([.C32:.I32])" office:value-type="currency" office:currency="EUR" office:value="50.3306" calcext:value-type="currency">
            <text:p>50,33 €</text:p>
          </table:table-cell>
          <table:table-cell/>
          <table:table-cell office:value-type="string" calcext:value-type="string">
            <text:p>Avril</text:p>
          </table:table-cell>
          <table:table-cell table:formula="of:=[.M20]*[.C15]" office:value-type="currency" office:currency="EUR" office:value="12.3648" calcext:value-type="currency">
            <text:p>12,36 €</text:p>
          </table:table-cell>
          <table:table-cell table:style-name="ce145" table:formula="of:=[.N20]*[.D15]" office:value-type="currency" office:currency="EUR" office:value="13.0368" calcext:value-type="currency">
            <text:p>13,04 €</text:p>
          </table:table-cell>
          <table:table-cell table:formula="of:=[.O20]*[.E15]" office:value-type="currency" office:currency="EUR" office:value="4.7751" calcext:value-type="currency">
            <text:p>4,78 €</text:p>
          </table:table-cell>
          <table:table-cell table:style-name="ce145" table:formula="of:=[.P20]*[.F15]" office:value-type="currency" office:currency="EUR" office:value="6.0928" calcext:value-type="currency">
            <text:p>6,09 €</text:p>
          </table:table-cell>
          <table:table-cell table:style-name="ce115" table:formula="of:=[.Q20]*[.G15]" office:value-type="currency" office:currency="EUR" office:value="0" calcext:value-type="currency">
            <text:p>0,00 €</text:p>
          </table:table-cell>
          <table:table-cell table:style-name="ce145" table:formula="of:=[.R20]*[.H15]" office:value-type="currency" office:currency="EUR" office:value="0" calcext:value-type="currency">
            <text:p>0,00 €</text:p>
          </table:table-cell>
          <table:table-cell table:style-name="ce115" table:formula="of:=IF(SUM([.M32:.R32])&lt;&gt;0;[.S20]/12;&quot;&quot;)" office:value-type="currency" office:currency="EUR" office:value="14.4033333333333" calcext:value-type="currency">
            <text:p>14,40 €</text:p>
          </table:table-cell>
          <table:table-cell table:style-name="ce145" table:formula="of:=SUM([.M32:.R32])" office:value-type="currency" office:currency="EUR" office:value="36.2695" calcext:value-type="currency">
            <text:p>36,27 €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2" table:formula="of:=SUM([.C21:.C32])" office:value-type="currency" office:currency="EUR" office:value="121.4352" calcext:value-type="currency">
            <text:p>121,44 €</text:p>
          </table:table-cell>
          <table:table-cell table:style-name="ce88" table:formula="of:=SUM([.D21:.D32])" office:value-type="currency" office:currency="EUR" office:value="152.2114" calcext:value-type="currency">
            <text:p>152,21 €</text:p>
          </table:table-cell>
          <table:table-cell table:style-name="ce88" table:formula="of:=SUM([.E21:.E32])" office:value-type="currency" office:currency="EUR" office:value="20.3582" calcext:value-type="currency">
            <text:p>20,36 €</text:p>
          </table:table-cell>
          <table:table-cell table:style-name="ce88" table:formula="of:=SUM([.F21:.F32])" office:value-type="currency" office:currency="EUR" office:value="29.357" calcext:value-type="currency">
            <text:p>29,36 €</text:p>
          </table:table-cell>
          <table:table-cell table:style-name="ce88" table:formula="of:=SUM([.G21:.G32])" office:value-type="currency" office:currency="EUR" office:value="8.624" calcext:value-type="currency">
            <text:p>8,62 €</text:p>
          </table:table-cell>
          <table:table-cell table:style-name="ce88" table:formula="of:=SUM([.H21:.H32])" office:value-type="currency" office:currency="EUR" office:value="12.0992" calcext:value-type="currency">
            <text:p>12,10 €</text:p>
          </table:table-cell>
          <table:table-cell table:style-name="ce88" table:formula="of:=SUM([.I21:.I32])" office:value-type="currency" office:currency="EUR" office:value="117.27" calcext:value-type="currency">
            <text:p>117,27 €</text:p>
          </table:table-cell>
          <table:table-cell table:style-name="ce140" table:formula="of:=SUM([.C33:.I33])" office:value-type="currency" office:currency="EUR" office:value="461.355" calcext:value-type="currency">
            <text:p>461,36 €</text:p>
          </table:table-cell>
          <table:table-cell/>
          <table:table-cell office:value-type="string" calcext:value-type="string">
            <text:p>Total</text:p>
          </table:table-cell>
          <table:table-cell table:style-name="ce82" table:formula="of:=SUM([.M21:.M32])" office:value-type="currency" office:currency="EUR" office:value="120.6856" calcext:value-type="currency">
            <text:p>120,69 €</text:p>
          </table:table-cell>
          <table:table-cell table:style-name="ce88" table:formula="of:=SUM([.N21:.N32])" office:value-type="currency" office:currency="EUR" office:value="146.8192" calcext:value-type="currency">
            <text:p>146,82 €</text:p>
          </table:table-cell>
          <table:table-cell table:style-name="ce88" table:formula="of:=SUM([.O21:.O32])" office:value-type="currency" office:currency="EUR" office:value="19.8239" calcext:value-type="currency">
            <text:p>19,82 €</text:p>
          </table:table-cell>
          <table:table-cell table:style-name="ce88" table:formula="of:=SUM([.P21:.P32])" office:value-type="currency" office:currency="EUR" office:value="27.776" calcext:value-type="currency">
            <text:p>27,78 €</text:p>
          </table:table-cell>
          <table:table-cell table:style-name="ce88" table:formula="of:=SUM([.Q21:.Q32])" office:value-type="currency" office:currency="EUR" office:value="8.349" calcext:value-type="currency">
            <text:p>8,35 €</text:p>
          </table:table-cell>
          <table:table-cell table:style-name="ce88" table:formula="of:=SUM([.R21:.R32])" office:value-type="currency" office:currency="EUR" office:value="10.5376" calcext:value-type="currency">
            <text:p>10,54 €</text:p>
          </table:table-cell>
          <table:table-cell table:style-name="ce88" table:formula="of:=SUM([.S21:.S32])" office:value-type="currency" office:currency="EUR" office:value="129.63" calcext:value-type="currency">
            <text:p>129,63 €</text:p>
          </table:table-cell>
          <table:table-cell table:style-name="ce140" table:formula="of:=SUM([.M33:.S33])" office:value-type="currency" office:currency="EUR" office:value="463.6213" calcext:value-type="currency">
            <text:p>463,62 €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 table:number-columns-spanned="8" table:number-rows-spanned="1">
            <text:p>Diff Tempo 2024 %</text:p>
          </table:table-cell>
          <table:covered-table-cell table:number-columns-repeated="5" table:style-name="ce65"/>
          <table:covered-table-cell table:number-columns-repeated="2"/>
          <table:table-cell table:style-name="ce101" table:formula="of:=IF(ISBLANK([.T33]); &quot;0&quot;; IF([.J33]=0; &quot;Indéfini&quot;; ([.T33]-[.J33])/[.J33]))" office:value-type="percentage" office:value="0.0049122692937108" calcext:value-type="percentage">
            <text:p>0,49 %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office:value-type="string" calcext:value-type="string" table:number-columns-spanned="8" table:number-rows-spanned="1">
            <text:p>Diff Tempo 2024 €</text:p>
          </table:table-cell>
          <table:covered-table-cell table:number-columns-repeated="5" table:style-name="ce65"/>
          <table:covered-table-cell table:number-columns-repeated="2"/>
          <table:table-cell table:style-name="ce95" table:formula="of:=[.T33]-[.J33]" office:value-type="currency" office:currency="EUR" office:value="2.2663" calcext:value-type="currency">
            <text:p>2,27 €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8" office:value-type="string" calcext:value-type="string" table:number-columns-spanned="4" table:number-rows-spanned="1">
            <text:p>HPHC 2024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HPHC 2025</text:p>
          </table:table-cell>
          <table:covered-table-cell table:style-name="Default"/>
          <table:covered-table-cell table:number-columns-repeated="2"/>
          <table:table-cell/>
          <table:table-cell table:style-name="Default"/>
          <table:table-cell table:style-name="ce8" office:value-type="string" calcext:value-type="string" table:number-columns-spanned="3" table:number-rows-spanned="1">
            <text:p>€ Base 2024</text:p>
          </table:table-cell>
          <table:covered-table-cell table:number-columns-repeated="2" table:style-name="ce132"/>
          <table:table-cell table:style-name="ce8" office:value-type="string" calcext:value-type="string" table:number-columns-spanned="3" table:number-rows-spanned="1">
            <text:p>€ Base 2025</text:p>
          </table:table-cell>
          <table:covered-table-cell table:number-columns-repeated="2" table:style-name="ce132"/>
          <table:table-cell table:number-columns-repeated="2"/>
          <table:table-cell table:style-name="ce8" office:value-type="string" calcext:value-type="string" table:number-columns-spanned="3" table:number-rows-spanned="1">
            <text:p>€ Zen Fixe</text:p>
          </table:table-cell>
          <table:covered-table-cell table:number-columns-repeated="2" table:style-name="ce132"/>
          <table:table-cell table:number-columns-repeated="2"/>
          <table:table-cell table:style-name="ce8" office:value-type="string" calcext:value-type="string" table:number-columns-spanned="4" table:number-rows-spanned="1">
            <text:p>Zen HPHC</text:p>
          </table:table-cell>
          <table:covered-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HC</text:p>
          </table:table-cell>
          <table:table-cell table:style-name="ce3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style-name="ce3" office:value-type="string" calcext:value-type="string">
            <text:p>€ HC</text:p>
          </table:table-cell>
          <table:table-cell table:style-name="ce3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Conso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 table:style-name="ce3" office:value-type="string" calcext:value-type="string">
            <text:p>€ Conso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Conso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  <table:table-cell/>
          <table:table-cell table:style-name="ce45" office:value-type="string" calcext:value-type="string">
            <text:p>Pour 6kva</text:p>
          </table:table-cell>
          <table:table-cell table:style-name="ce3" office:value-type="string" calcext:value-type="string">
            <text:p>€ HC</text:p>
          </table:table-cell>
          <table:table-cell table:style-name="ce3" office:value-type="string" calcext:value-type="string">
            <text:p>€ HP</text:p>
          </table:table-cell>
          <table:table-cell table:style-name="ce3" office:value-type="string" calcext:value-type="string">
            <text:p>€ Abo</text:p>
          </table:table-cell>
          <table:table-cell table:style-name="ce3" office:value-type="string" calcext:value-type="string">
            <text:p>Cumul</text:p>
          </table:table-cell>
        </table:table-row>
        <table:table-row table:style-name="ro1">
          <table:table-cell/>
          <table:table-cell office:value-type="string" calcext:value-type="string">
            <text:p>Valeurs unitaires</text:p>
          </table:table-cell>
          <table:table-cell table:style-name="ce102" office:value-type="currency" office:currency="EUR" office:value="0.2068" calcext:value-type="currency">
            <text:p>0,2068 €</text:p>
          </table:table-cell>
          <table:table-cell table:style-name="ce109" office:value-type="currency" office:currency="EUR" office:value="0.27" calcext:value-type="currency">
            <text:p>0,2700 €</text:p>
          </table:table-cell>
          <table:table-cell table:style-name="ce92" office:value-type="currency" office:currency="EUR" office:value="157.08" calcext:value-type="currency">
            <text:p>157,08 €</text:p>
          </table:table-cell>
          <table:table-cell table:style-name="ce89" office:value-type="string" calcext:value-type="string">
            <text:p>---</text:p>
          </table:table-cell>
          <table:table-cell table:style-name="ce102" office:value-type="currency" office:currency="EUR" office:value="0.1696" calcext:value-type="currency">
            <text:p>0,1696 €</text:p>
          </table:table-cell>
          <table:table-cell table:style-name="ce109" office:value-type="currency" office:currency="EUR" office:value="0.2146" calcext:value-type="currency">
            <text:p>0,2146 €</text:p>
          </table:table-cell>
          <table:table-cell table:style-name="ce92" office:value-type="currency" office:currency="EUR" office:value="173.6" calcext:value-type="currency">
            <text:p>173,60 €</text:p>
          </table:table-cell>
          <table:table-cell table:style-name="ce100" office:value-type="string" calcext:value-type="string">
            <text:p>---</text:p>
          </table:table-cell>
          <table:table-cell/>
          <table:table-cell office:value-type="string" calcext:value-type="string">
            <text:p>Valeurs unitaires</text:p>
          </table:table-cell>
          <table:table-cell table:style-name="ce105" office:value-type="currency" office:currency="EUR" office:value="0.2516" calcext:value-type="currency">
            <text:p>0,2516 €</text:p>
          </table:table-cell>
          <table:table-cell table:style-name="ce107" office:value-type="currency" office:currency="EUR" office:value="152.16" calcext:value-type="currency">
            <text:p>152,16 €</text:p>
          </table:table-cell>
          <table:table-cell table:style-name="ce100" office:value-type="string" calcext:value-type="string">
            <text:p>---</text:p>
          </table:table-cell>
          <table:table-cell table:style-name="ce110" office:value-type="currency" office:currency="EUR" office:value="0.2016" calcext:value-type="currency">
            <text:p>0,2016 €</text:p>
          </table:table-cell>
          <table:table-cell table:style-name="ce107" office:value-type="currency" office:currency="EUR" office:value="166.3" calcext:value-type="currency">
            <text:p>166,30 €</text:p>
          </table:table-cell>
          <table:table-cell table:style-name="ce100" office:value-type="string" calcext:value-type="string">
            <text:p>---</text:p>
          </table:table-cell>
          <table:table-cell/>
          <table:table-cell table:style-name="ce6" office:value-type="string" calcext:value-type="string">
            <text:p>Valeurs unitaires</text:p>
          </table:table-cell>
          <table:table-cell table:style-name="ce105" office:value-type="currency" office:currency="EUR" office:value="0.1753" calcext:value-type="currency">
            <text:p>0,1753 €</text:p>
          </table:table-cell>
          <table:table-cell table:style-name="ce107" office:value-type="currency" office:currency="EUR" office:value="152.04" calcext:value-type="currency">
            <text:p>152,04 €</text:p>
          </table:table-cell>
          <table:table-cell table:style-name="ce100" office:value-type="string" calcext:value-type="string">
            <text:p>---</text:p>
          </table:table-cell>
          <table:table-cell/>
          <table:table-cell table:style-name="ce6" office:value-type="string" calcext:value-type="string">
            <text:p>Valeurs unitaires</text:p>
          </table:table-cell>
          <table:table-cell table:style-name="ce102" office:value-type="currency" office:currency="EUR" office:value="0.1456" calcext:value-type="currency">
            <text:p>0,1456 €</text:p>
          </table:table-cell>
          <table:table-cell table:style-name="ce109" office:value-type="currency" office:currency="EUR" office:value="0.1876" calcext:value-type="currency">
            <text:p>0,1876 €</text:p>
          </table:table-cell>
          <table:table-cell table:style-name="ce92" office:value-type="currency" office:currency="EUR" office:value="157.08" calcext:value-type="currency">
            <text:p>157,08 €</text:p>
          </table:table-cell>
          <table:table-cell table:style-name="ce89" office:value-type="string" calcext:value-type="string">
            <text:p>---</text:p>
          </table:table-cell>
        </table:table-row>
        <table:table-row table:style-name="ro1">
          <table:table-cell/>
          <table:table-cell office:value-type="string" calcext:value-type="string">
            <text:p>Mars</text:p>
          </table:table-cell>
          <table:table-cell table:formula="of:=[.C39]*[.M4]" office:value-type="currency" office:currency="EUR" office:value="0" calcext:value-type="currency">
            <text:p>0,00 €</text:p>
          </table:table-cell>
          <table:table-cell table:style-name="ce103" table:formula="of:=[.D39]*[.N4]" office:value-type="currency" office:currency="EUR" office:value="0" calcext:value-type="currency">
            <text:p>0,00 €</text:p>
          </table:table-cell>
          <table:table-cell table:style-name="Default" table:formula="of:=IF(SUM([.C40:.D40])&lt;&gt;0;[.E39]/12;&quot;&quot;)">
            <text:p/>
          </table:table-cell>
          <table:table-cell table:style-name="ce103" table:formula="of:=SUM([.C40:.E40])" office:value-type="currency" office:currency="EUR" office:value="0" calcext:value-type="currency">
            <text:p>0,00 €</text:p>
          </table:table-cell>
          <table:table-cell table:style-name="ce96" table:formula="of:=[.G39]*[.M4]" office:value-type="currency" office:currency="EUR" office:value="0" calcext:value-type="currency">
            <text:p>0,00 €</text:p>
          </table:table-cell>
          <table:table-cell table:style-name="ce96" table:formula="of:=[.H39]*[.N4]" office:value-type="currency" office:currency="EUR" office:value="0" calcext:value-type="currency">
            <text:p>0,00 €</text:p>
          </table:table-cell>
          <table:table-cell table:formula="of:=IF(SUM([.F40:.G40])&lt;&gt;0;[.I39]/12;&quot;&quot;)">
            <text:p/>
          </table:table-cell>
          <table:table-cell table:style-name="ce103" table:formula="of:=SUM([.G40:.I40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Mars</text:p>
          </table:table-cell>
          <table:table-cell table:style-name="ce103" table:formula="of:=SUM([.M4:.N4])*[.M39]" office:value-type="currency" office:currency="EUR" office:value="0" calcext:value-type="currency">
            <text:p>0,00 €</text:p>
          </table:table-cell>
          <table:table-cell table:style-name="Default" table:formula="of:=IF([.M40]&lt;&gt;0;[.N39]/12;&quot;&quot;)">
            <text:p/>
          </table:table-cell>
          <table:table-cell table:formula="of:=SUM([.M40:.N40])" office:value-type="currency" office:currency="EUR" office:value="0" calcext:value-type="currency">
            <text:p>0,00 €</text:p>
          </table:table-cell>
          <table:table-cell table:style-name="ce103" table:formula="of:=SUM([.M4:.N4])*[.P39]" office:value-type="currency" office:currency="EUR" office:value="0" calcext:value-type="currency">
            <text:p>0,00 €</text:p>
          </table:table-cell>
          <table:table-cell table:formula="of:=IF([.P40]&lt;&gt;0;[.Q39]/12;&quot;&quot;)">
            <text:p/>
          </table:table-cell>
          <table:table-cell table:style-name="ce103" table:formula="of:=SUM([.P40:.Q40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Mars</text:p>
          </table:table-cell>
          <table:table-cell table:style-name="ce103" table:formula="of:=SUM([.M4:.N4])*[.U39]" office:value-type="currency" office:currency="EUR" office:value="0" calcext:value-type="currency">
            <text:p>0,00 €</text:p>
          </table:table-cell>
          <table:table-cell table:formula="of:=IF([.U40]&lt;&gt;0;[.V39]/12;&quot;&quot;)">
            <text:p/>
          </table:table-cell>
          <table:table-cell table:style-name="ce115" table:formula="of:=SUM([.U40:.V40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Mars</text:p>
          </table:table-cell>
          <table:table-cell table:style-name="ce115" table:formula="of:=[.Z39]*[.M4]" office:value-type="currency" office:currency="EUR" office:value="0" calcext:value-type="currency">
            <text:p>0,00 €</text:p>
          </table:table-cell>
          <table:table-cell table:style-name="ce103" table:formula="of:=[.AA39]*[.N4]" office:value-type="currency" office:currency="EUR" office:value="0" calcext:value-type="currency">
            <text:p>0,00 €</text:p>
          </table:table-cell>
          <table:table-cell table:formula="of:=IF(SUM([.Z40:.AA40])&lt;&gt;0;[.AB39]/12;&quot;&quot;)">
            <text:p/>
          </table:table-cell>
          <table:table-cell table:style-name="ce103" table:formula="of:=SUM([.Z40:.AB40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Février</text:p>
          </table:table-cell>
          <table:table-cell table:formula="of:=[.C39]*[.M5]" office:value-type="currency" office:currency="EUR" office:value="0" calcext:value-type="currency">
            <text:p>0,00 €</text:p>
          </table:table-cell>
          <table:table-cell table:formula="of:=[.D39]*[.N5]" office:value-type="currency" office:currency="EUR" office:value="0" calcext:value-type="currency">
            <text:p>0,00 €</text:p>
          </table:table-cell>
          <table:table-cell table:style-name="Default" table:formula="of:=IF(SUM([.C41:.D41])&lt;&gt;0;[.E39]/12;&quot;&quot;)">
            <text:p/>
          </table:table-cell>
          <table:table-cell table:formula="of:=SUM([.C41:.E41])" office:value-type="currency" office:currency="EUR" office:value="0" calcext:value-type="currency">
            <text:p>0,00 €</text:p>
          </table:table-cell>
          <table:table-cell table:style-name="ce97" table:formula="of:=[.G39]*[.M5]" office:value-type="currency" office:currency="EUR" office:value="0" calcext:value-type="currency">
            <text:p>0,00 €</text:p>
          </table:table-cell>
          <table:table-cell table:style-name="ce97" table:formula="of:=[.H39]*[.N5]" office:value-type="currency" office:currency="EUR" office:value="0" calcext:value-type="currency">
            <text:p>0,00 €</text:p>
          </table:table-cell>
          <table:table-cell table:formula="of:=IF(SUM([.F41:.G41])&lt;&gt;0;[.I39]/12;&quot;&quot;)">
            <text:p/>
          </table:table-cell>
          <table:table-cell table:style-name="ce104" table:formula="of:=SUM([.G41:.I41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évrier</text:p>
          </table:table-cell>
          <table:table-cell table:style-name="ce104" table:formula="of:=SUM([.M5:.N5])*[.M39]" office:value-type="currency" office:currency="EUR" office:value="0" calcext:value-type="currency">
            <text:p>0,00 €</text:p>
          </table:table-cell>
          <table:table-cell table:style-name="Default" table:formula="of:=IF([.M41]&lt;&gt;0;[.N39]/12;&quot;&quot;)">
            <text:p/>
          </table:table-cell>
          <table:table-cell table:formula="of:=SUM([.M41:.N41])" office:value-type="currency" office:currency="EUR" office:value="0" calcext:value-type="currency">
            <text:p>0,00 €</text:p>
          </table:table-cell>
          <table:table-cell table:style-name="ce104" table:formula="of:=SUM([.M5:.N5])*[.P39]" office:value-type="currency" office:currency="EUR" office:value="0" calcext:value-type="currency">
            <text:p>0,00 €</text:p>
          </table:table-cell>
          <table:table-cell table:formula="of:=IF([.P41]&lt;&gt;0;[.Q39]/12;&quot;&quot;)">
            <text:p/>
          </table:table-cell>
          <table:table-cell table:style-name="ce104" table:formula="of:=SUM([.P41:.Q41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Février</text:p>
          </table:table-cell>
          <table:table-cell table:style-name="ce104" table:formula="of:=SUM([.M5:.N5])*[.U39]" office:value-type="currency" office:currency="EUR" office:value="0" calcext:value-type="currency">
            <text:p>0,00 €</text:p>
          </table:table-cell>
          <table:table-cell table:formula="of:=IF([.U41]&lt;&gt;0;[.V39]/12;&quot;&quot;)">
            <text:p/>
          </table:table-cell>
          <table:table-cell table:style-name="ce115" table:formula="of:=SUM([.U41:.V41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Février</text:p>
          </table:table-cell>
          <table:table-cell table:style-name="ce115" table:formula="of:=[.Z39]*[.M5]" office:value-type="currency" office:currency="EUR" office:value="0" calcext:value-type="currency">
            <text:p>0,00 €</text:p>
          </table:table-cell>
          <table:table-cell table:style-name="ce104" table:formula="of:=[.AA39]*[.N5]" office:value-type="currency" office:currency="EUR" office:value="0" calcext:value-type="currency">
            <text:p>0,00 €</text:p>
          </table:table-cell>
          <table:table-cell table:formula="of:=IF(SUM([.Z41:.AA41])&lt;&gt;0;[.AB39]/12;&quot;&quot;)">
            <text:p/>
          </table:table-cell>
          <table:table-cell table:style-name="ce104" table:formula="of:=SUM([.Z41:.AB41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Janvier</text:p>
          </table:table-cell>
          <table:table-cell table:formula="of:=[.C39]*[.M6]" office:value-type="currency" office:currency="EUR" office:value="0" calcext:value-type="currency">
            <text:p>0,00 €</text:p>
          </table:table-cell>
          <table:table-cell table:formula="of:=[.D39]*[.N6]" office:value-type="currency" office:currency="EUR" office:value="0" calcext:value-type="currency">
            <text:p>0,00 €</text:p>
          </table:table-cell>
          <table:table-cell table:style-name="Default" table:formula="of:=IF(SUM([.C42:.D42])&lt;&gt;0;[.E39]/12;&quot;&quot;)">
            <text:p/>
          </table:table-cell>
          <table:table-cell table:formula="of:=SUM([.C42:.E42])" office:value-type="currency" office:currency="EUR" office:value="0" calcext:value-type="currency">
            <text:p>0,00 €</text:p>
          </table:table-cell>
          <table:table-cell table:style-name="ce97" table:formula="of:=[.G39]*[.M6]" office:value-type="currency" office:currency="EUR" office:value="0" calcext:value-type="currency">
            <text:p>0,00 €</text:p>
          </table:table-cell>
          <table:table-cell table:style-name="ce97" table:formula="of:=[.H39]*[.N6]" office:value-type="currency" office:currency="EUR" office:value="0" calcext:value-type="currency">
            <text:p>0,00 €</text:p>
          </table:table-cell>
          <table:table-cell table:formula="of:=IF(SUM([.F42:.G42])&lt;&gt;0;[.I39]/12;&quot;&quot;)">
            <text:p/>
          </table:table-cell>
          <table:table-cell table:style-name="ce104" table:formula="of:=SUM([.G42:.I42])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Janvier</text:p>
          </table:table-cell>
          <table:table-cell table:style-name="ce104" table:formula="of:=SUM([.M6:.N6])*[.M39]" office:value-type="currency" office:currency="EUR" office:value="0" calcext:value-type="currency">
            <text:p>0,00 €</text:p>
          </table:table-cell>
          <table:table-cell table:style-name="Default" table:formula="of:=IF([.M42]&lt;&gt;0;[.N39]/12;&quot;&quot;)">
            <text:p/>
          </table:table-cell>
          <table:table-cell table:formula="of:=SUM([.M42:.N42])" office:value-type="currency" office:currency="EUR" office:value="0" calcext:value-type="currency">
            <text:p>0,00 €</text:p>
          </table:table-cell>
          <table:table-cell table:style-name="ce104" table:formula="of:=SUM([.M6:.N6])*[.P39]" office:value-type="currency" office:currency="EUR" office:value="0" calcext:value-type="currency">
            <text:p>0,00 €</text:p>
          </table:table-cell>
          <table:table-cell table:formula="of:=IF([.P42]&lt;&gt;0;[.Q39]/12;&quot;&quot;)">
            <text:p/>
          </table:table-cell>
          <table:table-cell table:style-name="ce104" table:formula="of:=SUM([.P42:.Q42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Janvier</text:p>
          </table:table-cell>
          <table:table-cell table:style-name="ce104" table:formula="of:=SUM([.M6:.N6])*[.U39]" office:value-type="currency" office:currency="EUR" office:value="0" calcext:value-type="currency">
            <text:p>0,00 €</text:p>
          </table:table-cell>
          <table:table-cell table:formula="of:=IF([.U42]&lt;&gt;0;[.V39]/12;&quot;&quot;)">
            <text:p/>
          </table:table-cell>
          <table:table-cell table:style-name="ce115" table:formula="of:=SUM([.U42:.V42])" office:value-type="currency" office:currency="EUR" office:value="0" calcext:value-type="currency">
            <text:p>0,00 €</text:p>
          </table:table-cell>
          <table:table-cell/>
          <table:table-cell table:style-name="ce6" office:value-type="string" calcext:value-type="string">
            <text:p>Janvier</text:p>
          </table:table-cell>
          <table:table-cell table:style-name="ce115" table:formula="of:=[.Z39]*[.M6]" office:value-type="currency" office:currency="EUR" office:value="0" calcext:value-type="currency">
            <text:p>0,00 €</text:p>
          </table:table-cell>
          <table:table-cell table:style-name="ce104" table:formula="of:=[.AA39]*[.N6]" office:value-type="currency" office:currency="EUR" office:value="0" calcext:value-type="currency">
            <text:p>0,00 €</text:p>
          </table:table-cell>
          <table:table-cell table:formula="of:=IF(SUM([.Z42:.AA42])&lt;&gt;0;[.AB39]/12;&quot;&quot;)">
            <text:p/>
          </table:table-cell>
          <table:table-cell table:style-name="ce104" table:formula="of:=SUM([.Z42:.AB42])" office:value-type="currency" office:currency="EUR" office:value="0" calcext:value-type="currency">
            <text:p>0,00 €</text:p>
          </table:table-cell>
        </table:table-row>
        <table:table-row table:style-name="ro1">
          <table:table-cell/>
          <table:table-cell office:value-type="string" calcext:value-type="string">
            <text:p>Décembre</text:p>
          </table:table-cell>
          <table:table-cell table:formula="of:=[.C39]*[.M7]" office:value-type="currency" office:currency="EUR" office:value="43.8416" calcext:value-type="currency">
            <text:p>43,84 €</text:p>
          </table:table-cell>
          <table:table-cell table:formula="of:=[.D39]*[.N7]" office:value-type="currency" office:currency="EUR" office:value="56.43" calcext:value-type="currency">
            <text:p>56,43 €</text:p>
          </table:table-cell>
          <table:table-cell table:formula="of:=IF(SUM([.C43:.D43])&lt;&gt;0;[.E39]/12;&quot;&quot;)" office:value-type="currency" office:currency="EUR" office:value="13.09" calcext:value-type="currency">
            <text:p>13,09 €</text:p>
          </table:table-cell>
          <table:table-cell table:formula="of:=SUM([.C43:.E43])" office:value-type="currency" office:currency="EUR" office:value="113.3616" calcext:value-type="currency">
            <text:p>113,36 €</text:p>
          </table:table-cell>
          <table:table-cell table:style-name="ce97" table:formula="of:=[.G39]*[.M7]" office:value-type="currency" office:currency="EUR" office:value="35.9552" calcext:value-type="currency">
            <text:p>35,96 €</text:p>
          </table:table-cell>
          <table:table-cell table:style-name="ce97" table:formula="of:=[.H39]*[.N7]" office:value-type="currency" office:currency="EUR" office:value="44.8514" calcext:value-type="currency">
            <text:p>44,85 €</text:p>
          </table:table-cell>
          <table:table-cell table:style-name="ce115" table:formula="of:=IF(SUM([.F43:.G43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3:.I43])" office:value-type="currency" office:currency="EUR" office:value="95.2732666666667" calcext:value-type="currency">
            <text:p>95,27 €</text:p>
          </table:table-cell>
          <table:table-cell/>
          <table:table-cell office:value-type="string" calcext:value-type="string">
            <text:p>Décembre</text:p>
          </table:table-cell>
          <table:table-cell table:style-name="ce104" table:formula="of:=SUM([.M7:.N7])*[.M39]" office:value-type="currency" office:currency="EUR" office:value="105.9236" calcext:value-type="currency">
            <text:p>105,92 €</text:p>
          </table:table-cell>
          <table:table-cell table:style-name="ce115" table:formula="of:=IF([.M43]&lt;&gt;0;[.N39]/12;&quot;&quot;)" office:value-type="currency" office:currency="EUR" office:value="12.68" calcext:value-type="currency">
            <text:p>12,68 €</text:p>
          </table:table-cell>
          <table:table-cell table:formula="of:=SUM([.M43:.N43])" office:value-type="currency" office:currency="EUR" office:value="118.6036" calcext:value-type="currency">
            <text:p>118,60 €</text:p>
          </table:table-cell>
          <table:table-cell table:style-name="ce104" table:formula="of:=SUM([.M7:.N7])*[.P39]" office:value-type="currency" office:currency="EUR" office:value="84.8736" calcext:value-type="currency">
            <text:p>84,87 €</text:p>
          </table:table-cell>
          <table:table-cell table:style-name="ce115" table:formula="of:=IF([.P43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3:.Q43])" office:value-type="currency" office:currency="EUR" office:value="98.7319333333333" calcext:value-type="currency">
            <text:p>98,73 €</text:p>
          </table:table-cell>
          <table:table-cell/>
          <table:table-cell table:style-name="ce6" office:value-type="string" calcext:value-type="string">
            <text:p>Décembre</text:p>
          </table:table-cell>
          <table:table-cell table:style-name="ce104" table:formula="of:=SUM([.M7:.N7])*[.U39]" office:value-type="currency" office:currency="EUR" office:value="73.8013" calcext:value-type="currency">
            <text:p>73,80 €</text:p>
          </table:table-cell>
          <table:table-cell table:style-name="ce115" table:formula="of:=IF([.U43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3:.V43])" office:value-type="currency" office:currency="EUR" office:value="86.4713" calcext:value-type="currency">
            <text:p>86,47 €</text:p>
          </table:table-cell>
          <table:table-cell/>
          <table:table-cell table:style-name="ce6" office:value-type="string" calcext:value-type="string">
            <text:p>Décembre</text:p>
          </table:table-cell>
          <table:table-cell table:style-name="ce115" table:formula="of:=[.Z39]*[.M7]" office:value-type="currency" office:currency="EUR" office:value="30.8672" calcext:value-type="currency">
            <text:p>30,87 €</text:p>
          </table:table-cell>
          <table:table-cell table:style-name="ce104" table:formula="of:=[.AA39]*[.N7]" office:value-type="currency" office:currency="EUR" office:value="39.2084" calcext:value-type="currency">
            <text:p>39,21 €</text:p>
          </table:table-cell>
          <table:table-cell table:style-name="ce115" table:formula="of:=IF(SUM([.Z43:.AA43])&lt;&gt;0;[.AB39]/12;&quot;&quot;)" office:value-type="currency" office:currency="EUR" office:value="13.09" calcext:value-type="currency">
            <text:p>13,09 €</text:p>
          </table:table-cell>
          <table:table-cell table:style-name="ce104" table:formula="of:=SUM([.Z43:.AB43])" office:value-type="currency" office:currency="EUR" office:value="83.1656" calcext:value-type="currency">
            <text:p>83,17 €</text:p>
          </table:table-cell>
        </table:table-row>
        <table:table-row table:style-name="ro1">
          <table:table-cell/>
          <table:table-cell office:value-type="string" calcext:value-type="string">
            <text:p>Novembre</text:p>
          </table:table-cell>
          <table:table-cell table:formula="of:=[.C39]*[.M8]" office:value-type="currency" office:currency="EUR" office:value="32.6744" calcext:value-type="currency">
            <text:p>32,67 €</text:p>
          </table:table-cell>
          <table:table-cell table:formula="of:=[.D39]*[.N8]" office:value-type="currency" office:currency="EUR" office:value="42.12" calcext:value-type="currency">
            <text:p>42,12 €</text:p>
          </table:table-cell>
          <table:table-cell table:formula="of:=IF(SUM([.C44:.D44])&lt;&gt;0;[.E39]/12;&quot;&quot;)" office:value-type="currency" office:currency="EUR" office:value="13.09" calcext:value-type="currency">
            <text:p>13,09 €</text:p>
          </table:table-cell>
          <table:table-cell table:formula="of:=SUM([.C44:.E44])" office:value-type="currency" office:currency="EUR" office:value="87.8844" calcext:value-type="currency">
            <text:p>87,88 €</text:p>
          </table:table-cell>
          <table:table-cell table:style-name="ce97" table:formula="of:=[.G39]*[.M8]" office:value-type="currency" office:currency="EUR" office:value="26.7968" calcext:value-type="currency">
            <text:p>26,80 €</text:p>
          </table:table-cell>
          <table:table-cell table:style-name="ce97" table:formula="of:=[.H39]*[.N8]" office:value-type="currency" office:currency="EUR" office:value="33.4776" calcext:value-type="currency">
            <text:p>33,48 €</text:p>
          </table:table-cell>
          <table:table-cell table:style-name="ce115" table:formula="of:=IF(SUM([.F44:.G44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4:.I44])" office:value-type="currency" office:currency="EUR" office:value="74.7410666666667" calcext:value-type="currency">
            <text:p>74,74 €</text:p>
          </table:table-cell>
          <table:table-cell/>
          <table:table-cell office:value-type="string" calcext:value-type="string">
            <text:p>Novembre</text:p>
          </table:table-cell>
          <table:table-cell table:style-name="ce104" table:formula="of:=SUM([.M8:.N8])*[.M39]" office:value-type="currency" office:currency="EUR" office:value="79.0024" calcext:value-type="currency">
            <text:p>79,00 €</text:p>
          </table:table-cell>
          <table:table-cell table:style-name="ce115" table:formula="of:=IF([.M44]&lt;&gt;0;[.N39]/12;&quot;&quot;)" office:value-type="currency" office:currency="EUR" office:value="12.68" calcext:value-type="currency">
            <text:p>12,68 €</text:p>
          </table:table-cell>
          <table:table-cell table:formula="of:=SUM([.M44:.N44])" office:value-type="currency" office:currency="EUR" office:value="91.6824" calcext:value-type="currency">
            <text:p>91,68 €</text:p>
          </table:table-cell>
          <table:table-cell table:style-name="ce104" table:formula="of:=SUM([.M8:.N8])*[.P39]" office:value-type="currency" office:currency="EUR" office:value="63.3024" calcext:value-type="currency">
            <text:p>63,30 €</text:p>
          </table:table-cell>
          <table:table-cell table:style-name="ce115" table:formula="of:=IF([.P44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4:.Q44])" office:value-type="currency" office:currency="EUR" office:value="77.1607333333333" calcext:value-type="currency">
            <text:p>77,16 €</text:p>
          </table:table-cell>
          <table:table-cell/>
          <table:table-cell table:style-name="ce6" office:value-type="string" calcext:value-type="string">
            <text:p>Novembre</text:p>
          </table:table-cell>
          <table:table-cell table:style-name="ce104" table:formula="of:=SUM([.M8:.N8])*[.U39]" office:value-type="currency" office:currency="EUR" office:value="55.0442" calcext:value-type="currency">
            <text:p>55,04 €</text:p>
          </table:table-cell>
          <table:table-cell table:style-name="ce115" table:formula="of:=IF([.U44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4:.V44])" office:value-type="currency" office:currency="EUR" office:value="67.7142" calcext:value-type="currency">
            <text:p>67,71 €</text:p>
          </table:table-cell>
          <table:table-cell/>
          <table:table-cell table:style-name="ce6" office:value-type="string" calcext:value-type="string">
            <text:p>Novembre</text:p>
          </table:table-cell>
          <table:table-cell table:style-name="ce115" table:formula="of:=[.Z39]*[.M8]" office:value-type="currency" office:currency="EUR" office:value="23.0048" calcext:value-type="currency">
            <text:p>23,00 €</text:p>
          </table:table-cell>
          <table:table-cell table:style-name="ce104" table:formula="of:=[.AA39]*[.N8]" office:value-type="currency" office:currency="EUR" office:value="29.2656" calcext:value-type="currency">
            <text:p>29,27 €</text:p>
          </table:table-cell>
          <table:table-cell table:style-name="ce115" table:formula="of:=IF(SUM([.Z44:.AA44])&lt;&gt;0;[.AB39]/12;&quot;&quot;)" office:value-type="currency" office:currency="EUR" office:value="13.09" calcext:value-type="currency">
            <text:p>13,09 €</text:p>
          </table:table-cell>
          <table:table-cell table:style-name="ce104" table:formula="of:=SUM([.Z44:.AB44])" office:value-type="currency" office:currency="EUR" office:value="65.3604" calcext:value-type="currency">
            <text:p>65,36 €</text:p>
          </table:table-cell>
        </table:table-row>
        <table:table-row table:style-name="ro1">
          <table:table-cell/>
          <table:table-cell office:value-type="string" calcext:value-type="string">
            <text:p>Octobre</text:p>
          </table:table-cell>
          <table:table-cell table:formula="of:=[.C39]*[.M9]" office:value-type="currency" office:currency="EUR" office:value="26.0568" calcext:value-type="currency">
            <text:p>26,06 €</text:p>
          </table:table-cell>
          <table:table-cell table:formula="of:=[.D39]*[.N9]" office:value-type="currency" office:currency="EUR" office:value="37.53" calcext:value-type="currency">
            <text:p>37,53 €</text:p>
          </table:table-cell>
          <table:table-cell table:formula="of:=IF(SUM([.C45:.D45])&lt;&gt;0;[.E39]/12;&quot;&quot;)" office:value-type="currency" office:currency="EUR" office:value="13.09" calcext:value-type="currency">
            <text:p>13,09 €</text:p>
          </table:table-cell>
          <table:table-cell table:formula="of:=SUM([.C45:.E45])" office:value-type="currency" office:currency="EUR" office:value="76.6768" calcext:value-type="currency">
            <text:p>76,68 €</text:p>
          </table:table-cell>
          <table:table-cell table:style-name="ce97" table:formula="of:=[.G39]*[.M9]" office:value-type="currency" office:currency="EUR" office:value="21.3696" calcext:value-type="currency">
            <text:p>21,37 €</text:p>
          </table:table-cell>
          <table:table-cell table:style-name="ce97" table:formula="of:=[.H39]*[.N9]" office:value-type="currency" office:currency="EUR" office:value="29.8294" calcext:value-type="currency">
            <text:p>29,83 €</text:p>
          </table:table-cell>
          <table:table-cell table:style-name="ce115" table:formula="of:=IF(SUM([.F45:.G45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5:.I45])" office:value-type="currency" office:currency="EUR" office:value="65.6656666666667" calcext:value-type="currency">
            <text:p>65,67 €</text:p>
          </table:table-cell>
          <table:table-cell/>
          <table:table-cell office:value-type="string" calcext:value-type="string">
            <text:p>Octobre</text:p>
          </table:table-cell>
          <table:table-cell table:style-name="ce104" table:formula="of:=SUM([.M9:.N9])*[.M39]" office:value-type="currency" office:currency="EUR" office:value="66.674" calcext:value-type="currency">
            <text:p>66,67 €</text:p>
          </table:table-cell>
          <table:table-cell table:style-name="ce115" table:formula="of:=IF([.M45]&lt;&gt;0;[.N39]/12;&quot;&quot;)" office:value-type="currency" office:currency="EUR" office:value="12.68" calcext:value-type="currency">
            <text:p>12,68 €</text:p>
          </table:table-cell>
          <table:table-cell table:formula="of:=SUM([.M45:.N45])" office:value-type="currency" office:currency="EUR" office:value="79.354" calcext:value-type="currency">
            <text:p>79,35 €</text:p>
          </table:table-cell>
          <table:table-cell table:style-name="ce104" table:formula="of:=SUM([.M9:.N9])*[.P39]" office:value-type="currency" office:currency="EUR" office:value="53.424" calcext:value-type="currency">
            <text:p>53,42 €</text:p>
          </table:table-cell>
          <table:table-cell table:style-name="ce115" table:formula="of:=IF([.P45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5:.Q45])" office:value-type="currency" office:currency="EUR" office:value="67.2823333333333" calcext:value-type="currency">
            <text:p>67,28 €</text:p>
          </table:table-cell>
          <table:table-cell/>
          <table:table-cell table:style-name="ce6" office:value-type="string" calcext:value-type="string">
            <text:p>Octobre</text:p>
          </table:table-cell>
          <table:table-cell table:style-name="ce104" table:formula="of:=SUM([.M9:.N9])*[.U39]" office:value-type="currency" office:currency="EUR" office:value="46.4545" calcext:value-type="currency">
            <text:p>46,45 €</text:p>
          </table:table-cell>
          <table:table-cell table:style-name="ce115" table:formula="of:=IF([.U45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5:.V45])" office:value-type="currency" office:currency="EUR" office:value="59.1245" calcext:value-type="currency">
            <text:p>59,12 €</text:p>
          </table:table-cell>
          <table:table-cell/>
          <table:table-cell table:style-name="ce6" office:value-type="string" calcext:value-type="string">
            <text:p>Octobre</text:p>
          </table:table-cell>
          <table:table-cell table:style-name="ce115" table:formula="of:=[.Z39]*[.M9]" office:value-type="currency" office:currency="EUR" office:value="18.3456" calcext:value-type="currency">
            <text:p>18,35 €</text:p>
          </table:table-cell>
          <table:table-cell table:style-name="ce104" table:formula="of:=[.AA39]*[.N9]" office:value-type="currency" office:currency="EUR" office:value="26.0764" calcext:value-type="currency">
            <text:p>26,08 €</text:p>
          </table:table-cell>
          <table:table-cell table:style-name="ce115" table:formula="of:=IF(SUM([.Z45:.AA45])&lt;&gt;0;[.AB39]/12;&quot;&quot;)" office:value-type="currency" office:currency="EUR" office:value="13.09" calcext:value-type="currency">
            <text:p>13,09 €</text:p>
          </table:table-cell>
          <table:table-cell table:style-name="ce104" table:formula="of:=SUM([.Z45:.AB45])" office:value-type="currency" office:currency="EUR" office:value="57.512" calcext:value-type="currency">
            <text:p>57,51 €</text:p>
          </table:table-cell>
        </table:table-row>
        <table:table-row table:style-name="ro1">
          <table:table-cell/>
          <table:table-cell office:value-type="string" calcext:value-type="string">
            <text:p>Septembre</text:p>
          </table:table-cell>
          <table:table-cell table:formula="of:=[.C39]*[.M10]" office:value-type="currency" office:currency="EUR" office:value="23.5752" calcext:value-type="currency">
            <text:p>23,58 €</text:p>
          </table:table-cell>
          <table:table-cell table:formula="of:=[.D39]*[.N10]" office:value-type="currency" office:currency="EUR" office:value="31.59" calcext:value-type="currency">
            <text:p>31,59 €</text:p>
          </table:table-cell>
          <table:table-cell table:formula="of:=IF(SUM([.C46:.D46])&lt;&gt;0;[.E39]/12;&quot;&quot;)" office:value-type="currency" office:currency="EUR" office:value="13.09" calcext:value-type="currency">
            <text:p>13,09 €</text:p>
          </table:table-cell>
          <table:table-cell table:formula="of:=SUM([.C46:.E46])" office:value-type="currency" office:currency="EUR" office:value="68.2552" calcext:value-type="currency">
            <text:p>68,26 €</text:p>
          </table:table-cell>
          <table:table-cell table:style-name="ce97" table:formula="of:=[.G39]*[.M10]" office:value-type="currency" office:currency="EUR" office:value="19.3344" calcext:value-type="currency">
            <text:p>19,33 €</text:p>
          </table:table-cell>
          <table:table-cell table:style-name="ce97" table:formula="of:=[.H39]*[.N10]" office:value-type="currency" office:currency="EUR" office:value="25.1082" calcext:value-type="currency">
            <text:p>25,11 €</text:p>
          </table:table-cell>
          <table:table-cell table:style-name="ce115" table:formula="of:=IF(SUM([.F46:.G46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6:.I46])" office:value-type="currency" office:currency="EUR" office:value="58.9092666666667" calcext:value-type="currency">
            <text:p>58,91 €</text:p>
          </table:table-cell>
          <table:table-cell/>
          <table:table-cell office:value-type="string" calcext:value-type="string">
            <text:p>Septembre</text:p>
          </table:table-cell>
          <table:table-cell table:style-name="ce104" table:formula="of:=SUM([.M10:.N10])*[.M39]" office:value-type="currency" office:currency="EUR" office:value="58.1196" calcext:value-type="currency">
            <text:p>58,12 €</text:p>
          </table:table-cell>
          <table:table-cell table:style-name="ce115" table:formula="of:=IF([.M46]&lt;&gt;0;[.N39]/12;&quot;&quot;)" office:value-type="currency" office:currency="EUR" office:value="12.68" calcext:value-type="currency">
            <text:p>12,68 €</text:p>
          </table:table-cell>
          <table:table-cell table:formula="of:=SUM([.M46:.N46])" office:value-type="currency" office:currency="EUR" office:value="70.7996" calcext:value-type="currency">
            <text:p>70,80 €</text:p>
          </table:table-cell>
          <table:table-cell table:style-name="ce104" table:formula="of:=SUM([.M10:.N10])*[.P39]" office:value-type="currency" office:currency="EUR" office:value="46.5696" calcext:value-type="currency">
            <text:p>46,57 €</text:p>
          </table:table-cell>
          <table:table-cell table:style-name="ce115" table:formula="of:=IF([.P46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6:.Q46])" office:value-type="currency" office:currency="EUR" office:value="60.4279333333333" calcext:value-type="currency">
            <text:p>60,43 €</text:p>
          </table:table-cell>
          <table:table-cell/>
          <table:table-cell table:style-name="ce6" office:value-type="string" calcext:value-type="string">
            <text:p>Septembre</text:p>
          </table:table-cell>
          <table:table-cell table:style-name="ce104" table:formula="of:=SUM([.M10:.N10])*[.U39]" office:value-type="currency" office:currency="EUR" office:value="40.4943" calcext:value-type="currency">
            <text:p>40,49 €</text:p>
          </table:table-cell>
          <table:table-cell table:style-name="ce115" table:formula="of:=IF([.U46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6:.V46])" office:value-type="currency" office:currency="EUR" office:value="53.1643" calcext:value-type="currency">
            <text:p>53,16 €</text:p>
          </table:table-cell>
          <table:table-cell/>
          <table:table-cell table:style-name="ce6" office:value-type="string" calcext:value-type="string">
            <text:p>Septembre</text:p>
          </table:table-cell>
          <table:table-cell table:style-name="ce115" table:formula="of:=[.Z39]*[.M10]" office:value-type="currency" office:currency="EUR" office:value="16.5984" calcext:value-type="currency">
            <text:p>16,60 €</text:p>
          </table:table-cell>
          <table:table-cell table:style-name="ce104" table:formula="of:=[.AA39]*[.N10]" office:value-type="currency" office:currency="EUR" office:value="21.9492" calcext:value-type="currency">
            <text:p>21,95 €</text:p>
          </table:table-cell>
          <table:table-cell table:style-name="ce115" table:formula="of:=IF(SUM([.Z46:.AA46])&lt;&gt;0;[.AB39]/12;&quot;&quot;)" office:value-type="currency" office:currency="EUR" office:value="13.09" calcext:value-type="currency">
            <text:p>13,09 €</text:p>
          </table:table-cell>
          <table:table-cell table:style-name="ce104" table:formula="of:=SUM([.Z46:.AB46])" office:value-type="currency" office:currency="EUR" office:value="51.6376" calcext:value-type="currency">
            <text:p>51,64 €</text:p>
          </table:table-cell>
        </table:table-row>
        <table:table-row table:style-name="ro1">
          <table:table-cell/>
          <table:table-cell office:value-type="string" calcext:value-type="string">
            <text:p>Août</text:p>
          </table:table-cell>
          <table:table-cell table:formula="of:=[.C39]*[.M11]" office:value-type="currency" office:currency="EUR" office:value="11.1672" calcext:value-type="currency">
            <text:p>11,17 €</text:p>
          </table:table-cell>
          <table:table-cell table:formula="of:=[.D39]*[.N11]" office:value-type="currency" office:currency="EUR" office:value="12.42" calcext:value-type="currency">
            <text:p>12,42 €</text:p>
          </table:table-cell>
          <table:table-cell table:formula="of:=IF(SUM([.C47:.D47])&lt;&gt;0;[.E39]/12;&quot;&quot;)" office:value-type="currency" office:currency="EUR" office:value="13.09" calcext:value-type="currency">
            <text:p>13,09 €</text:p>
          </table:table-cell>
          <table:table-cell table:formula="of:=SUM([.C47:.E47])" office:value-type="currency" office:currency="EUR" office:value="36.6772" calcext:value-type="currency">
            <text:p>36,68 €</text:p>
          </table:table-cell>
          <table:table-cell table:style-name="ce97" table:formula="of:=[.G39]*[.M11]" office:value-type="currency" office:currency="EUR" office:value="9.1584" calcext:value-type="currency">
            <text:p>9,16 €</text:p>
          </table:table-cell>
          <table:table-cell table:style-name="ce97" table:formula="of:=[.H39]*[.N11]" office:value-type="currency" office:currency="EUR" office:value="9.8716" calcext:value-type="currency">
            <text:p>9,87 €</text:p>
          </table:table-cell>
          <table:table-cell table:style-name="ce115" table:formula="of:=IF(SUM([.F47:.G47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7:.I47])" office:value-type="currency" office:currency="EUR" office:value="33.4966666666667" calcext:value-type="currency">
            <text:p>33,50 €</text:p>
          </table:table-cell>
          <table:table-cell/>
          <table:table-cell office:value-type="string" calcext:value-type="string">
            <text:p>Août</text:p>
          </table:table-cell>
          <table:table-cell table:style-name="ce104" table:formula="of:=SUM([.M11:.N11])*[.M39]" office:value-type="currency" office:currency="EUR" office:value="25.16" calcext:value-type="currency">
            <text:p>25,16 €</text:p>
          </table:table-cell>
          <table:table-cell table:style-name="ce115" table:formula="of:=IF([.M47]&lt;&gt;0;[.N39]/12;&quot;&quot;)" office:value-type="currency" office:currency="EUR" office:value="12.68" calcext:value-type="currency">
            <text:p>12,68 €</text:p>
          </table:table-cell>
          <table:table-cell table:formula="of:=SUM([.M47:.N47])" office:value-type="currency" office:currency="EUR" office:value="37.84" calcext:value-type="currency">
            <text:p>37,84 €</text:p>
          </table:table-cell>
          <table:table-cell table:style-name="ce104" table:formula="of:=SUM([.M11:.N11])*[.P39]" office:value-type="currency" office:currency="EUR" office:value="20.16" calcext:value-type="currency">
            <text:p>20,16 €</text:p>
          </table:table-cell>
          <table:table-cell table:style-name="ce115" table:formula="of:=IF([.P47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7:.Q47])" office:value-type="currency" office:currency="EUR" office:value="34.0183333333333" calcext:value-type="currency">
            <text:p>34,02 €</text:p>
          </table:table-cell>
          <table:table-cell/>
          <table:table-cell table:style-name="ce6" office:value-type="string" calcext:value-type="string">
            <text:p>Août</text:p>
          </table:table-cell>
          <table:table-cell table:style-name="ce104" table:formula="of:=SUM([.M11:.N11])*[.U39]" office:value-type="currency" office:currency="EUR" office:value="17.53" calcext:value-type="currency">
            <text:p>17,53 €</text:p>
          </table:table-cell>
          <table:table-cell table:style-name="ce115" table:formula="of:=IF([.U47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7:.V47])" office:value-type="currency" office:currency="EUR" office:value="30.2" calcext:value-type="currency">
            <text:p>30,20 €</text:p>
          </table:table-cell>
          <table:table-cell/>
          <table:table-cell table:style-name="ce6" office:value-type="string" calcext:value-type="string">
            <text:p>Août</text:p>
          </table:table-cell>
          <table:table-cell table:style-name="ce115" table:formula="of:=[.Z39]*[.M11]" office:value-type="currency" office:currency="EUR" office:value="7.8624" calcext:value-type="currency">
            <text:p>7,86 €</text:p>
          </table:table-cell>
          <table:table-cell table:style-name="ce104" table:formula="of:=[.AA39]*[.N11]" office:value-type="currency" office:currency="EUR" office:value="8.6296" calcext:value-type="currency">
            <text:p>8,63 €</text:p>
          </table:table-cell>
          <table:table-cell table:style-name="ce115" table:formula="of:=IF(SUM([.Z47:.AA47])&lt;&gt;0;[.AB39]/12;&quot;&quot;)" office:value-type="currency" office:currency="EUR" office:value="13.09" calcext:value-type="currency">
            <text:p>13,09 €</text:p>
          </table:table-cell>
          <table:table-cell table:style-name="ce104" table:formula="of:=SUM([.Z47:.AB47])" office:value-type="currency" office:currency="EUR" office:value="29.582" calcext:value-type="currency">
            <text:p>29,58 €</text:p>
          </table:table-cell>
        </table:table-row>
        <table:table-row table:style-name="ro1">
          <table:table-cell/>
          <table:table-cell office:value-type="string" calcext:value-type="string">
            <text:p>Juillet</text:p>
          </table:table-cell>
          <table:table-cell table:formula="of:=[.C39]*[.M12]" office:value-type="currency" office:currency="EUR" office:value="19.2324" calcext:value-type="currency">
            <text:p>19,23 €</text:p>
          </table:table-cell>
          <table:table-cell table:formula="of:=[.D39]*[.N12]" office:value-type="currency" office:currency="EUR" office:value="28.35" calcext:value-type="currency">
            <text:p>28,35 €</text:p>
          </table:table-cell>
          <table:table-cell table:formula="of:=IF(SUM([.C48:.D48])&lt;&gt;0;[.E39]/12;&quot;&quot;)" office:value-type="currency" office:currency="EUR" office:value="13.09" calcext:value-type="currency">
            <text:p>13,09 €</text:p>
          </table:table-cell>
          <table:table-cell table:formula="of:=SUM([.C48:.E48])" office:value-type="currency" office:currency="EUR" office:value="60.6724" calcext:value-type="currency">
            <text:p>60,67 €</text:p>
          </table:table-cell>
          <table:table-cell table:style-name="ce97" table:formula="of:=[.G39]*[.M12]" office:value-type="currency" office:currency="EUR" office:value="15.7728" calcext:value-type="currency">
            <text:p>15,77 €</text:p>
          </table:table-cell>
          <table:table-cell table:style-name="ce97" table:formula="of:=[.H39]*[.N12]" office:value-type="currency" office:currency="EUR" office:value="22.533" calcext:value-type="currency">
            <text:p>22,53 €</text:p>
          </table:table-cell>
          <table:table-cell table:style-name="ce115" table:formula="of:=IF(SUM([.F48:.G48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8:.I48])" office:value-type="currency" office:currency="EUR" office:value="52.7724666666667" calcext:value-type="currency">
            <text:p>52,77 €</text:p>
          </table:table-cell>
          <table:table-cell/>
          <table:table-cell office:value-type="string" calcext:value-type="string">
            <text:p>Juillet</text:p>
          </table:table-cell>
          <table:table-cell table:style-name="ce104" table:formula="of:=SUM([.M12:.N12])*[.M39]" office:value-type="currency" office:currency="EUR" office:value="49.8168" calcext:value-type="currency">
            <text:p>49,82 €</text:p>
          </table:table-cell>
          <table:table-cell table:style-name="ce115" table:formula="of:=IF([.M48]&lt;&gt;0;[.N39]/12;&quot;&quot;)" office:value-type="currency" office:currency="EUR" office:value="12.68" calcext:value-type="currency">
            <text:p>12,68 €</text:p>
          </table:table-cell>
          <table:table-cell table:formula="of:=SUM([.M48:.N48])" office:value-type="currency" office:currency="EUR" office:value="62.4968" calcext:value-type="currency">
            <text:p>62,50 €</text:p>
          </table:table-cell>
          <table:table-cell table:style-name="ce104" table:formula="of:=SUM([.M12:.N12])*[.P39]" office:value-type="currency" office:currency="EUR" office:value="39.9168" calcext:value-type="currency">
            <text:p>39,92 €</text:p>
          </table:table-cell>
          <table:table-cell table:style-name="ce115" table:formula="of:=IF([.P48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8:.Q48])" office:value-type="currency" office:currency="EUR" office:value="53.7751333333333" calcext:value-type="currency">
            <text:p>53,78 €</text:p>
          </table:table-cell>
          <table:table-cell/>
          <table:table-cell table:style-name="ce6" office:value-type="string" calcext:value-type="string">
            <text:p>Juillet</text:p>
          </table:table-cell>
          <table:table-cell table:style-name="ce104" table:formula="of:=SUM([.M12:.N12])*[.U39]" office:value-type="currency" office:currency="EUR" office:value="34.7094" calcext:value-type="currency">
            <text:p>34,71 €</text:p>
          </table:table-cell>
          <table:table-cell table:style-name="ce115" table:formula="of:=IF([.U48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8:.V48])" office:value-type="currency" office:currency="EUR" office:value="47.3794" calcext:value-type="currency">
            <text:p>47,38 €</text:p>
          </table:table-cell>
          <table:table-cell/>
          <table:table-cell table:style-name="ce6" office:value-type="string" calcext:value-type="string">
            <text:p>Juillet</text:p>
          </table:table-cell>
          <table:table-cell table:style-name="ce115" table:formula="of:=[.Z39]*[.M12]" office:value-type="currency" office:currency="EUR" office:value="13.5408" calcext:value-type="currency">
            <text:p>13,54 €</text:p>
          </table:table-cell>
          <table:table-cell table:style-name="ce104" table:formula="of:=[.AA39]*[.N12]" office:value-type="currency" office:currency="EUR" office:value="19.698" calcext:value-type="currency">
            <text:p>19,70 €</text:p>
          </table:table-cell>
          <table:table-cell table:style-name="ce115" table:formula="of:=IF(SUM([.Z48:.AA48])&lt;&gt;0;[.AB39]/12;&quot;&quot;)" office:value-type="currency" office:currency="EUR" office:value="13.09" calcext:value-type="currency">
            <text:p>13,09 €</text:p>
          </table:table-cell>
          <table:table-cell table:style-name="ce104" table:formula="of:=SUM([.Z48:.AB48])" office:value-type="currency" office:currency="EUR" office:value="46.3288" calcext:value-type="currency">
            <text:p>46,33 €</text:p>
          </table:table-cell>
        </table:table-row>
        <table:table-row table:style-name="ro1">
          <table:table-cell/>
          <table:table-cell office:value-type="string" calcext:value-type="string">
            <text:p>Juin</text:p>
          </table:table-cell>
          <table:table-cell table:formula="of:=[.C39]*[.M13]" office:value-type="currency" office:currency="EUR" office:value="21.714" calcext:value-type="currency">
            <text:p>21,71 €</text:p>
          </table:table-cell>
          <table:table-cell table:formula="of:=[.D39]*[.N13]" office:value-type="currency" office:currency="EUR" office:value="27.54" calcext:value-type="currency">
            <text:p>27,54 €</text:p>
          </table:table-cell>
          <table:table-cell table:formula="of:=IF(SUM([.C49:.D49])&lt;&gt;0;[.E39]/12;&quot;&quot;)" office:value-type="currency" office:currency="EUR" office:value="13.09" calcext:value-type="currency">
            <text:p>13,09 €</text:p>
          </table:table-cell>
          <table:table-cell table:formula="of:=SUM([.C49:.E49])" office:value-type="currency" office:currency="EUR" office:value="62.344" calcext:value-type="currency">
            <text:p>62,34 €</text:p>
          </table:table-cell>
          <table:table-cell table:style-name="ce97" table:formula="of:=[.G39]*[.M13]" office:value-type="currency" office:currency="EUR" office:value="17.808" calcext:value-type="currency">
            <text:p>17,81 €</text:p>
          </table:table-cell>
          <table:table-cell table:style-name="ce97" table:formula="of:=[.H39]*[.N13]" office:value-type="currency" office:currency="EUR" office:value="21.8892" calcext:value-type="currency">
            <text:p>21,89 €</text:p>
          </table:table-cell>
          <table:table-cell table:style-name="ce115" table:formula="of:=IF(SUM([.F49:.G49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49:.I49])" office:value-type="currency" office:currency="EUR" office:value="54.1638666666667" calcext:value-type="currency">
            <text:p>54,16 €</text:p>
          </table:table-cell>
          <table:table-cell/>
          <table:table-cell office:value-type="string" calcext:value-type="string">
            <text:p>Juin</text:p>
          </table:table-cell>
          <table:table-cell table:style-name="ce104" table:formula="of:=SUM([.M13:.N13])*[.M39]" office:value-type="currency" office:currency="EUR" office:value="52.0812" calcext:value-type="currency">
            <text:p>52,08 €</text:p>
          </table:table-cell>
          <table:table-cell table:style-name="ce115" table:formula="of:=IF([.M49]&lt;&gt;0;[.N39]/12;&quot;&quot;)" office:value-type="currency" office:currency="EUR" office:value="12.68" calcext:value-type="currency">
            <text:p>12,68 €</text:p>
          </table:table-cell>
          <table:table-cell table:formula="of:=SUM([.M49:.N49])" office:value-type="currency" office:currency="EUR" office:value="64.7612" calcext:value-type="currency">
            <text:p>64,76 €</text:p>
          </table:table-cell>
          <table:table-cell table:style-name="ce104" table:formula="of:=SUM([.M13:.N13])*[.P39]" office:value-type="currency" office:currency="EUR" office:value="41.7312" calcext:value-type="currency">
            <text:p>41,73 €</text:p>
          </table:table-cell>
          <table:table-cell table:style-name="ce115" table:formula="of:=IF([.P49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49:.Q49])" office:value-type="currency" office:currency="EUR" office:value="55.5895333333333" calcext:value-type="currency">
            <text:p>55,59 €</text:p>
          </table:table-cell>
          <table:table-cell/>
          <table:table-cell table:style-name="ce6" office:value-type="string" calcext:value-type="string">
            <text:p>Juin</text:p>
          </table:table-cell>
          <table:table-cell table:style-name="ce104" table:formula="of:=SUM([.M13:.N13])*[.U39]" office:value-type="currency" office:currency="EUR" office:value="36.2871" calcext:value-type="currency">
            <text:p>36,29 €</text:p>
          </table:table-cell>
          <table:table-cell table:style-name="ce115" table:formula="of:=IF([.U49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49:.V49])" office:value-type="currency" office:currency="EUR" office:value="48.9571" calcext:value-type="currency">
            <text:p>48,96 €</text:p>
          </table:table-cell>
          <table:table-cell/>
          <table:table-cell table:style-name="ce6" office:value-type="string" calcext:value-type="string">
            <text:p>Juin</text:p>
          </table:table-cell>
          <table:table-cell table:style-name="ce115" table:formula="of:=[.Z39]*[.M13]" office:value-type="currency" office:currency="EUR" office:value="15.288" calcext:value-type="currency">
            <text:p>15,29 €</text:p>
          </table:table-cell>
          <table:table-cell table:style-name="ce104" table:formula="of:=[.AA39]*[.N13]" office:value-type="currency" office:currency="EUR" office:value="19.1352" calcext:value-type="currency">
            <text:p>19,14 €</text:p>
          </table:table-cell>
          <table:table-cell table:style-name="ce115" table:formula="of:=IF(SUM([.Z49:.AA49])&lt;&gt;0;[.AB39]/12;&quot;&quot;)" office:value-type="currency" office:currency="EUR" office:value="13.09" calcext:value-type="currency">
            <text:p>13,09 €</text:p>
          </table:table-cell>
          <table:table-cell table:style-name="ce104" table:formula="of:=SUM([.Z49:.AB49])" office:value-type="currency" office:currency="EUR" office:value="47.5132" calcext:value-type="currency">
            <text:p>47,51 €</text:p>
          </table:table-cell>
        </table:table-row>
        <table:table-row table:style-name="ro1">
          <table:table-cell/>
          <table:table-cell office:value-type="string" calcext:value-type="string">
            <text:p>Mai</text:p>
          </table:table-cell>
          <table:table-cell table:formula="of:=[.C39]*[.M14]" office:value-type="currency" office:currency="EUR" office:value="28.5384" calcext:value-type="currency">
            <text:p>28,54 €</text:p>
          </table:table-cell>
          <table:table-cell table:formula="of:=[.D39]*[.N14]" office:value-type="currency" office:currency="EUR" office:value="33.75" calcext:value-type="currency">
            <text:p>33,75 €</text:p>
          </table:table-cell>
          <table:table-cell table:formula="of:=IF(SUM([.C50:.D50])&lt;&gt;0;[.E39]/12;&quot;&quot;)" office:value-type="currency" office:currency="EUR" office:value="13.09" calcext:value-type="currency">
            <text:p>13,09 €</text:p>
          </table:table-cell>
          <table:table-cell table:formula="of:=SUM([.C50:.E50])" office:value-type="currency" office:currency="EUR" office:value="75.3784" calcext:value-type="currency">
            <text:p>75,38 €</text:p>
          </table:table-cell>
          <table:table-cell table:style-name="ce97" table:formula="of:=[.G39]*[.M14]" office:value-type="currency" office:currency="EUR" office:value="23.4048" calcext:value-type="currency">
            <text:p>23,40 €</text:p>
          </table:table-cell>
          <table:table-cell table:style-name="ce97" table:formula="of:=[.H39]*[.N14]" office:value-type="currency" office:currency="EUR" office:value="26.825" calcext:value-type="currency">
            <text:p>26,83 €</text:p>
          </table:table-cell>
          <table:table-cell table:style-name="ce115" table:formula="of:=IF(SUM([.F50:.G50])&lt;&gt;0;[.I39]/12;&quot;&quot;)" office:value-type="currency" office:currency="EUR" office:value="14.4666666666667" calcext:value-type="currency">
            <text:p>14,47 €</text:p>
          </table:table-cell>
          <table:table-cell table:style-name="ce104" table:formula="of:=SUM([.G50:.I50])" office:value-type="currency" office:currency="EUR" office:value="64.6964666666667" calcext:value-type="currency">
            <text:p>64,70 €</text:p>
          </table:table-cell>
          <table:table-cell/>
          <table:table-cell office:value-type="string" calcext:value-type="string">
            <text:p>Mai</text:p>
          </table:table-cell>
          <table:table-cell table:style-name="ce104" table:formula="of:=SUM([.M14:.N14])*[.M39]" office:value-type="currency" office:currency="EUR" office:value="66.1708" calcext:value-type="currency">
            <text:p>66,17 €</text:p>
          </table:table-cell>
          <table:table-cell table:style-name="ce115" table:formula="of:=IF([.M50]&lt;&gt;0;[.N39]/12;&quot;&quot;)" office:value-type="currency" office:currency="EUR" office:value="12.68" calcext:value-type="currency">
            <text:p>12,68 €</text:p>
          </table:table-cell>
          <table:table-cell table:formula="of:=SUM([.M50:.N50])" office:value-type="currency" office:currency="EUR" office:value="78.8508" calcext:value-type="currency">
            <text:p>78,85 €</text:p>
          </table:table-cell>
          <table:table-cell table:style-name="ce104" table:formula="of:=SUM([.M14:.N14])*[.P39]" office:value-type="currency" office:currency="EUR" office:value="53.0208" calcext:value-type="currency">
            <text:p>53,02 €</text:p>
          </table:table-cell>
          <table:table-cell table:style-name="ce115" table:formula="of:=IF([.P50]&lt;&gt;0;[.Q39]/12;&quot;&quot;)" office:value-type="currency" office:currency="EUR" office:value="13.8583333333333" calcext:value-type="currency">
            <text:p>13,86 €</text:p>
          </table:table-cell>
          <table:table-cell table:style-name="ce104" table:formula="of:=SUM([.P50:.Q50])" office:value-type="currency" office:currency="EUR" office:value="66.8791333333333" calcext:value-type="currency">
            <text:p>66,88 €</text:p>
          </table:table-cell>
          <table:table-cell/>
          <table:table-cell table:style-name="ce6" office:value-type="string" calcext:value-type="string">
            <text:p>Mai</text:p>
          </table:table-cell>
          <table:table-cell table:style-name="ce104" table:formula="of:=SUM([.M14:.N14])*[.U39]" office:value-type="currency" office:currency="EUR" office:value="46.1039" calcext:value-type="currency">
            <text:p>46,10 €</text:p>
          </table:table-cell>
          <table:table-cell table:style-name="ce115" table:formula="of:=IF([.U50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50:.V50])" office:value-type="currency" office:currency="EUR" office:value="58.7739" calcext:value-type="currency">
            <text:p>58,77 €</text:p>
          </table:table-cell>
          <table:table-cell/>
          <table:table-cell table:style-name="ce6" office:value-type="string" calcext:value-type="string">
            <text:p>Mai</text:p>
          </table:table-cell>
          <table:table-cell table:style-name="ce115" table:formula="of:=[.Z39]*[.M14]" office:value-type="currency" office:currency="EUR" office:value="20.0928" calcext:value-type="currency">
            <text:p>20,09 €</text:p>
          </table:table-cell>
          <table:table-cell table:style-name="ce104" table:formula="of:=[.AA39]*[.N14]" office:value-type="currency" office:currency="EUR" office:value="23.45" calcext:value-type="currency">
            <text:p>23,45 €</text:p>
          </table:table-cell>
          <table:table-cell table:style-name="ce115" table:formula="of:=IF(SUM([.Z50:.AA50])&lt;&gt;0;[.AB39]/12;&quot;&quot;)" office:value-type="currency" office:currency="EUR" office:value="13.09" calcext:value-type="currency">
            <text:p>13,09 €</text:p>
          </table:table-cell>
          <table:table-cell table:style-name="ce104" table:formula="of:=SUM([.Z50:.AB50])" office:value-type="currency" office:currency="EUR" office:value="56.6328" calcext:value-type="currency">
            <text:p>56,63 €</text:p>
          </table:table-cell>
        </table:table-row>
        <table:table-row table:style-name="ro1">
          <table:table-cell/>
          <table:table-cell office:value-type="string" calcext:value-type="string">
            <text:p>Avril</text:p>
          </table:table-cell>
          <table:table-cell table:formula="of:=[.C39]*[.M15]" office:value-type="currency" office:currency="EUR" office:value="26.6772" calcext:value-type="currency">
            <text:p>26,68 €</text:p>
          </table:table-cell>
          <table:table-cell table:style-name="ce145" table:formula="of:=[.D39]*[.N15]" office:value-type="currency" office:currency="EUR" office:value="31.86" calcext:value-type="currency">
            <text:p>31,86 €</text:p>
          </table:table-cell>
          <table:table-cell table:formula="of:=IF(SUM([.C51:.D51])&lt;&gt;0;[.E39]/12;&quot;&quot;)" office:value-type="currency" office:currency="EUR" office:value="13.09" calcext:value-type="currency">
            <text:p>13,09 €</text:p>
          </table:table-cell>
          <table:table-cell table:style-name="ce145" table:formula="of:=SUM([.C51:.E51])" office:value-type="currency" office:currency="EUR" office:value="71.6272" calcext:value-type="currency">
            <text:p>71,63 €</text:p>
          </table:table-cell>
          <table:table-cell table:style-name="ce145" table:formula="of:=[.G39]*[.M15]" office:value-type="currency" office:currency="EUR" office:value="21.8784" calcext:value-type="currency">
            <text:p>21,88 €</text:p>
          </table:table-cell>
          <table:table-cell table:style-name="ce145" table:formula="of:=[.H39]*[.N15]" office:value-type="currency" office:currency="EUR" office:value="25.3228" calcext:value-type="currency">
            <text:p>25,32 €</text:p>
          </table:table-cell>
          <table:table-cell table:style-name="ce115" table:formula="of:=IF(SUM([.F51:.G51])&lt;&gt;0;[.I39]/12;&quot;&quot;)" office:value-type="currency" office:currency="EUR" office:value="14.4666666666667" calcext:value-type="currency">
            <text:p>14,47 €</text:p>
          </table:table-cell>
          <table:table-cell table:style-name="ce145" table:formula="of:=SUM([.G51:.I51])" office:value-type="currency" office:currency="EUR" office:value="61.6678666666667" calcext:value-type="currency">
            <text:p>61,67 €</text:p>
          </table:table-cell>
          <table:table-cell/>
          <table:table-cell office:value-type="string" calcext:value-type="string">
            <text:p>Avril</text:p>
          </table:table-cell>
          <table:table-cell table:style-name="ce145" table:formula="of:=SUM([.M15:.N15])*[.M39]" office:value-type="currency" office:currency="EUR" office:value="62.1452" calcext:value-type="currency">
            <text:p>62,15 €</text:p>
          </table:table-cell>
          <table:table-cell table:style-name="ce115" table:formula="of:=IF([.M51]&lt;&gt;0;[.N39]/12;&quot;&quot;)" office:value-type="currency" office:currency="EUR" office:value="12.68" calcext:value-type="currency">
            <text:p>12,68 €</text:p>
          </table:table-cell>
          <table:table-cell table:formula="of:=SUM([.M51:.N51])" office:value-type="currency" office:currency="EUR" office:value="74.8252" calcext:value-type="currency">
            <text:p>74,83 €</text:p>
          </table:table-cell>
          <table:table-cell table:style-name="ce145" table:formula="of:=SUM([.M15:.N15])*[.P39]" office:value-type="currency" office:currency="EUR" office:value="49.7952" calcext:value-type="currency">
            <text:p>49,80 €</text:p>
          </table:table-cell>
          <table:table-cell table:style-name="ce115" table:formula="of:=IF([.P51]&lt;&gt;0;[.Q39]/12;&quot;&quot;)" office:value-type="currency" office:currency="EUR" office:value="13.8583333333333" calcext:value-type="currency">
            <text:p>13,86 €</text:p>
          </table:table-cell>
          <table:table-cell table:style-name="ce145" table:formula="of:=SUM([.P51:.Q51])" office:value-type="currency" office:currency="EUR" office:value="63.6535333333333" calcext:value-type="currency">
            <text:p>63,65 €</text:p>
          </table:table-cell>
          <table:table-cell/>
          <table:table-cell table:style-name="ce6" office:value-type="string" calcext:value-type="string">
            <text:p>Avril</text:p>
          </table:table-cell>
          <table:table-cell table:style-name="ce145" table:formula="of:=SUM([.M15:.N15])*[.U39]" office:value-type="currency" office:currency="EUR" office:value="43.2991" calcext:value-type="currency">
            <text:p>43,30 €</text:p>
          </table:table-cell>
          <table:table-cell table:style-name="ce115" table:formula="of:=IF([.U51]&lt;&gt;0;[.V39]/12;&quot;&quot;)" office:value-type="currency" office:currency="EUR" office:value="12.67" calcext:value-type="currency">
            <text:p>12,67 €</text:p>
          </table:table-cell>
          <table:table-cell table:style-name="ce115" table:formula="of:=SUM([.U51:.V51])" office:value-type="currency" office:currency="EUR" office:value="55.9691" calcext:value-type="currency">
            <text:p>55,97 €</text:p>
          </table:table-cell>
          <table:table-cell/>
          <table:table-cell table:style-name="ce6" office:value-type="string" calcext:value-type="string">
            <text:p>Avril</text:p>
          </table:table-cell>
          <table:table-cell table:style-name="ce115" table:formula="of:=[.Z39]*[.M15]" office:value-type="currency" office:currency="EUR" office:value="18.7824" calcext:value-type="currency">
            <text:p>18,78 €</text:p>
          </table:table-cell>
          <table:table-cell table:style-name="ce145" table:formula="of:=[.AA39]*[.N15]" office:value-type="currency" office:currency="EUR" office:value="22.1368" calcext:value-type="currency">
            <text:p>22,14 €</text:p>
          </table:table-cell>
          <table:table-cell table:style-name="ce115" table:formula="of:=IF(SUM([.Z51:.AA51])&lt;&gt;0;[.AB39]/12;&quot;&quot;)" office:value-type="currency" office:currency="EUR" office:value="13.09" calcext:value-type="currency">
            <text:p>13,09 €</text:p>
          </table:table-cell>
          <table:table-cell table:style-name="ce145" table:formula="of:=SUM([.Z51:.AB51])" office:value-type="currency" office:currency="EUR" office:value="54.0092" calcext:value-type="currency">
            <text:p>54,01 €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82" table:formula="of:=SUM([.C40:.C51])" office:value-type="currency" office:currency="EUR" office:value="233.4772" calcext:value-type="currency">
            <text:p>233,48 €</text:p>
          </table:table-cell>
          <table:table-cell table:style-name="ce88" table:formula="of:=SUM([.D40:.D51])" office:value-type="currency" office:currency="EUR" office:value="301.59" calcext:value-type="currency">
            <text:p>301,59 €</text:p>
          </table:table-cell>
          <table:table-cell table:style-name="ce88" table:formula="of:=SUM([.E40:.E51])" office:value-type="currency" office:currency="EUR" office:value="117.81" calcext:value-type="currency">
            <text:p>117,81 €</text:p>
          </table:table-cell>
          <table:table-cell table:style-name="ce115" table:formula="of:=SUM([.C52:.E52])" office:value-type="currency" office:currency="EUR" office:value="652.8772" calcext:value-type="currency">
            <text:p>652,88 €</text:p>
          </table:table-cell>
          <table:table-cell table:style-name="ce82" table:formula="of:=SUM([.G40:.G51])" office:value-type="currency" office:currency="EUR" office:value="191.4784" calcext:value-type="currency">
            <text:p>191,48 €</text:p>
          </table:table-cell>
          <table:table-cell table:style-name="ce88" table:formula="of:=SUM([.H40:.H51])" office:value-type="currency" office:currency="EUR" office:value="239.7082" calcext:value-type="currency">
            <text:p>239,71 €</text:p>
          </table:table-cell>
          <table:table-cell table:style-name="ce88" table:formula="of:=SUM([.I40:.I51])" office:value-type="currency" office:currency="EUR" office:value="130.2" calcext:value-type="currency">
            <text:p>130,20 €</text:p>
          </table:table-cell>
          <table:table-cell table:style-name="ce140" table:formula="of:=SUM([.G52:.I52])" office:value-type="currency" office:currency="EUR" office:value="561.3866" calcext:value-type="currency">
            <text:p>561,39 €</text:p>
          </table:table-cell>
          <table:table-cell/>
          <table:table-cell office:value-type="string" calcext:value-type="string">
            <text:p>Total</text:p>
          </table:table-cell>
          <table:table-cell table:style-name="ce82" table:formula="of:=SUM([.M40:.M51])" office:value-type="currency" office:currency="EUR" office:value="565.0936" calcext:value-type="currency">
            <text:p>565,09 €</text:p>
          </table:table-cell>
          <table:table-cell table:style-name="ce88" table:formula="of:=SUM([.N40:.N51])" office:value-type="currency" office:currency="EUR" office:value="114.12" calcext:value-type="currency">
            <text:p>114,12 €</text:p>
          </table:table-cell>
          <table:table-cell table:style-name="ce140" table:formula="of:=SUM([.M52:.N52])" office:value-type="currency" office:currency="EUR" office:value="679.2136" calcext:value-type="currency">
            <text:p>679,21 €</text:p>
          </table:table-cell>
          <table:table-cell table:style-name="ce82" table:formula="of:=SUM([.P40:.P51])" office:value-type="currency" office:currency="EUR" office:value="452.7936" calcext:value-type="currency">
            <text:p>452,79 €</text:p>
          </table:table-cell>
          <table:table-cell table:style-name="ce88" table:formula="of:=SUM([.Q40:.Q51])" office:value-type="currency" office:currency="EUR" office:value="124.725" calcext:value-type="currency">
            <text:p>124,73 €</text:p>
          </table:table-cell>
          <table:table-cell table:style-name="ce140" table:formula="of:=SUM([.P52:.Q52])" office:value-type="currency" office:currency="EUR" office:value="577.5186" calcext:value-type="currency">
            <text:p>577,52 €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82" table:formula="of:=SUM([.U40:.U51])" office:value-type="currency" office:currency="EUR" office:value="393.7238" calcext:value-type="currency">
            <text:p>393,72 €</text:p>
          </table:table-cell>
          <table:table-cell table:style-name="ce88" table:formula="of:=SUM([.V40:.V51])" office:value-type="currency" office:currency="EUR" office:value="114.03" calcext:value-type="currency">
            <text:p>114,03 €</text:p>
          </table:table-cell>
          <table:table-cell table:style-name="ce140" table:formula="of:=SUM([.U52:.V52])" office:value-type="currency" office:currency="EUR" office:value="507.7538" calcext:value-type="currency">
            <text:p>507,75 €</text:p>
          </table:table-cell>
          <table:table-cell/>
          <table:table-cell table:style-name="ce6" office:value-type="string" calcext:value-type="string">
            <text:p>Total</text:p>
          </table:table-cell>
          <table:table-cell table:style-name="ce82" table:formula="of:=SUM([.Z40:.Z51])" office:value-type="currency" office:currency="EUR" office:value="164.3824" calcext:value-type="currency">
            <text:p>164,38 €</text:p>
          </table:table-cell>
          <table:table-cell table:style-name="ce88" table:formula="of:=SUM([.AA40:.AA51])" office:value-type="currency" office:currency="EUR" office:value="209.5492" calcext:value-type="currency">
            <text:p>209,55 €</text:p>
          </table:table-cell>
          <table:table-cell table:style-name="ce88" table:formula="of:=SUM([.AB40:.AB51])" office:value-type="currency" office:currency="EUR" office:value="117.81" calcext:value-type="currency">
            <text:p>117,81 €</text:p>
          </table:table-cell>
          <table:table-cell table:style-name="ce115" table:formula="of:=SUM([.Z52:.AB52])" office:value-type="currency" office:currency="EUR" office:value="491.7416" calcext:value-type="currency">
            <text:p>491,74 €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Diff Tempo 2024 %</text:p>
          </table:table-cell>
          <table:covered-table-cell table:style-name="ce52"/>
          <table:covered-table-cell table:style-name="ce65"/>
          <table:covered-table-cell table:style-name="Default"/>
          <table:table-cell table:style-name="ce94" table:formula="of:=IF(ISBLANK([.F52]); &quot;0&quot;; IF([.J33]=0; &quot;Indéfini&quot;; ([.F52]-[.J33])/[.J33]))" office:value-type="percentage" office:value="0.415129780754517" calcext:value-type="percentage">
            <text:p>41,51 %</text:p>
          </table:table-cell>
          <table:table-cell table:style-name="ce6" office:value-type="string" calcext:value-type="string" table:number-columns-spanned="3" table:number-rows-spanned="1">
            <text:p>Diff Tempo 2024 %</text:p>
          </table:table-cell>
          <table:covered-table-cell table:style-name="Default"/>
          <table:covered-table-cell table:style-name="ce65"/>
          <table:table-cell table:style-name="ce101" table:formula="of:=IF(ISBLANK([.J52]); &quot;0&quot;; IF([.J33]=0; &quot;Indéfini&quot;; ([.J52]-[.J33])/[.J33]))" office:value-type="percentage" office:value="0.216821319807957" calcext:value-type="percentage">
            <text:p>21,68 %</text:p>
          </table:table-cell>
          <table:table-cell/>
          <table:table-cell office:value-type="string" calcext:value-type="string" table:number-columns-spanned="3" table:number-rows-spanned="1">
            <text:p>Diff Tempo 2024 %</text:p>
          </table:table-cell>
          <table:covered-table-cell table:number-columns-repeated="2" table:style-name="Default"/>
          <table:table-cell table:style-name="ce108" table:formula="of:=IF(ISBLANK([.O52]); &quot;0&quot;; IF([.J33]=0; &quot;Indéfini&quot;; ([.O52]-[.J33])/[.J33]))" office:value-type="percentage" office:value="0.472214671998786" calcext:value-type="percentage">
            <text:p>47,22 %</text:p>
          </table:table-cell>
          <table:table-cell table:style-name="ce6" office:value-type="string" calcext:value-type="string" table:number-columns-spanned="2" table:number-rows-spanned="1">
            <text:p>Diff Tempo 2024 %</text:p>
          </table:table-cell>
          <table:covered-table-cell/>
          <table:table-cell table:style-name="ce108" table:formula="of:=IF(ISBLANK([.R52]); &quot;0&quot;; IF([.J33]=0; &quot;Indéfini&quot;; ([.R52]-[.J33])/[.J33]))" office:value-type="percentage" office:value="0.25178788568456" calcext:value-type="percentage">
            <text:p>25,18 %</text:p>
          </table:table-cell>
          <table:table-cell/>
          <table:table-cell table:style-name="ce6" office:value-type="string" calcext:value-type="string" table:number-columns-spanned="3" table:number-rows-spanned="1">
            <text:p>Diff Tempo 2024 %</text:p>
          </table:table-cell>
          <table:covered-table-cell table:number-columns-repeated="2"/>
          <table:table-cell table:style-name="ce108" table:formula="of:=IF(ISBLANK([.W52]); &quot;0&quot;; IF([.J33]=0; &quot;Indéfini&quot;; ([.W52]-[.J33])/[.J33]))" office:value-type="percentage" office:value="0.100570710190634" calcext:value-type="percentage">
            <text:p>10,06 %</text:p>
          </table:table-cell>
          <table:table-cell/>
          <table:table-cell table:style-name="ce6" office:value-type="string" calcext:value-type="string" table:number-columns-spanned="4" table:number-rows-spanned="1">
            <text:p>Diff Tempo 2024 %</text:p>
          </table:table-cell>
          <table:covered-table-cell table:style-name="ce52"/>
          <table:covered-table-cell table:style-name="ce65"/>
          <table:covered-table-cell/>
          <table:table-cell table:style-name="ce94" table:formula="of:=IF(ISBLANK([.AC52]); &quot;0&quot;; IF([.J33]=0; &quot;Indéfini&quot;; ([.AC52]-[.J33])/[.J33]))" office:value-type="percentage" office:value="0.0658638141994776" calcext:value-type="percentage">
            <text:p>6,59 %</text:p>
          </table:table-cell>
        </table:table-row>
        <table:table-row table:style-name="ro1">
          <table:table-cell/>
          <table:table-cell office:value-type="string" calcext:value-type="string" table:number-columns-spanned="4" table:number-rows-spanned="1">
            <text:p>Diff Tempo 2024 €</text:p>
          </table:table-cell>
          <table:covered-table-cell table:style-name="ce52"/>
          <table:covered-table-cell table:style-name="ce65"/>
          <table:covered-table-cell table:style-name="Default"/>
          <table:table-cell table:style-name="ce83" table:formula="of:=[.F52]-[.J33]" office:value-type="currency" office:currency="EUR" office:value="191.5222" calcext:value-type="currency">
            <text:p>191,52 €</text:p>
          </table:table-cell>
          <table:table-cell table:style-name="ce6" office:value-type="string" calcext:value-type="string" table:number-columns-spanned="3" table:number-rows-spanned="1">
            <text:p>Diff Tempo 2024 €</text:p>
          </table:table-cell>
          <table:covered-table-cell table:style-name="Default"/>
          <table:covered-table-cell table:style-name="ce65"/>
          <table:table-cell table:style-name="ce95" table:formula="of:=[.J52]-[.J33]" office:value-type="currency" office:currency="EUR" office:value="100.0316" calcext:value-type="currency">
            <text:p>100,03 €</text:p>
          </table:table-cell>
          <table:table-cell/>
          <table:table-cell office:value-type="string" calcext:value-type="string" table:number-columns-spanned="3" table:number-rows-spanned="1">
            <text:p>Diff Tempo 2024 €</text:p>
          </table:table-cell>
          <table:covered-table-cell table:number-columns-repeated="2" table:style-name="Default"/>
          <table:table-cell table:style-name="ce131" table:formula="of:=[.O52]-[.J33]" office:value-type="currency" office:currency="EUR" office:value="217.8586" calcext:value-type="currency">
            <text:p>217,86 €</text:p>
          </table:table-cell>
          <table:table-cell table:style-name="ce6" office:value-type="string" calcext:value-type="string" table:number-columns-spanned="2" table:number-rows-spanned="1">
            <text:p>Diff Tempo 2024 €</text:p>
          </table:table-cell>
          <table:covered-table-cell/>
          <table:table-cell table:style-name="ce131" table:formula="of:=[.R52]-[.J33]" office:value-type="currency" office:currency="EUR" office:value="116.1636" calcext:value-type="currency">
            <text:p>116,16 €</text:p>
          </table:table-cell>
          <table:table-cell/>
          <table:table-cell table:style-name="ce6" office:value-type="string" calcext:value-type="string" table:number-columns-spanned="3" table:number-rows-spanned="1">
            <text:p>Diff Tempo 2024 €</text:p>
          </table:table-cell>
          <table:covered-table-cell table:number-columns-repeated="2"/>
          <table:table-cell table:style-name="ce131" table:formula="of:=[.W52]-[.J33]" office:value-type="currency" office:currency="EUR" office:value="46.3988000000001" calcext:value-type="currency">
            <text:p>46,40 €</text:p>
          </table:table-cell>
          <table:table-cell/>
          <table:table-cell table:style-name="ce6" office:value-type="string" calcext:value-type="string" table:number-columns-spanned="4" table:number-rows-spanned="1">
            <text:p>Diff Tempo 2024 €</text:p>
          </table:table-cell>
          <table:covered-table-cell table:style-name="ce52"/>
          <table:covered-table-cell table:style-name="ce65"/>
          <table:covered-table-cell/>
          <table:table-cell table:style-name="ce83" table:formula="of:=[.AC52]-[.J33]" office:value-type="currency" office:currency="EUR" office:value="30.3866" calcext:value-type="currency">
            <text:p>30,39 €</text:p>
          </table:table-cell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4"/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13" table:number-rows-spanned="2">
            <text:p>Relevés export données EDF pour comparatif d’une année sur l’autre au global</text:p>
          </table:table-cell>
          <table:covered-table-cell table:number-columns-repeated="6" table:style-name="Default"/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14"/>
        </table:table-row>
        <table:table-row table:style-name="ro1">
          <table:table-cell/>
          <table:covered-table-cell table:number-columns-repeated="7" table:style-name="Default"/>
          <table:covered-table-cell table:number-columns-repeated="3"/>
          <table:covered-table-cell table:number-columns-repeated="3" table:style-name="Default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nnée 1</text:p>
          </table:table-cell>
          <table:table-cell table:style-name="ce3" office:value-type="string" calcext:value-type="string">
            <text:p>Conso kwh</text:p>
          </table:table-cell>
          <table:table-cell table:style-name="ce15" office:value-type="string" calcext:value-type="string">
            <text:p>Conso €</text:p>
          </table:table-cell>
          <table:table-cell table:style-name="ce13"/>
          <table:table-cell table:style-name="ce1" office:value-type="string" calcext:value-type="string">
            <text:p>Année 2</text:p>
          </table:table-cell>
          <table:table-cell table:style-name="ce3" office:value-type="string" calcext:value-type="string">
            <text:p>Conso kwh</text:p>
          </table:table-cell>
          <table:table-cell table:style-name="ce15" office:value-type="string" calcext:value-type="string">
            <text:p>Conso €</text:p>
          </table:table-cell>
          <table:table-cell table:number-columns-repeated="2"/>
          <table:table-cell table:style-name="ce3" office:value-type="string" calcext:value-type="string">
            <text:p>Var % Kwh</text:p>
          </table:table-cell>
          <table:table-cell table:style-name="ce3" office:value-type="string" calcext:value-type="string">
            <text:p>Var en Kwh</text:p>
          </table:table-cell>
          <table:table-cell table:style-name="ce3" office:value-type="string" calcext:value-type="string">
            <text:p>Var % €</text:p>
          </table:table-cell>
          <table:table-cell table:style-name="ce3" office:value-type="string" calcext:value-type="string">
            <text:p>Var en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3/2024</text:p>
          </table:table-cell>
          <table:table-cell table:style-name="ce16" office:value-type="float" office:value="304" calcext:value-type="float">
            <text:p>304</text:p>
          </table:table-cell>
          <table:table-cell table:style-name="ce67" office:value-type="currency" office:currency="EUR" office:value="86" calcext:value-type="currency">
            <text:p>86,00 €</text:p>
          </table:table-cell>
          <table:table-cell table:style-name="ce23"/>
          <table:table-cell table:style-name="ce3" office:value-type="string" calcext:value-type="string">
            <text:p>03/2025</text:p>
          </table:table-cell>
          <table:table-cell table:style-name="ce16"/>
          <table:table-cell table:style-name="ce67"/>
          <table:table-cell/>
          <table:table-cell table:style-name="ce6" office:value-type="string" calcext:value-type="string">
            <text:p>Mars</text:p>
          </table:table-cell>
          <table:table-cell table:style-name="ce27" table:formula="of:=IF(ISBLANK([.G60]); &quot;0&quot;; IF([.C60]=0; &quot;Indéfini&quot;; ([.G60]-[.C60])/[.C60]))" office:value-type="string" office:string-value="0" calcext:value-type="string">
            <text:p>0</text:p>
          </table:table-cell>
          <table:table-cell table:style-name="ce34" table:formula="of:=IF(ISBLANK([.G60]); &quot;&quot;; [.G60]-[.C60])">
            <text:p/>
          </table:table-cell>
          <table:table-cell table:style-name="ce27" table:formula="of:=IF(ISBLANK([.H60]); &quot;0&quot;; IF([.D60]=0; &quot;Indéfini&quot;; ([.H60]-[.D60])/[.D60]))" office:value-type="string" office:string-value="0" calcext:value-type="string">
            <text:p>0</text:p>
          </table:table-cell>
          <table:table-cell table:formula="of:=IF(ISBLANK([.H60]); &quot;&quot;; [.H60]-[.D60])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2/2024</text:p>
          </table:table-cell>
          <table:table-cell table:style-name="ce19" office:value-type="float" office:value="368" calcext:value-type="float">
            <text:p>368</text:p>
          </table:table-cell>
          <table:table-cell table:style-name="ce68" office:value-type="currency" office:currency="EUR" office:value="102" calcext:value-type="currency">
            <text:p>102,00 €</text:p>
          </table:table-cell>
          <table:table-cell table:style-name="ce23"/>
          <table:table-cell table:style-name="ce3" office:value-type="string" calcext:value-type="string">
            <text:p>02/2025</text:p>
          </table:table-cell>
          <table:table-cell/>
          <table:table-cell table:style-name="ce68"/>
          <table:table-cell/>
          <table:table-cell table:style-name="ce6" office:value-type="string" calcext:value-type="string">
            <text:p>Février</text:p>
          </table:table-cell>
          <table:table-cell table:style-name="ce27" table:formula="of:=IF(ISBLANK([.G61]); &quot;0&quot;; IF([.C61]=0; &quot;Indéfini&quot;; ([.G61]-[.C61])/[.C61]))" office:value-type="string" office:string-value="0" calcext:value-type="string">
            <text:p>0</text:p>
          </table:table-cell>
          <table:table-cell table:style-name="ce34" table:formula="of:=IF(ISBLANK([.G61]); &quot;&quot;; [.G61]-[.C61])">
            <text:p/>
          </table:table-cell>
          <table:table-cell table:style-name="ce27" table:formula="of:=IF(ISBLANK([.H61]); &quot;0&quot;; IF([.D61]=0; &quot;Indéfini&quot;; ([.H61]-[.D61])/[.D61]))" office:value-type="string" office:string-value="0" calcext:value-type="string">
            <text:p>0</text:p>
          </table:table-cell>
          <table:table-cell table:formula="of:=IF(ISBLANK([.H61]); &quot;&quot;; [.H61]-[.D61])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1/2024</text:p>
          </table:table-cell>
          <table:table-cell table:style-name="ce19" office:value-type="float" office:value="534" calcext:value-type="float">
            <text:p>534</text:p>
          </table:table-cell>
          <table:table-cell table:style-name="ce68" office:value-type="currency" office:currency="EUR" office:value="129" calcext:value-type="currency">
            <text:p>129,00 €</text:p>
          </table:table-cell>
          <table:table-cell table:style-name="ce23"/>
          <table:table-cell table:style-name="ce3" office:value-type="string" calcext:value-type="string">
            <text:p>01/2025</text:p>
          </table:table-cell>
          <table:table-cell/>
          <table:table-cell table:style-name="ce68"/>
          <table:table-cell/>
          <table:table-cell table:style-name="ce6" office:value-type="string" calcext:value-type="string">
            <text:p>Janvier</text:p>
          </table:table-cell>
          <table:table-cell table:style-name="ce27" table:formula="of:=IF(ISBLANK([.G62]); &quot;0&quot;; IF([.C62]=0; &quot;Indéfini&quot;; ([.G62]-[.C62])/[.C62]))" office:value-type="string" office:string-value="0" calcext:value-type="string">
            <text:p>0</text:p>
          </table:table-cell>
          <table:table-cell table:style-name="ce34" table:formula="of:=IF(ISBLANK([.G62]); &quot;&quot;; [.G62]-[.C62])">
            <text:p/>
          </table:table-cell>
          <table:table-cell table:style-name="ce27" table:formula="of:=IF(ISBLANK([.H62]); &quot;0&quot;; IF([.D62]=0; &quot;Indéfini&quot;; ([.H62]-[.D62])/[.D62]))" office:value-type="string" office:string-value="0" calcext:value-type="string">
            <text:p>0</text:p>
          </table:table-cell>
          <table:table-cell table:formula="of:=IF(ISBLANK([.H62]); &quot;&quot;; [.H62]-[.D62])">
            <text:p/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12/2023</text:p>
          </table:table-cell>
          <table:table-cell table:style-name="ce19" office:value-type="float" office:value="481" calcext:value-type="float">
            <text:p>481</text:p>
          </table:table-cell>
          <table:table-cell table:style-name="ce68" office:value-type="currency" office:currency="EUR" office:value="118" calcext:value-type="currency">
            <text:p>118,00 €</text:p>
          </table:table-cell>
          <table:table-cell table:style-name="ce23"/>
          <table:table-cell table:style-name="ce3" office:value-type="string" calcext:value-type="string">
            <text:p>12/2024</text:p>
          </table:table-cell>
          <table:table-cell office:value-type="float" office:value="421" calcext:value-type="float">
            <text:p>421</text:p>
          </table:table-cell>
          <table:table-cell table:style-name="ce68" office:value-type="currency" office:currency="EUR" office:value="89" calcext:value-type="currency">
            <text:p>89,00 €</text:p>
          </table:table-cell>
          <table:table-cell/>
          <table:table-cell table:style-name="ce6" office:value-type="string" calcext:value-type="string">
            <text:p>Décembre</text:p>
          </table:table-cell>
          <table:table-cell table:style-name="ce27" table:formula="of:=IF(ISBLANK([.G63]); &quot;0&quot;; IF([.C63]=0; &quot;Indéfini&quot;; ([.G63]-[.C63])/[.C63]))" office:value-type="percentage" office:value="-0.124740124740125" calcext:value-type="percentage">
            <text:p>-12 %</text:p>
          </table:table-cell>
          <table:table-cell table:style-name="ce34" table:formula="of:=IF(ISBLANK([.G63]); &quot;&quot;; [.G63]-[.C63])" office:value-type="float" office:value="-60" calcext:value-type="float">
            <text:p>-60</text:p>
          </table:table-cell>
          <table:table-cell table:style-name="ce27" table:formula="of:=IF(ISBLANK([.H63]); &quot;0&quot;; IF([.D63]=0; &quot;Indéfini&quot;; ([.H63]-[.D63])/[.D63]))" office:value-type="percentage" office:value="-0.245762711864407" calcext:value-type="percentage">
            <text:p>-25 %</text:p>
          </table:table-cell>
          <table:table-cell table:formula="of:=IF(ISBLANK([.H63]); &quot;&quot;; [.H63]-[.D63])" office:value-type="currency" office:currency="EUR" office:value="-29" calcext:value-type="currency">
            <text:p>-29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11/2023</text:p>
          </table:table-cell>
          <table:table-cell table:style-name="ce19" office:value-type="float" office:value="304" calcext:value-type="float">
            <text:p>304</text:p>
          </table:table-cell>
          <table:table-cell table:style-name="ce68" office:value-type="currency" office:currency="EUR" office:value="80" calcext:value-type="currency">
            <text:p>80,00 €</text:p>
          </table:table-cell>
          <table:table-cell table:style-name="ce23"/>
          <table:table-cell table:style-name="ce3" office:value-type="string" calcext:value-type="string">
            <text:p>11/2024</text:p>
          </table:table-cell>
          <table:table-cell office:value-type="float" office:value="314" calcext:value-type="float">
            <text:p>314</text:p>
          </table:table-cell>
          <table:table-cell table:style-name="ce68" office:value-type="currency" office:currency="EUR" office:value="60" calcext:value-type="currency">
            <text:p>60,00 €</text:p>
          </table:table-cell>
          <table:table-cell/>
          <table:table-cell table:style-name="ce6" office:value-type="string" calcext:value-type="string">
            <text:p>Novembre</text:p>
          </table:table-cell>
          <table:table-cell table:style-name="ce27" table:formula="of:=IF(ISBLANK([.G64]); &quot;0&quot;; IF([.C64]=0; &quot;Indéfini&quot;; ([.G64]-[.C64])/[.C64]))" office:value-type="percentage" office:value="0.0328947368421053" calcext:value-type="percentage">
            <text:p>3 %</text:p>
          </table:table-cell>
          <table:table-cell table:style-name="ce34" table:formula="of:=IF(ISBLANK([.G64]); &quot;&quot;; [.G64]-[.C64])" office:value-type="float" office:value="10" calcext:value-type="float">
            <text:p>10</text:p>
          </table:table-cell>
          <table:table-cell table:style-name="ce27" table:formula="of:=IF(ISBLANK([.H64]); &quot;0&quot;; IF([.D64]=0; &quot;Indéfini&quot;; ([.H64]-[.D64])/[.D64]))" office:value-type="percentage" office:value="-0.25" calcext:value-type="percentage">
            <text:p>-25 %</text:p>
          </table:table-cell>
          <table:table-cell table:formula="of:=IF(ISBLANK([.H64]); &quot;&quot;; [.H64]-[.D64])" office:value-type="currency" office:currency="EUR" office:value="-20" calcext:value-type="currency">
            <text:p>-20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10/2023</text:p>
          </table:table-cell>
          <table:table-cell table:style-name="ce19" office:value-type="float" office:value="233" calcext:value-type="float">
            <text:p>233</text:p>
          </table:table-cell>
          <table:table-cell table:style-name="ce68" office:value-type="currency" office:currency="EUR" office:value="64" calcext:value-type="currency">
            <text:p>64,00 €</text:p>
          </table:table-cell>
          <table:table-cell table:style-name="ce23"/>
          <table:table-cell table:style-name="ce3" office:value-type="string" calcext:value-type="string">
            <text:p>10/2024</text:p>
          </table:table-cell>
          <table:table-cell office:value-type="float" office:value="265" calcext:value-type="float">
            <text:p>265</text:p>
          </table:table-cell>
          <table:table-cell table:style-name="ce68" office:value-type="currency" office:currency="EUR" office:value="52" calcext:value-type="currency">
            <text:p>52,00 €</text:p>
          </table:table-cell>
          <table:table-cell/>
          <table:table-cell table:style-name="ce6" office:value-type="string" calcext:value-type="string">
            <text:p>Octobre</text:p>
          </table:table-cell>
          <table:table-cell table:style-name="ce27" table:formula="of:=IF(ISBLANK([.G65]); &quot;0&quot;; IF([.C65]=0; &quot;Indéfini&quot;; ([.G65]-[.C65])/[.C65]))" office:value-type="percentage" office:value="0.137339055793991" calcext:value-type="percentage">
            <text:p>14 %</text:p>
          </table:table-cell>
          <table:table-cell table:style-name="ce34" table:formula="of:=IF(ISBLANK([.G65]); &quot;&quot;; [.G65]-[.C65])" office:value-type="float" office:value="32" calcext:value-type="float">
            <text:p>32</text:p>
          </table:table-cell>
          <table:table-cell table:style-name="ce27" table:formula="of:=IF(ISBLANK([.H65]); &quot;0&quot;; IF([.D65]=0; &quot;Indéfini&quot;; ([.H65]-[.D65])/[.D65]))" office:value-type="percentage" office:value="-0.1875" calcext:value-type="percentage">
            <text:p>-19 %</text:p>
          </table:table-cell>
          <table:table-cell table:formula="of:=IF(ISBLANK([.H65]); &quot;&quot;; [.H65]-[.D65])" office:value-type="currency" office:currency="EUR" office:value="-12" calcext:value-type="currency">
            <text:p>-12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9/2023</text:p>
          </table:table-cell>
          <table:table-cell table:style-name="ce19" office:value-type="float" office:value="224" calcext:value-type="float">
            <text:p>224</text:p>
          </table:table-cell>
          <table:table-cell table:style-name="ce68" office:value-type="currency" office:currency="EUR" office:value="62" calcext:value-type="currency">
            <text:p>62,00 €</text:p>
          </table:table-cell>
          <table:table-cell table:style-name="ce23"/>
          <table:table-cell table:style-name="ce3" office:value-type="string" calcext:value-type="string">
            <text:p>09/2024</text:p>
          </table:table-cell>
          <table:table-cell office:value-type="float" office:value="231" calcext:value-type="float">
            <text:p>231</text:p>
          </table:table-cell>
          <table:table-cell table:style-name="ce68" office:value-type="currency" office:currency="EUR" office:value="47" calcext:value-type="currency">
            <text:p>47,00 €</text:p>
          </table:table-cell>
          <table:table-cell table:style-name="ce13"/>
          <table:table-cell table:style-name="ce6" office:value-type="string" calcext:value-type="string">
            <text:p>Septembre</text:p>
          </table:table-cell>
          <table:table-cell table:style-name="ce27" table:formula="of:=IF(ISBLANK([.G66]); &quot;0&quot;; IF([.C66]=0; &quot;Indéfini&quot;; ([.G66]-[.C66])/[.C66]))" office:value-type="percentage" office:value="0.03125" calcext:value-type="percentage">
            <text:p>3 %</text:p>
          </table:table-cell>
          <table:table-cell table:style-name="ce34" table:formula="of:=IF(ISBLANK([.G66]); &quot;&quot;; [.G66]-[.C66])" office:value-type="float" office:value="7" calcext:value-type="float">
            <text:p>7</text:p>
          </table:table-cell>
          <table:table-cell table:style-name="ce27" table:formula="of:=IF(ISBLANK([.H66]); &quot;0&quot;; IF([.D66]=0; &quot;Indéfini&quot;; ([.H66]-[.D66])/[.D66]))" office:value-type="percentage" office:value="-0.241935483870968" calcext:value-type="percentage">
            <text:p>-24 %</text:p>
          </table:table-cell>
          <table:table-cell table:formula="of:=IF(ISBLANK([.H66]); &quot;&quot;; [.H66]-[.D66])" office:value-type="currency" office:currency="EUR" office:value="-15" calcext:value-type="currency">
            <text:p>-15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8/2023</text:p>
          </table:table-cell>
          <table:table-cell table:style-name="ce19" office:value-type="float" office:value="152" calcext:value-type="float">
            <text:p>152</text:p>
          </table:table-cell>
          <table:table-cell table:style-name="ce68" office:value-type="currency" office:currency="EUR" office:value="46" calcext:value-type="currency">
            <text:p>46,00 €</text:p>
          </table:table-cell>
          <table:table-cell table:style-name="ce23"/>
          <table:table-cell table:style-name="ce3" office:value-type="string" calcext:value-type="string">
            <text:p>08/2024</text:p>
          </table:table-cell>
          <table:table-cell office:value-type="float" office:value="100" calcext:value-type="float">
            <text:p>100</text:p>
          </table:table-cell>
          <table:table-cell table:style-name="ce68" office:value-type="currency" office:currency="EUR" office:value="27" calcext:value-type="currency">
            <text:p>27,00 €</text:p>
          </table:table-cell>
          <table:table-cell table:style-name="ce13"/>
          <table:table-cell table:style-name="ce6" office:value-type="string" calcext:value-type="string">
            <text:p>Août</text:p>
          </table:table-cell>
          <table:table-cell table:style-name="ce27" table:formula="of:=IF(ISBLANK([.G67]); &quot;0&quot;; IF([.C67]=0; &quot;Indéfini&quot;; ([.G67]-[.C67])/[.C67]))" office:value-type="percentage" office:value="-0.342105263157895" calcext:value-type="percentage">
            <text:p>-34 %</text:p>
          </table:table-cell>
          <table:table-cell table:style-name="ce34" table:formula="of:=IF(ISBLANK([.G67]); &quot;&quot;; [.G67]-[.C67])" office:value-type="float" office:value="-52" calcext:value-type="float">
            <text:p>-52</text:p>
          </table:table-cell>
          <table:table-cell table:style-name="ce27" table:formula="of:=IF(ISBLANK([.H67]); &quot;0&quot;; IF([.D67]=0; &quot;Indéfini&quot;; ([.H67]-[.D67])/[.D67]))" office:value-type="percentage" office:value="-0.41304347826087" calcext:value-type="percentage">
            <text:p>-41 %</text:p>
          </table:table-cell>
          <table:table-cell table:formula="of:=IF(ISBLANK([.H67]); &quot;&quot;; [.H67]-[.D67])" office:value-type="currency" office:currency="EUR" office:value="-19" calcext:value-type="currency">
            <text:p>-19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7/2023</text:p>
          </table:table-cell>
          <table:table-cell table:style-name="ce19" office:value-type="float" office:value="158" calcext:value-type="float">
            <text:p>158</text:p>
          </table:table-cell>
          <table:table-cell table:style-name="ce68" office:value-type="currency" office:currency="EUR" office:value="43" calcext:value-type="currency">
            <text:p>43,00 €</text:p>
          </table:table-cell>
          <table:table-cell table:style-name="ce23"/>
          <table:table-cell table:style-name="ce3" office:value-type="string" calcext:value-type="string">
            <text:p>07/2024</text:p>
          </table:table-cell>
          <table:table-cell office:value-type="float" office:value="198" calcext:value-type="float">
            <text:p>198</text:p>
          </table:table-cell>
          <table:table-cell table:style-name="ce68" office:value-type="currency" office:currency="EUR" office:value="42" calcext:value-type="currency">
            <text:p>42,00 €</text:p>
          </table:table-cell>
          <table:table-cell table:style-name="ce13"/>
          <table:table-cell table:style-name="ce6" office:value-type="string" calcext:value-type="string">
            <text:p>Juillet</text:p>
          </table:table-cell>
          <table:table-cell table:style-name="ce27" table:formula="of:=IF(ISBLANK([.G68]); &quot;0&quot;; IF([.C68]=0; &quot;Indéfini&quot;; ([.G68]-[.C68])/[.C68]))" office:value-type="percentage" office:value="0.253164556962025" calcext:value-type="percentage">
            <text:p>25 %</text:p>
          </table:table-cell>
          <table:table-cell table:style-name="ce34" table:formula="of:=IF(ISBLANK([.G68]); &quot;&quot;; [.G68]-[.C68])" office:value-type="float" office:value="40" calcext:value-type="float">
            <text:p>40</text:p>
          </table:table-cell>
          <table:table-cell table:style-name="ce27" table:formula="of:=IF(ISBLANK([.H68]); &quot;0&quot;; IF([.D68]=0; &quot;Indéfini&quot;; ([.H68]-[.D68])/[.D68]))" office:value-type="percentage" office:value="-0.0232558139534884" calcext:value-type="percentage">
            <text:p>-2 %</text:p>
          </table:table-cell>
          <table:table-cell table:formula="of:=IF(ISBLANK([.H68]); &quot;&quot;; [.H68]-[.D68])" office:value-type="currency" office:currency="EUR" office:value="-1" calcext:value-type="currency">
            <text:p>-1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6/2023</text:p>
          </table:table-cell>
          <table:table-cell table:style-name="ce19" office:value-type="float" office:value="183" calcext:value-type="float">
            <text:p>183</text:p>
          </table:table-cell>
          <table:table-cell table:style-name="ce68" office:value-type="currency" office:currency="EUR" office:value="49" calcext:value-type="currency">
            <text:p>49,00 €</text:p>
          </table:table-cell>
          <table:table-cell table:style-name="ce23"/>
          <table:table-cell table:style-name="ce3" office:value-type="string" calcext:value-type="string">
            <text:p>06/2024</text:p>
          </table:table-cell>
          <table:table-cell office:value-type="float" office:value="207" calcext:value-type="float">
            <text:p>207</text:p>
          </table:table-cell>
          <table:table-cell table:style-name="ce68" office:value-type="currency" office:currency="EUR" office:value="43" calcext:value-type="currency">
            <text:p>43,00 €</text:p>
          </table:table-cell>
          <table:table-cell table:style-name="ce25"/>
          <table:table-cell table:style-name="ce6" office:value-type="string" calcext:value-type="string">
            <text:p>Juin</text:p>
          </table:table-cell>
          <table:table-cell table:style-name="ce27" table:formula="of:=IF(ISBLANK([.G69]); &quot;0&quot;; IF([.C69]=0; &quot;Indéfini&quot;; ([.G69]-[.C69])/[.C69]))" office:value-type="percentage" office:value="0.131147540983607" calcext:value-type="percentage">
            <text:p>13 %</text:p>
          </table:table-cell>
          <table:table-cell table:style-name="ce34" table:formula="of:=IF(ISBLANK([.G69]); &quot;&quot;; [.G69]-[.C69])" office:value-type="float" office:value="24" calcext:value-type="float">
            <text:p>24</text:p>
          </table:table-cell>
          <table:table-cell table:style-name="ce27" table:formula="of:=IF(ISBLANK([.H69]); &quot;0&quot;; IF([.D69]=0; &quot;Indéfini&quot;; ([.H69]-[.D69])/[.D69]))" office:value-type="percentage" office:value="-0.122448979591837" calcext:value-type="percentage">
            <text:p>-12 %</text:p>
          </table:table-cell>
          <table:table-cell table:formula="of:=IF(ISBLANK([.H69]); &quot;&quot;; [.H69]-[.D69])" office:value-type="currency" office:currency="EUR" office:value="-6" calcext:value-type="currency">
            <text:p>-6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5/2023</text:p>
          </table:table-cell>
          <table:table-cell table:style-name="ce19" office:value-type="float" office:value="218" calcext:value-type="float">
            <text:p>218</text:p>
          </table:table-cell>
          <table:table-cell table:style-name="ce68" office:value-type="currency" office:currency="EUR" office:value="56" calcext:value-type="currency">
            <text:p>56,00 €</text:p>
          </table:table-cell>
          <table:table-cell table:style-name="ce23"/>
          <table:table-cell table:style-name="ce3" office:value-type="string" calcext:value-type="string">
            <text:p>05/2024</text:p>
          </table:table-cell>
          <table:table-cell office:value-type="float" office:value="263" calcext:value-type="float">
            <text:p>263</text:p>
          </table:table-cell>
          <table:table-cell table:style-name="ce68" office:value-type="currency" office:currency="EUR" office:value="51" calcext:value-type="currency">
            <text:p>51,00 €</text:p>
          </table:table-cell>
          <table:table-cell table:style-name="ce25"/>
          <table:table-cell table:style-name="ce6" office:value-type="string" calcext:value-type="string">
            <text:p>Mai</text:p>
          </table:table-cell>
          <table:table-cell table:style-name="ce27" table:formula="of:=IF(ISBLANK([.G70]); &quot;0&quot;; IF([.C70]=0; &quot;Indéfini&quot;; ([.G70]-[.C70])/[.C70]))" office:value-type="percentage" office:value="0.206422018348624" calcext:value-type="percentage">
            <text:p>21 %</text:p>
          </table:table-cell>
          <table:table-cell table:style-name="ce34" table:formula="of:=IF(ISBLANK([.G70]); &quot;&quot;; [.G70]-[.C70])" office:value-type="float" office:value="45" calcext:value-type="float">
            <text:p>45</text:p>
          </table:table-cell>
          <table:table-cell table:style-name="ce27" table:formula="of:=IF(ISBLANK([.H70]); &quot;0&quot;; IF([.D70]=0; &quot;Indéfini&quot;; ([.H70]-[.D70])/[.D70]))" office:value-type="percentage" office:value="-0.0892857142857143" calcext:value-type="percentage">
            <text:p>-9 %</text:p>
          </table:table-cell>
          <table:table-cell table:formula="of:=IF(ISBLANK([.H70]); &quot;&quot;; [.H70]-[.D70])" office:value-type="currency" office:currency="EUR" office:value="-5" calcext:value-type="currency">
            <text:p>-5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04/2023</text:p>
          </table:table-cell>
          <table:table-cell table:style-name="ce21" office:value-type="float" office:value="195" calcext:value-type="float">
            <text:p>195</text:p>
          </table:table-cell>
          <table:table-cell table:style-name="ce69" office:value-type="currency" office:currency="EUR" office:value="48" calcext:value-type="currency">
            <text:p>48,00 €</text:p>
          </table:table-cell>
          <table:table-cell table:style-name="ce23"/>
          <table:table-cell table:style-name="ce3" office:value-type="string" calcext:value-type="string">
            <text:p>04/2024</text:p>
          </table:table-cell>
          <table:table-cell table:style-name="ce21" office:value-type="float" office:value="247" calcext:value-type="float">
            <text:p>247</text:p>
          </table:table-cell>
          <table:table-cell table:style-name="ce69" office:value-type="currency" office:currency="EUR" office:value="55" calcext:value-type="currency">
            <text:p>55,00 €</text:p>
          </table:table-cell>
          <table:table-cell table:style-name="ce25"/>
          <table:table-cell table:style-name="ce6" office:value-type="string" calcext:value-type="string">
            <text:p>Avril</text:p>
          </table:table-cell>
          <table:table-cell table:style-name="ce27" table:formula="of:=IF(ISBLANK([.G71]); &quot;0&quot;; IF([.C71]=0; &quot;Indéfini&quot;; ([.G71]-[.C71])/[.C71]))" office:value-type="percentage" office:value="0.266666666666667" calcext:value-type="percentage">
            <text:p>27 %</text:p>
          </table:table-cell>
          <table:table-cell table:style-name="ce34" table:formula="of:=IF(ISBLANK([.G71]); &quot;&quot;; [.G71]-[.C71])" office:value-type="float" office:value="52" calcext:value-type="float">
            <text:p>52</text:p>
          </table:table-cell>
          <table:table-cell table:style-name="ce27" table:formula="of:=IF(ISBLANK([.H71]); &quot;0&quot;; IF([.D71]=0; &quot;Indéfini&quot;; ([.H71]-[.D71])/[.D71]))" office:value-type="percentage" office:value="0.145833333333333" calcext:value-type="percentage">
            <text:p>15 %</text:p>
          </table:table-cell>
          <table:table-cell table:formula="of:=IF(ISBLANK([.H71]); &quot;&quot;; [.H71]-[.D71])" office:value-type="currency" office:currency="EUR" office:value="7" calcext:value-type="currency">
            <text:p>7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3" table:number-columns-repeated="6"/>
          <table:table-cell table:style-name="ce25"/>
          <table:table-cell table:style-name="ce6" office:value-type="string" calcext:value-type="string">
            <text:p>Total temp à mois saisis</text:p>
          </table:table-cell>
          <table:table-cell table:style-name="ce28" table:number-matrix-columns-spanned="1" table:number-matrix-rows-spanned="1" table:formula="of:=PRODUCT(1 + [.K60:.K71]) - 1" office:value-type="percentage" office:value="0.511097079673004" calcext:value-type="percentage">
            <text:p>51 %</text:p>
          </table:table-cell>
          <table:table-cell table:style-name="ce35" table:formula="of:=SUM([.L60:.L71])" office:value-type="float" office:value="98" calcext:value-type="float">
            <text:p>98</text:p>
          </table:table-cell>
          <table:table-cell table:style-name="ce37" table:number-matrix-columns-spanned="1" table:number-matrix-rows-spanned="1" table:formula="of:=PRODUCT(1 + [.M60:.M71]) - 1" office:value-type="percentage" office:value="-0.817079851670948" calcext:value-type="percentage">
            <text:p>-82 %</text:p>
          </table:table-cell>
          <table:table-cell table:style-name="ce22" table:formula="of:=SUM([.N60:.N71])" office:value-type="currency" office:currency="EUR" office:value="-100" calcext:value-type="currency">
            <text:p>-100,00 €</text:p>
          </table:table-cell>
          <table:table-cell table:style-name="Default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style-name="ce14" table:formula="of:=SUM([.C60:.C70])" office:value-type="float" office:value="3159" calcext:value-type="float">
            <text:p>3159</text:p>
          </table:table-cell>
          <table:table-cell table:style-name="ce22" table:formula="of:=SUM([.D60:.D71])" office:value-type="currency" office:currency="EUR" office:value="883" calcext:value-type="currency">
            <text:p>883,00 €</text:p>
          </table:table-cell>
          <table:table-cell table:style-name="ce13"/>
          <table:table-cell table:style-name="ce3" office:value-type="string" calcext:value-type="string">
            <text:p>Total</text:p>
          </table:table-cell>
          <table:table-cell table:style-name="ce24" table:formula="of:=SUM([.G60:.G71])" office:value-type="float" office:value="2246" calcext:value-type="float">
            <text:p>2246</text:p>
          </table:table-cell>
          <table:table-cell table:style-name="ce22" table:formula="of:=SUM([.H60:.H71])" office:value-type="currency" office:currency="EUR" office:value="466" calcext:value-type="currency">
            <text:p>466,00 €</text:p>
          </table:table-cell>
          <table:table-cell table:style-name="ce25"/>
          <table:table-cell table:style-name="ce6" office:value-type="string" calcext:value-type="string">
            <text:p>Total année complète</text:p>
          </table:table-cell>
          <table:table-cell table:style-name="ce32" table:formula="of:=IF([.C73]=0; &quot;Indéfini&quot;; ([.G73]-[.C73])/[.C73])" office:value-type="percentage" office:value="-0.289015511237733" calcext:value-type="percentage">
            <text:p>-29 %</text:p>
          </table:table-cell>
          <table:table-cell table:style-name="ce36" table:formula="of:=[.G73]-[.C73]" office:value-type="float" office:value="-913" calcext:value-type="float">
            <text:p>-913</text:p>
          </table:table-cell>
          <table:table-cell table:style-name="ce38" table:formula="of:=IF([.D73]=0; &quot;Indéfini&quot;; ([.H73]-[.D73])/[.D73])" office:value-type="percentage" office:value="-0.472253680634202" calcext:value-type="percentage">
            <text:p>-47 %</text:p>
          </table:table-cell>
          <table:table-cell table:style-name="ce39" table:formula="of:=[.H73]-[.D73]" office:value-type="currency" office:currency="EUR" office:value="-417" calcext:value-type="currency">
            <text:p>-417,00 €</text:p>
          </table:table-cell>
          <table:table-cell table:style-name="Default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4" number:min-decimal-places="4" number:min-integer-digits="1"/>
    </number:number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19:09:59.675400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7:39:46.644049305</meta:creation-date>
    <dc:date>2025-01-19T19:14:07.895812157</dc:date>
    <meta:editing-duration>PT6H44M17S</meta:editing-duration>
    <meta:editing-cycles>81</meta:editing-cycles>
    <meta:generator>LibreOffice/24.8.3.2$Linux_X86_64 LibreOffice_project/480$Build-2</meta:generator>
    <meta:document-statistic meta:table-count="1" meta:cell-count="942" meta:object-count="0"/>
  </office:meta>
</office:document-meta>
</file>